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61" svg:font-family="MSI_Z561" style:font-pitch="variable"/>
    <style:font-face style:name="MSI_Z562" svg:font-family="MSI_Z562" style:font-pitch="variable"/>
    <style:font-face style:name="MSI_Z563" svg:font-family="MSI_Z563" style:font-pitch="variable"/>
    <style:font-face style:name="MSI_Z564" svg:font-family="MSI_Z564" style:font-pitch="variable"/>
    <style:font-face style:name="MSI_Z565" svg:font-family="MSI_Z565" style:font-pitch="variable"/>
    <style:font-face style:name="MSI_Z566" svg:font-family="MSI_Z566" style:font-pitch="variable"/>
    <style:font-face style:name="MSI_Z567" svg:font-family="MSI_Z567" style:font-pitch="variable"/>
    <style:font-face style:name="MSI_Z568" svg:font-family="MSI_Z568" style:font-pitch="variable"/>
    <style:font-face style:name="MSI_Z569" svg:font-family="MSI_Z569" style:font-pitch="variable"/>
    <style:font-face style:name="MSI_Z570" svg:font-family="MSI_Z570" style:font-pitch="variable"/>
    <style:font-face style:name="MSI_Z571" svg:font-family="MSI_Z571" style:font-pitch="variable"/>
    <style:font-face style:name="MSI_Z572" svg:font-family="MSI_Z572" style:font-pitch="variable"/>
    <style:font-face style:name="MSI_Z573" svg:font-family="MSI_Z573" style:font-pitch="variable"/>
    <style:font-face style:name="MSI_Z574" svg:font-family="MSI_Z574" style:font-pitch="variable"/>
    <style:font-face style:name="MSI_Z575" svg:font-family="MSI_Z575" style:font-pitch="variable"/>
    <style:font-face style:name="MSI_Z576" svg:font-family="MSI_Z576" style:font-pitch="variable"/>
    <style:font-face style:name="MSI_Z577" svg:font-family="MSI_Z577" style:font-pitch="variable"/>
    <style:font-face style:name="MSI_Z578" svg:font-family="MSI_Z578" style:font-pitch="variable"/>
    <style:font-face style:name="MSI_Z579" svg:font-family="MSI_Z579" style:font-pitch="variable"/>
    <style:font-face style:name="MSI_Z580" svg:font-family="MSI_Z580" style:font-pitch="variable"/>
    <style:font-face style:name="MSI_Z581" svg:font-family="MSI_Z58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561" svg:font-family="QCF_P561" style:font-family-generic="roman" style:font-pitch="variable"/>
    <style:font-face style:name="QCF_P562" svg:font-family="QCF_P562" style:font-family-generic="roman" style:font-pitch="variable"/>
    <style:font-face style:name="QCF_P563" svg:font-family="QCF_P563" style:font-family-generic="roman" style:font-pitch="variable"/>
    <style:font-face style:name="QCF_P564" svg:font-family="QCF_P564" style:font-family-generic="roman" style:font-pitch="variable"/>
    <style:font-face style:name="QCF_P565" svg:font-family="QCF_P565" style:font-family-generic="roman" style:font-pitch="variable"/>
    <style:font-face style:name="QCF_P566" svg:font-family="QCF_P566" style:font-family-generic="roman" style:font-pitch="variable"/>
    <style:font-face style:name="QCF_P567" svg:font-family="QCF_P567" style:font-family-generic="roman" style:font-pitch="variable"/>
    <style:font-face style:name="QCF_P568" svg:font-family="QCF_P568" style:font-family-generic="roman" style:font-pitch="variable"/>
    <style:font-face style:name="QCF_P569" svg:font-family="QCF_P569" style:font-family-generic="roman" style:font-pitch="variable"/>
    <style:font-face style:name="QCF_P570" svg:font-family="QCF_P570" style:font-family-generic="roman" style:font-pitch="variable"/>
    <style:font-face style:name="QCF_P571" svg:font-family="QCF_P571" style:font-family-generic="roman" style:font-pitch="variable"/>
    <style:font-face style:name="QCF_P572" svg:font-family="QCF_P572" style:font-family-generic="roman" style:font-pitch="variable"/>
    <style:font-face style:name="QCF_P573" svg:font-family="QCF_P573" style:font-family-generic="roman" style:font-pitch="variable"/>
    <style:font-face style:name="QCF_P574" svg:font-family="QCF_P574" style:font-family-generic="roman" style:font-pitch="variable"/>
    <style:font-face style:name="QCF_P575" svg:font-family="QCF_P575" style:font-family-generic="roman" style:font-pitch="variable"/>
    <style:font-face style:name="QCF_P576" svg:font-family="QCF_P576" style:font-family-generic="roman" style:font-pitch="variable"/>
    <style:font-face style:name="QCF_P577" svg:font-family="QCF_P577" style:font-family-generic="roman" style:font-pitch="variable"/>
    <style:font-face style:name="QCF_P578" svg:font-family="QCF_P578" style:font-family-generic="roman" style:font-pitch="variable"/>
    <style:font-face style:name="QCF_P579" svg:font-family="QCF_P579" style:font-family-generic="roman" style:font-pitch="variable"/>
    <style:font-face style:name="QCF_P580" svg:font-family="QCF_P580" style:font-family-generic="roman" style:font-pitch="variable"/>
    <style:font-face style:name="QCF_P581" svg:font-family="QCF_P5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5701" svg:font-family="QCF_P570" style:font-family-generic="system" style:font-pitch="variable"/>
    <style:font-face style:name="QCF_P5751" svg:font-family="QCF_P575" style:font-family-generic="system" style:font-pitch="variable"/>
    <style:font-face style:name="QCF_P5771" svg:font-family="QCF_P577" style:font-family-generic="system" style:font-pitch="variable"/>
    <style:font-face style:name="QCF_P5781" svg:font-family="QCF_P578" style:font-family-generic="system" style:font-pitch="variable"/>
    <style:font-face style:name="QCF_P5791" svg:font-family="QCF_P579" style:font-family-generic="system" style:font-pitch="variable"/>
    <style:font-face style:name="QCF_P5801" svg:font-family="QCF_P580" style:font-family-generic="system" style:font-pitch="variable"/>
    <style:font-face style:name="QCF_P5811" svg:font-family="QCF_P58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75019c"/>
    </style:style>
    <style:style style:name="P2" style:family="paragraph" style:parent-style-name="Header">
      <style:paragraph-properties fo:text-align="start" style:justify-single-word="false"/>
      <style:text-properties officeooo:paragraph-rsid="00c359f2"/>
    </style:style>
    <style:style style:name="P3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3973e6" style:font-size-asian="23.5pt" style:font-name-complex="MSI_Z565" style:font-size-complex="23.5pt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3.5pt" officeooo:rsid="0134ce9b" officeooo:paragraph-rsid="023ddd35" style:font-size-asian="23.5pt" style:font-name-complex="MSI_Z567" style:font-size-complex="23.5pt"/>
    </style:style>
    <style:style style:name="P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.5pt" officeooo:rsid="0134ce9b" officeooo:paragraph-rsid="0244bd44" style:font-size-asian="23.5pt" style:font-name-complex="MSI_Z569" style:font-size-complex="23.5pt"/>
    </style:style>
    <style:style style:name="P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4cbdea" style:font-size-asian="23.5pt" style:font-name-complex="MSI_Z571" style:font-size-complex="23.5pt"/>
    </style:style>
    <style:style style:name="P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1242c" style:font-size-asian="23.5pt" style:font-name-complex="MSI_Z573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4.3374in"/>
        </style:tab-stops>
      </style:paragraph-properties>
      <style:text-properties style:use-window-font-color="true" style:font-name="QCF_P561" fo:font-size="23.5pt" officeooo:rsid="0134ce9b" officeooo:paragraph-rsid="02532b9a" style:font-size-asian="23.5pt" style:font-name-complex="MSI_Z576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2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3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394a34" style:font-size-asian="23.5pt" style:font-name-complex="MSI_Z564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4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3973e6" style:font-size-asian="23.5pt" style:font-name-complex="MSI_Z565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3b7a2d" style:font-size-asian="23.5pt" style:font-name-complex="MSI_Z566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3.5pt" officeooo:rsid="0134ce9b" officeooo:paragraph-rsid="023c02a7" style:font-size-asian="23.5pt" style:font-name-complex="MSI_Z566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3.5pt" officeooo:rsid="0134ce9b" officeooo:paragraph-rsid="023ddd35" style:font-size-asian="23.5pt" style:font-name-complex="MSI_Z567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3.5pt" officeooo:rsid="0134ce9b" officeooo:paragraph-rsid="023fcaf3" style:font-size-asian="23.5pt" style:font-name-complex="MSI_Z567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.5pt" officeooo:rsid="0134ce9b" officeooo:paragraph-rsid="02421c49" style:font-size-asian="23.5pt" style:font-name-complex="MSI_Z568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3.5pt" officeooo:rsid="0134ce9b" officeooo:paragraph-rsid="024124c5" style:font-size-asian="23.5pt" style:font-name-complex="MSI_Z568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.5pt" officeooo:rsid="0134ce9b" officeooo:paragraph-rsid="0244bd44" style:font-size-asian="23.5pt" style:font-name-complex="MSI_Z569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490210" style:font-size-asian="23.5pt" style:font-name-complex="MSI_Z570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.5pt" officeooo:rsid="0134ce9b" officeooo:paragraph-rsid="0246b75d" style:font-size-asian="23.5pt" style:font-name-complex="MSI_Z570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4cbdea" style:font-size-asian="23.5pt" style:font-name-complex="MSI_Z571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4e9cf2" style:font-size-asian="23.5pt" style:font-name-complex="MSI_Z572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1242c" style:font-size-asian="23.5pt" style:font-name-complex="MSI_Z573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18878" style:font-size-asian="23.5pt" style:font-name-complex="MSI_Z573" style:font-size-complex="23.5pt"/>
    </style:style>
    <style:style style:name="P2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2c2af" style:font-size-asian="23.5pt" style:font-name-complex="MSI_Z574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4.3374in"/>
        </style:tab-stops>
      </style:paragraph-properties>
      <style:text-properties style:use-window-font-color="true" style:font-name="QCF_P561" fo:font-size="23.5pt" officeooo:rsid="0134ce9b" officeooo:paragraph-rsid="02532b9a" style:font-size-asian="23.5pt" style:font-name-complex="MSI_Z576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2c2af" style:font-size-asian="23.5pt" style:font-name-complex="MSI_Z575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4.3374in"/>
        </style:tab-stops>
      </style:paragraph-properties>
      <style:text-properties style:use-window-font-color="true" style:font-name="QCF_P561" fo:font-size="23.5pt" officeooo:rsid="0134ce9b" officeooo:paragraph-rsid="025419d0" style:font-size-asian="23.5pt" style:font-name-complex="MSI_Z577" style:font-size-complex="23.5pt"/>
    </style:style>
    <style:style style:name="P3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283in"/>
        </style:tab-stops>
      </style:paragraph-properties>
      <style:text-properties style:use-window-font-color="true" style:font-name="QCF_P561" fo:font-size="23.5pt" officeooo:rsid="0134ce9b" officeooo:paragraph-rsid="025419d0" style:font-size-asian="23.5pt" style:font-name-complex="MSI_Z577" style:font-size-complex="23.5pt"/>
    </style:style>
    <style:style style:name="P3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283in"/>
        </style:tab-stops>
      </style:paragraph-properties>
      <style:text-properties style:use-window-font-color="true" style:font-name="QCF_P561" fo:font-size="23.5pt" officeooo:rsid="0134ce9b" officeooo:paragraph-rsid="025633b6" style:font-size-asian="23.5pt" style:font-name-complex="MSI_Z578" style:font-size-complex="23.5pt"/>
    </style:style>
    <style:style style:name="P3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3.5pt" officeooo:rsid="0134ce9b" officeooo:paragraph-rsid="025601b0" style:font-size-asian="23.5pt" style:font-name-complex="MSI_Z578" style:font-size-complex="23.5pt"/>
    </style:style>
    <style:style style:name="P3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2.5pt" officeooo:rsid="0134ce9b" officeooo:paragraph-rsid="023973e6" style:font-size-asian="22.5pt" style:font-name-complex="MSI_Z565" style:font-size-complex="22.5pt"/>
    </style:style>
    <style:style style:name="P3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2.5pt" officeooo:rsid="0134ce9b" officeooo:paragraph-rsid="023c02a7" style:font-size-asian="22.5pt" style:font-name-complex="MSI_Z566" style:font-size-complex="22.5pt"/>
    </style:style>
    <style:style style:name="P3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2.5pt" officeooo:rsid="0134ce9b" officeooo:paragraph-rsid="0246b75d" style:font-size-asian="22.5pt" style:font-name-complex="MSI_Z570" style:font-size-complex="22.5pt"/>
    </style:style>
    <style:style style:name="P3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2pt" officeooo:rsid="0134ce9b" officeooo:paragraph-rsid="023973e6" style:font-size-asian="22pt" style:font-name-complex="MSI_Z565" style:font-size-complex="22pt"/>
    </style:style>
    <style:style style:name="P3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2pt" officeooo:rsid="0134ce9b" officeooo:paragraph-rsid="023fcaf3" style:font-size-asian="22pt" style:font-name-complex="MSI_Z567" style:font-size-complex="22pt"/>
    </style:style>
    <style:style style:name="P4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2pt" officeooo:rsid="0134ce9b" officeooo:paragraph-rsid="025601b0" style:font-size-asian="22pt" style:font-name-complex="MSI_Z578" style:font-size-complex="22pt"/>
    </style:style>
    <style:style style:name="P4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pt" officeooo:rsid="0134ce9b" officeooo:paragraph-rsid="0244bd44" style:font-size-asian="23pt" style:font-name-complex="MSI_Z569" style:font-size-complex="23pt"/>
    </style:style>
    <style:style style:name="P4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pt" officeooo:rsid="0134ce9b" officeooo:paragraph-rsid="02490210" style:font-size-asian="23pt" style:font-name-complex="MSI_Z570" style:font-size-complex="23pt"/>
    </style:style>
    <style:style style:name="P4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1pt" officeooo:rsid="0134ce9b" officeooo:paragraph-rsid="023fcaf3" style:font-size-asian="21pt" style:font-name-complex="MSI_Z567" style:font-size-complex="21pt"/>
    </style:style>
    <style:style style:name="P4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4.3374in"/>
        </style:tab-stops>
      </style:paragraph-properties>
      <style:text-properties style:use-window-font-color="true" style:font-name="QCF_P561" fo:font-size="21pt" officeooo:rsid="0134ce9b" officeooo:paragraph-rsid="02532b9a" style:font-size-asian="21pt" style:font-name-complex="MSI_Z576" style:font-size-complex="21pt"/>
    </style:style>
    <style:style style:name="P45" style:family="paragraph" style:parent-style-name="Standard" style:master-page-name="Standard">
      <style:paragraph-properties fo:text-align="center" style:justify-single-word="false" style:page-number="562" fo:break-before="auto" fo:break-after="auto" style:writing-mode="rl-tb">
        <style:tab-stops>
          <style:tab-stop style:position="2.1299in"/>
        </style:tab-stops>
      </style:paragraph-properties>
      <style:text-properties style:use-window-font-color="true" style:font-name="QCF_P562" fo:font-size="23.5pt" officeooo:rsid="0237bcf7" officeooo:paragraph-rsid="0237bcf7" style:font-size-asian="23.5pt" style:font-name-complex="MSI_BASMALAH" style:font-size-complex="23.5pt"/>
    </style:style>
    <style:style style:name="P46" style:family="paragraph" style:parent-style-name="Standard">
      <style:paragraph-properties fo:text-align="center" style:justify-single-word="false" style:writing-mode="rl-tb">
        <style:tab-stops>
          <style:tab-stop style:position="2.1299in"/>
        </style:tab-stops>
      </style:paragraph-properties>
      <style:text-properties style:use-window-font-color="true" style:font-name="QCF_P562" fo:font-size="23.5pt" officeooo:rsid="0237bcf7" officeooo:paragraph-rsid="0237bcf7" style:font-size-asian="23.5pt" style:font-name-complex="MSI_BASMALAH" style:font-size-complex="23.5pt"/>
    </style:style>
    <style:style style:name="P47" style:family="paragraph" style:parent-style-name="Standard">
      <style:paragraph-properties fo:text-align="center" style:justify-single-word="false" style:writing-mode="rl-tb">
        <style:tab-stops>
          <style:tab-stop style:position="2.1299in"/>
        </style:tab-stops>
      </style:paragraph-properties>
      <style:text-properties style:use-window-font-color="true" style:font-name="QCF_P564" fo:font-size="23.5pt" officeooo:rsid="02394a34" officeooo:paragraph-rsid="02394a34" style:font-size-asian="23.5pt" style:font-name-complex="MSI_BASMALAH" style:font-size-complex="23.5pt"/>
    </style:style>
    <style:style style:name="P48" style:family="paragraph" style:parent-style-name="Standard">
      <style:paragraph-properties fo:text-align="center" style:justify-single-word="false" style:writing-mode="rl-tb">
        <style:tab-stops>
          <style:tab-stop style:position="2in"/>
        </style:tab-stops>
      </style:paragraph-properties>
      <style:text-properties style:use-window-font-color="true" style:font-name="QCF_P564" fo:font-size="23.5pt" officeooo:rsid="023c02a7" officeooo:paragraph-rsid="023c02a7" style:font-size-asian="23.5pt" style:font-name-complex="MSI_BASMALAH" style:font-size-complex="23.5pt"/>
    </style:style>
    <style:style style:name="P49" style:family="paragraph" style:parent-style-name="Standard">
      <style:paragraph-properties fo:text-align="center" style:justify-single-word="false" style:writing-mode="rl-tb">
        <style:tab-stops>
          <style:tab-stop style:position="2.6882in"/>
        </style:tab-stops>
      </style:paragraph-properties>
      <style:text-properties style:use-window-font-color="true" style:font-name="QCF_P566" fo:font-size="23.5pt" officeooo:rsid="02421c49" officeooo:paragraph-rsid="02421c49" style:font-size-asian="23.5pt" style:font-name-complex="MSI_BASMALAH" style:font-size-complex="23.5pt"/>
    </style:style>
    <style:style style:name="P50" style:family="paragraph" style:parent-style-name="Standard">
      <style:paragraph-properties fo:text-align="center" style:justify-single-word="false" style:writing-mode="rl-tb">
        <style:tab-stops>
          <style:tab-stop style:position="2.3118in"/>
        </style:tab-stops>
      </style:paragraph-properties>
      <style:text-properties style:use-window-font-color="true" style:font-name="QCF_P568" fo:font-size="23.5pt" officeooo:rsid="02478cc0" officeooo:paragraph-rsid="02478cc0" style:font-size-asian="23.5pt" style:font-name-complex="MSI_BASMALAH" style:font-size-complex="23.5pt"/>
    </style:style>
    <style:style style:name="P51" style:family="paragraph" style:parent-style-name="Standard">
      <style:paragraph-properties fo:text-align="center" style:justify-single-word="false" style:writing-mode="rl-tb">
        <style:tab-stops>
          <style:tab-stop style:position="2.5846in"/>
        </style:tab-stops>
      </style:paragraph-properties>
      <style:text-properties style:use-window-font-color="true" style:font-name="QCF_P572" fo:font-size="23.5pt" officeooo:rsid="024e9cf2" officeooo:paragraph-rsid="024e9cf2" style:font-size-asian="23.5pt" style:font-name-complex="MSI_BASMALAH" style:font-size-complex="23.5pt"/>
    </style:style>
    <style:style style:name="P52" style:family="paragraph" style:parent-style-name="Standard">
      <style:paragraph-properties fo:text-align="center" style:justify-single-word="false" style:writing-mode="rl-tb">
        <style:tab-stops>
          <style:tab-stop style:position="2.5846in"/>
        </style:tab-stops>
      </style:paragraph-properties>
      <style:text-properties style:use-window-font-color="true" style:font-name="QCF_P574" fo:font-size="23.5pt" officeooo:rsid="0252c2af" officeooo:paragraph-rsid="0252c2af" style:font-size-asian="23.5pt" style:font-name-complex="MSI_BASMALAH" style:font-size-complex="23.5pt"/>
    </style:style>
    <style:style style:name="P53" style:family="paragraph" style:parent-style-name="Standard">
      <style:paragraph-properties fo:text-align="center" style:justify-single-word="false" style:writing-mode="rl-tb">
        <style:tab-stops>
          <style:tab-stop style:position="2.5846in"/>
        </style:tab-stops>
      </style:paragraph-properties>
      <style:text-properties style:use-window-font-color="true" style:font-name="QCF_P575" fo:font-size="23.5pt" officeooo:rsid="02532b9a" officeooo:paragraph-rsid="02532b9a" style:font-size-asian="23.5pt" style:font-name-complex="MSI_BASMALAH" style:font-size-complex="23.5pt"/>
    </style:style>
    <style:style style:name="P54" style:family="paragraph" style:parent-style-name="Standard">
      <style:paragraph-properties fo:text-align="center" style:justify-single-word="false" style:writing-mode="rl-tb">
        <style:tab-stops>
          <style:tab-stop style:position="4.3374in"/>
        </style:tab-stops>
      </style:paragraph-properties>
      <style:text-properties style:use-window-font-color="true" style:font-name="QCF_P575" fo:font-size="23.5pt" officeooo:rsid="025419d0" officeooo:paragraph-rsid="025419d0" style:font-size-asian="23.5pt" style:font-name-complex="MSI_BASMALAH" style:font-size-complex="23.5pt"/>
    </style:style>
    <style:style style:name="P55" style:family="paragraph" style:parent-style-name="Standard">
      <style:paragraph-properties fo:text-align="center" style:justify-single-word="false" style:writing-mode="rl-tb">
        <style:tab-stops>
          <style:tab-stop style:position="1.4283in"/>
        </style:tab-stops>
      </style:paragraph-properties>
      <style:text-properties style:use-window-font-color="true" style:font-name="QCF_P577" fo:font-size="23.5pt" officeooo:rsid="02543a1d" officeooo:paragraph-rsid="02543a1d" style:font-size-asian="23.5pt" style:font-name-complex="MSI_BASMALAH" style:font-size-complex="23.5pt"/>
    </style:style>
    <style:style style:name="P56" style:family="paragraph" style:parent-style-name="Standard">
      <style:paragraph-properties fo:text-align="center" style:justify-single-word="false" style:writing-mode="rl-tb">
        <style:tab-stops>
          <style:tab-stop style:position="2.5583in"/>
        </style:tab-stops>
      </style:paragraph-properties>
      <style:text-properties style:use-window-font-color="true" style:font-name="QCF_P578" fo:font-size="23.5pt" officeooo:rsid="025d2991" officeooo:paragraph-rsid="025d2991" style:font-size-asian="23.5pt" style:font-name-complex="QCF_P5781" style:font-size-complex="23.5pt"/>
    </style:style>
    <style:style style:name="P5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1299in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2" style:font-size-complex="23.5pt"/>
    </style:style>
    <style:style style:name="P5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573c2f" style:font-size-asian="23.5pt" style:font-name-complex="MSI_Z564" style:font-size-complex="23.5pt"/>
    </style:style>
    <style:style style:name="P5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590eca" style:font-size-asian="23.5pt" style:font-name-complex="MSI_Z566" style:font-size-complex="23.5pt"/>
    </style:style>
    <style:style style:name="P6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.5pt" officeooo:rsid="0134ce9b" officeooo:paragraph-rsid="0259bb07" style:font-size-asian="23.5pt" style:font-name-complex="MSI_Z569" style:font-size-complex="21.5pt"/>
    </style:style>
    <style:style style:name="P6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9bb07" style:font-size-asian="23.5pt" style:font-name-complex="MSI_Z571" style:font-size-complex="23.5pt"/>
    </style:style>
    <style:style style:name="P6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b0751" style:font-size-asian="23.5pt" style:font-name-complex="MSI_Z573" style:font-size-complex="23.5pt"/>
    </style:style>
    <style:style style:name="P6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283in"/>
        </style:tab-stops>
      </style:paragraph-properties>
      <style:text-properties style:use-window-font-color="true" style:font-name="QCF_P561" fo:font-size="23.5pt" officeooo:rsid="0134ce9b" officeooo:paragraph-rsid="025b5f63" style:font-size-asian="23.5pt" style:font-name-complex="MSI_Z578" style:font-size-complex="23.5pt"/>
    </style:style>
    <style:style style:name="P6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3.5pt" officeooo:rsid="0134ce9b" officeooo:paragraph-rsid="025c0f68" style:font-size-asian="23.5pt" style:font-name-complex="MSI_Z579" style:font-size-complex="23.5pt"/>
    </style:style>
    <style:style style:name="P6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3.5pt" officeooo:rsid="0134ce9b" officeooo:paragraph-rsid="025c0f68" style:font-size-asian="23.5pt" style:font-name-complex="MSI_Z580" style:font-size-complex="23.5pt"/>
    </style:style>
    <style:style style:name="P6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3.5pt" officeooo:rsid="0134ce9b" officeooo:paragraph-rsid="025d2991" style:font-size-asian="23.5pt" style:font-name-complex="MSI_Z580" style:font-size-complex="23.5pt"/>
    </style:style>
    <style:style style:name="P6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3.5pt" officeooo:rsid="0134ce9b" officeooo:paragraph-rsid="025e2f96" style:font-size-asian="23.5pt" style:font-name-complex="MSI_Z581" style:font-size-complex="23.5pt"/>
    </style:style>
    <style:style style:name="P6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2.5pt" officeooo:rsid="0134ce9b" officeooo:paragraph-rsid="025c0f68" style:font-size-asian="22.5pt" style:font-name-complex="MSI_Z579" style:font-size-complex="22.5pt"/>
    </style:style>
    <style:style style:name="P69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61" fo:font-size="23.5pt" officeooo:rsid="0134ce9b" officeooo:paragraph-rsid="0237bcf7" style:font-size-asian="23.5pt" style:font-name-complex="MSI_Z564" style:font-size-complex="23.5pt"/>
    </style:style>
    <style:style style:name="P70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>
          <style:tab-stop style:position="2in"/>
        </style:tab-stops>
      </style:paragraph-properties>
      <style:text-properties style:use-window-font-color="true" style:font-name="QCF_P561" fo:font-size="23.5pt" officeooo:rsid="0134ce9b" officeooo:paragraph-rsid="023b7a2d" style:font-size-asian="23.5pt" style:font-name-complex="MSI_Z566" style:font-size-complex="23.5pt"/>
    </style:style>
    <style:style style:name="P71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2.6882in"/>
        </style:tab-stops>
      </style:paragraph-properties>
      <style:text-properties style:use-window-font-color="true" style:font-name="QCF_P561" fo:font-size="22pt" officeooo:rsid="0134ce9b" officeooo:paragraph-rsid="0240a818" style:font-size-asian="22pt" style:font-name-complex="MSI_Z568" style:font-size-complex="22pt"/>
    </style:style>
    <style:style style:name="P72" style:family="paragraph" style:parent-style-name="Standard" style:master-page-name="ganti_20_surat4">
      <style:paragraph-properties fo:text-align="justify" fo:text-align-last="justify" style:justify-single-word="true" style:page-number="auto" fo:break-before="page" style:writing-mode="rl-tb">
        <style:tab-stops>
          <style:tab-stop style:position="2.3118in"/>
        </style:tab-stops>
      </style:paragraph-properties>
      <style:text-properties style:use-window-font-color="true" style:font-name="QCF_P561" fo:font-size="23.5pt" officeooo:rsid="0134ce9b" officeooo:paragraph-rsid="0246b75d" style:font-size-asian="23.5pt" style:font-name-complex="MSI_Z570" style:font-size-complex="23.5pt"/>
    </style:style>
    <style:style style:name="P73" style:family="paragraph" style:parent-style-name="Standard" style:master-page-name="ganti_20_surat5">
      <style:paragraph-properties fo:text-align="center" style:justify-single-word="false" style:page-number="auto" fo:break-before="page" style:writing-mode="rl-tb">
        <style:tab-stops>
          <style:tab-stop style:position="2.5846in"/>
        </style:tab-stops>
      </style:paragraph-properties>
      <style:text-properties style:use-window-font-color="true" style:font-name="QCF_P572" fo:font-size="23.5pt" officeooo:rsid="024e7374" officeooo:paragraph-rsid="024e7374" style:font-size-asian="23.5pt" style:font-name-complex="MSI_BASMALAH" style:font-size-complex="23.5pt"/>
    </style:style>
    <style:style style:name="P74" style:family="paragraph" style:parent-style-name="Standard" style:master-page-name="ganti_20_surat6">
      <style:paragraph-properties fo:text-align="center" style:justify-single-word="false" style:page-number="auto" fo:break-before="page" style:writing-mode="rl-tb">
        <style:tab-stops>
          <style:tab-stop style:position="2.5846in"/>
        </style:tab-stops>
      </style:paragraph-properties>
      <style:text-properties style:use-window-font-color="true" style:font-name="QCF_P574" fo:font-size="23.5pt" officeooo:rsid="0252c2af" officeooo:paragraph-rsid="0252c2af" style:font-size-asian="23.5pt" style:font-name-complex="MSI_BASMALAH" style:font-size-complex="23.5pt"/>
    </style:style>
    <style:style style:name="P75" style:family="paragraph" style:parent-style-name="Standard" style:master-page-name="ganti_20_surat7">
      <style:paragraph-properties fo:text-align="justify" fo:text-align-last="justify" style:justify-single-word="true" style:page-number="auto" fo:break-before="page" style:writing-mode="rl-tb">
        <style:tab-stops>
          <style:tab-stop style:position="2.5846in"/>
        </style:tab-stops>
      </style:paragraph-properties>
      <style:text-properties style:use-window-font-color="true" style:font-name="QCF_P561" fo:font-size="23.5pt" officeooo:rsid="0134ce9b" officeooo:paragraph-rsid="0252c2af" style:font-size-asian="23.5pt" style:font-name-complex="MSI_Z575" style:font-size-complex="23.5pt"/>
    </style:style>
    <style:style style:name="P76" style:family="paragraph" style:parent-style-name="Standard" style:master-page-name="ganti_20_surat8">
      <style:paragraph-properties fo:text-align="justify" fo:text-align-last="justify" style:justify-single-word="true" style:page-number="auto" fo:break-before="page" style:writing-mode="rl-tb">
        <style:tab-stops>
          <style:tab-stop style:position="4.3374in"/>
        </style:tab-stops>
      </style:paragraph-properties>
      <style:text-properties style:use-window-font-color="true" style:font-name="QCF_P561" fo:font-size="23.5pt" officeooo:rsid="0134ce9b" officeooo:paragraph-rsid="025419d0" style:font-size-asian="23.5pt" style:font-name-complex="MSI_Z577" style:font-size-complex="23.5pt"/>
    </style:style>
    <style:style style:name="P77" style:family="paragraph" style:parent-style-name="Standard" style:master-page-name="ganti_20_surat9">
      <style:paragraph-properties fo:text-align="justify" fo:text-align-last="justify" style:justify-single-word="true" style:page-number="auto" fo:break-before="page" style:writing-mode="rl-tb">
        <style:tab-stops>
          <style:tab-stop style:position="1.4283in"/>
        </style:tab-stops>
      </style:paragraph-properties>
      <style:text-properties style:use-window-font-color="true" style:font-name="QCF_P561" fo:font-size="23.5pt" officeooo:rsid="0134ce9b" officeooo:paragraph-rsid="025633b6" style:font-size-asian="23.5pt" style:font-name-complex="MSI_Z578" style:font-size-complex="23.5pt"/>
    </style:style>
    <style:style style:name="P78" style:family="paragraph" style:parent-style-name="Standard" style:master-page-name="ganti_20_surat10">
      <style:paragraph-properties fo:text-align="justify" fo:text-align-last="justify" style:justify-single-word="true" style:page-number="auto" fo:break-before="pag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3.5pt" officeooo:rsid="0134ce9b" officeooo:paragraph-rsid="025c0f68" style:font-size-asian="23.5pt" style:font-name-complex="MSI_Z580" style:font-size-complex="23.5pt"/>
    </style:style>
    <style:style style:name="P7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1299in"/>
        </style:tab-stops>
      </style:paragraph-properties>
      <style:text-properties style:use-window-font-color="true" style:font-name="QCF_P561" fo:font-size="23.5pt" officeooo:rsid="0134ce9b" officeooo:paragraph-rsid="02564425" style:font-size-asian="23.5pt" style:font-name-complex="MSI_Z563" style:font-size-complex="23.5pt"/>
    </style:style>
    <style:style style:name="P8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7791in"/>
        </style:tab-stops>
      </style:paragraph-properties>
      <style:text-properties style:use-window-font-color="true" style:font-name="QCF_P561" fo:font-size="23.5pt" officeooo:rsid="0134ce9b" officeooo:paragraph-rsid="025e2f96" style:font-size-asian="23.5pt" style:font-name-complex="MSI_Z581" style:font-size-complex="23.5pt"/>
    </style:style>
    <style:style style:name="P8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2.5583in"/>
        </style:tab-stops>
      </style:paragraph-properties>
      <style:text-properties style:use-window-font-color="true" style:font-name="QCF_P561" fo:font-size="23pt" officeooo:rsid="0134ce9b" officeooo:paragraph-rsid="025c0f68" style:font-size-asian="23pt" style:font-name-complex="MSI_Z579" style:font-size-complex="23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8pt" style:font-size-complex="8pt"/>
    </style:style>
    <style:style style:name="T3" style:family="text">
      <style:text-properties style:font-name="Liberation Sans Narrow" fo:font-size="10pt" officeooo:rsid="01dabfa1" style:font-size-asian="8pt" style:font-size-complex="8pt"/>
    </style:style>
    <style:style style:name="T4" style:family="text">
      <style:text-properties style:font-name="Liberation Sans Narrow" fo:font-size="10pt" officeooo:rsid="020e48e7" style:font-size-asian="8pt" style:font-size-complex="8pt"/>
    </style:style>
    <style:style style:name="T5" style:family="text">
      <style:text-properties style:font-name="Liberation Sans Narrow" fo:font-size="10pt" officeooo:rsid="02271e55" style:font-size-asian="8pt" style:font-size-complex="8pt"/>
    </style:style>
    <style:style style:name="T6" style:family="text">
      <style:text-properties style:font-name="Liberation Sans Narrow" fo:font-size="10pt" officeooo:rsid="015e6cbb" style:font-size-asian="8pt" style:font-size-complex="8pt"/>
    </style:style>
    <style:style style:name="T7" style:family="text">
      <style:text-properties style:font-name="Liberation Sans Narrow" fo:font-size="10pt" officeooo:rsid="019c7e8c" style:font-size-asian="8pt" style:font-size-complex="8pt"/>
    </style:style>
    <style:style style:name="T8" style:family="text">
      <style:text-properties style:font-name="Liberation Sans Narrow" fo:font-size="10pt" officeooo:rsid="01e3d5c0" style:font-size-asian="8pt" style:font-size-complex="8pt"/>
    </style:style>
    <style:style style:name="T9" style:family="text">
      <style:text-properties style:font-name="Liberation Sans Narrow" fo:font-size="10pt" officeooo:rsid="02283a3c" style:font-size-asian="8pt" style:font-size-complex="8pt"/>
    </style:style>
    <style:style style:name="T10" style:family="text">
      <style:text-properties style:font-name="Liberation Sans Narrow" fo:font-size="10pt" officeooo:rsid="01c0fc98" style:font-size-asian="8pt" style:font-size-complex="8pt"/>
    </style:style>
    <style:style style:name="T11" style:family="text">
      <style:text-properties style:font-name="Liberation Sans Narrow" fo:font-size="10pt" officeooo:rsid="022a39ed" style:font-size-asian="8pt" style:font-size-complex="8pt"/>
    </style:style>
    <style:style style:name="T12" style:family="text">
      <style:text-properties style:font-name="Liberation Sans Narrow" fo:font-size="10pt" officeooo:rsid="022c1a40" style:font-size-asian="8pt" style:font-size-complex="8pt"/>
    </style:style>
    <style:style style:name="T13" style:family="text">
      <style:text-properties style:font-name="Liberation Sans Narrow" fo:font-size="10pt" officeooo:rsid="0075019c" style:font-size-asian="10pt" style:font-size-complex="10pt"/>
    </style:style>
    <style:style style:name="T14" style:family="text">
      <style:text-properties style:font-name="Liberation Sans Narrow" fo:font-size="10pt" officeooo:rsid="01dff3d2" style:font-size-asian="10pt" style:font-size-complex="10pt"/>
    </style:style>
    <style:style style:name="T15" style:family="text">
      <style:text-properties style:font-name="Liberation Sans Narrow" fo:font-size="10pt" officeooo:rsid="020fbc37" style:font-size-asian="10pt" style:font-size-complex="10pt"/>
    </style:style>
    <style:style style:name="T16" style:family="text">
      <style:text-properties style:font-name="Liberation Sans Narrow" fo:font-size="10pt" officeooo:rsid="02271e55" style:font-size-asian="10pt" style:font-size-complex="10pt"/>
    </style:style>
    <style:style style:name="T17" style:family="text">
      <style:text-properties style:font-name="Liberation Sans Narrow" fo:font-size="10pt" officeooo:rsid="016128c4" style:font-size-asian="10pt" style:font-size-complex="10pt"/>
    </style:style>
    <style:style style:name="T18" style:family="text">
      <style:text-properties style:font-name="Liberation Sans Narrow" fo:font-size="10pt" officeooo:rsid="01c515fe" style:font-size-asian="10pt" style:font-size-complex="10pt"/>
    </style:style>
    <style:style style:name="T19" style:family="text">
      <style:text-properties style:font-name="Liberation Sans Narrow" fo:font-size="10pt" officeooo:rsid="0163d1a8" style:font-size-asian="10pt" style:font-size-complex="10pt"/>
    </style:style>
    <style:style style:name="T20" style:family="text">
      <style:text-properties style:font-name="Liberation Sans Narrow" fo:font-size="13.5pt" style:font-size-asian="13.5pt" style:font-size-complex="13.5pt"/>
    </style:style>
    <style:style style:name="T21" style:family="text">
      <style:text-properties style:font-name="Liberation Sans Narrow" style:font-name-complex="QCF_P5791"/>
    </style:style>
    <style:style style:name="T22" style:family="text">
      <style:text-properties style:font-name="Liberation Sans Narrow" style:font-name-complex="QCF_P5801"/>
    </style:style>
    <style:style style:name="T23" style:family="text">
      <style:text-properties style:font-name="Liberation Sans Narrow" style:font-name-complex="QCF_P5811"/>
    </style:style>
    <style:style style:name="T24" style:family="text">
      <style:text-properties style:font-name="Liberation Sans Narrow" fo:font-size="23pt" style:font-size-asian="23pt" style:font-size-complex="23pt"/>
    </style:style>
    <style:style style:name="T25" style:family="text">
      <style:text-properties style:font-name="Liberation Sans Narrow" fo:font-size="22pt" style:font-size-asian="22pt" style:font-size-complex="22pt"/>
    </style:style>
    <style:style style:name="T26" style:family="text">
      <style:text-properties style:font-name="Liberation Sans Narrow" fo:font-size="22.5pt" style:font-size-asian="22.5pt" style:font-size-complex="22.5pt"/>
    </style:style>
    <style:style style:name="T27" style:family="text">
      <style:text-properties style:font-name="Liberation Sans Narrow" fo:font-size="23.5pt" style:font-size-asian="23.5pt" style:font-size-complex="23.5pt"/>
    </style:style>
    <style:style style:name="T28" style:family="text">
      <style:text-properties style:font-name="Liberation Sans Narrow" style:font-name-complex="MSI_Z575"/>
    </style:style>
    <style:style style:name="T29" style:family="text">
      <style:text-properties style:font-name="Liberation Sans Narrow" fo:font-size="21pt" style:font-size-asian="21pt" style:font-size-complex="21pt"/>
    </style:style>
    <style:style style:name="T30" style:family="text">
      <style:text-properties style:font-name="Liberation Sans Narrow" style:font-name-complex="MSI_Z564"/>
    </style:style>
    <style:style style:name="T31" style:family="text">
      <style:text-properties style:font-name="Liberation Sans Narrow" style:font-name-complex="MSI_Z564" style:font-size-complex="23.5pt"/>
    </style:style>
    <style:style style:name="T32" style:family="text">
      <style:text-properties style:font-name="Liberation Sans Narrow" style:font-size-complex="23.5pt"/>
    </style:style>
    <style:style style:name="T33" style:family="text">
      <style:text-properties style:font-name="QCF_P562"/>
    </style:style>
    <style:style style:name="T34" style:family="text">
      <style:text-properties style:font-name="QCF_P563"/>
    </style:style>
    <style:style style:name="T35" style:family="text">
      <style:text-properties style:font-name="QCF_P564"/>
    </style:style>
    <style:style style:name="T36" style:family="text">
      <style:text-properties style:font-name="QCF_P565"/>
    </style:style>
    <style:style style:name="T37" style:family="text">
      <style:text-properties style:font-name="QCF_P565" fo:font-size="23pt" style:font-size-asian="23pt" style:font-size-complex="23pt"/>
    </style:style>
    <style:style style:name="T38" style:family="text">
      <style:text-properties style:font-name="QCF_P565" fo:font-size="22pt" style:font-size-asian="22pt" style:font-size-complex="22pt"/>
    </style:style>
    <style:style style:name="T39" style:family="text">
      <style:text-properties style:font-name="QCF_P565" fo:font-size="22.5pt" style:font-size-asian="22.5pt" style:font-size-complex="22.5pt"/>
    </style:style>
    <style:style style:name="T40" style:family="text">
      <style:text-properties style:font-name="QCF_P565" fo:font-size="23.5pt" style:font-size-asian="23.5pt" style:font-size-complex="23.5pt"/>
    </style:style>
    <style:style style:name="T41" style:family="text">
      <style:text-properties style:font-name="QCF_P566"/>
    </style:style>
    <style:style style:name="T42" style:family="text">
      <style:text-properties style:font-name="QCF_P567"/>
    </style:style>
    <style:style style:name="T43" style:family="text">
      <style:text-properties style:font-name="QCF_P567" fo:font-size="22pt" style:font-size-asian="22pt" style:font-size-complex="22pt"/>
    </style:style>
    <style:style style:name="T44" style:family="text">
      <style:text-properties style:font-name="QCF_P568"/>
    </style:style>
    <style:style style:name="T45" style:family="text">
      <style:text-properties style:font-name="QCF_P568" fo:font-size="22pt" style:font-size-asian="22pt" style:font-size-complex="22pt"/>
    </style:style>
    <style:style style:name="T46" style:family="text">
      <style:text-properties style:font-name="QCF_P568" fo:font-size="22.5pt" style:font-size-asian="22.5pt" style:font-size-complex="22.5pt"/>
    </style:style>
    <style:style style:name="T47" style:family="text">
      <style:text-properties style:font-name="QCF_P569"/>
    </style:style>
    <style:style style:name="T48" style:family="text">
      <style:text-properties style:font-name="QCF_P569" fo:font-size="22.5pt" style:font-size-asian="22.5pt" style:font-size-complex="22.5pt"/>
    </style:style>
    <style:style style:name="T49" style:family="text">
      <style:text-properties style:font-name="QCF_P569" fo:font-size="22pt" style:font-size-asian="22pt" style:font-size-complex="22pt"/>
    </style:style>
    <style:style style:name="T50" style:family="text">
      <style:text-properties style:font-name="QCF_P569" style:font-size-complex="23.5pt"/>
    </style:style>
    <style:style style:name="T51" style:family="text">
      <style:text-properties style:font-name="QCF_P570"/>
    </style:style>
    <style:style style:name="T52" style:family="text">
      <style:text-properties style:font-name="QCF_P570" fo:font-size="22pt" style:font-size-asian="22pt" style:font-size-complex="22pt"/>
    </style:style>
    <style:style style:name="T53" style:family="text">
      <style:text-properties style:font-name="QCF_P571"/>
    </style:style>
    <style:style style:name="T54" style:family="text">
      <style:text-properties style:font-name="QCF_P572"/>
    </style:style>
    <style:style style:name="T55" style:family="text">
      <style:text-properties style:font-name="QCF_P573"/>
    </style:style>
    <style:style style:name="T56" style:family="text">
      <style:text-properties style:font-name="QCF_P574"/>
    </style:style>
    <style:style style:name="T57" style:family="text">
      <style:text-properties style:font-name="QCF_P575"/>
    </style:style>
    <style:style style:name="T58" style:family="text">
      <style:text-properties style:font-name="QCF_P575" style:font-name-complex="MSI_Z575"/>
    </style:style>
    <style:style style:name="T59" style:family="text">
      <style:text-properties style:font-name="QCF_P575" fo:font-size="22pt" style:font-size-asian="22pt" style:font-size-complex="22pt"/>
    </style:style>
    <style:style style:name="T60" style:family="text">
      <style:text-properties style:font-name="QCF_P576"/>
    </style:style>
    <style:style style:name="T61" style:family="text">
      <style:text-properties style:font-name="QCF_P576" fo:font-size="23pt" style:font-size-asian="23pt" style:font-size-complex="23pt"/>
    </style:style>
    <style:style style:name="T62" style:family="text">
      <style:text-properties style:font-name="QCF_P576" fo:font-size="22pt" style:font-size-asian="22pt" style:font-size-complex="22pt"/>
    </style:style>
    <style:style style:name="T63" style:family="text">
      <style:text-properties style:font-name="QCF_P576" fo:font-size="21pt" style:font-size-asian="21pt" style:font-size-complex="21pt"/>
    </style:style>
    <style:style style:name="T64" style:family="text">
      <style:text-properties style:font-name="QCF_P577"/>
    </style:style>
    <style:style style:name="T65" style:family="text">
      <style:text-properties style:font-name="QCF_P577" fo:font-size="22pt" style:font-size-asian="22pt" style:font-size-complex="22pt"/>
    </style:style>
    <style:style style:name="T66" style:family="text">
      <style:text-properties style:font-name="QCF_P577" fo:font-size="22.5pt" style:font-size-asian="22.5pt" style:font-size-complex="22.5pt"/>
    </style:style>
    <style:style style:name="T67" style:family="text">
      <style:text-properties style:font-name="QCF_P577" fo:font-size="23pt" style:font-size-asian="23pt" style:font-size-complex="23pt"/>
    </style:style>
    <style:style style:name="T68" style:family="text">
      <style:text-properties style:font-name="QCF_P577" fo:font-size="21pt" style:font-size-asian="21pt" style:font-size-complex="21pt"/>
    </style:style>
    <style:style style:name="T69" style:family="text">
      <style:text-properties style:font-name="QCF_P578"/>
    </style:style>
    <style:style style:name="T70" style:family="text">
      <style:text-properties style:font-name="QCF_P578" fo:font-size="22pt" style:font-size-asian="22pt" style:font-size-complex="22pt"/>
    </style:style>
    <style:style style:name="T71" style:family="text">
      <style:text-properties style:font-name="QCF_P579"/>
    </style:style>
    <style:style style:name="T72" style:family="text">
      <style:text-properties style:font-name="QCF_P579" style:font-name-complex="QCF_P5791"/>
    </style:style>
    <style:style style:name="T73" style:family="text">
      <style:text-properties style:font-name="QCF_P579" fo:font-size="23pt" style:font-size-asian="23pt" style:font-size-complex="23pt"/>
    </style:style>
    <style:style style:name="T74" style:family="text">
      <style:text-properties style:font-name="QCF_P579" fo:font-size="22pt" style:font-size-asian="22pt" style:font-size-complex="22pt"/>
    </style:style>
    <style:style style:name="T75" style:family="text">
      <style:text-properties style:font-name="QCF_P579" fo:font-size="22.5pt" style:font-size-asian="22.5pt" style:font-size-complex="22.5pt"/>
    </style:style>
    <style:style style:name="T76" style:family="text">
      <style:text-properties style:font-name="QCF_P580"/>
    </style:style>
    <style:style style:name="T77" style:family="text">
      <style:text-properties style:font-name="QCF_P580" style:font-name-complex="QCF_P5801"/>
    </style:style>
    <style:style style:name="T78" style:family="text">
      <style:text-properties style:font-name="QCF_P581"/>
    </style:style>
    <style:style style:name="T79" style:family="text">
      <style:text-properties style:font-name="QCF_P581" style:font-name-complex="QCF_P5811"/>
    </style:style>
    <style:style style:name="T80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ﮌﯰ</text:p>
      <text:p text:style-name="P46">ﭔﭕﭖ</text:p>
      <text:p text:style-name="P10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text:span text:style-name="T1"> </text:span><text:span text:style-name="T33">ﭛ</text:span><text:span text:style-name="T1"> </text:span><text:span text:style-name="T33">ﭜ</text:span></text:p>
      <text:p text:style-name="P10"><text:span text:style-name="T1"><text:s/>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ﭣ</text:span><text:span text:style-name="T1"> </text:span><text:span text:style-name="T33">ﭤ</text:span><text:span text:style-name="T1"> </text:span><text:span text:style-name="T33">ﭥ</text:span><text:span text:style-name="T1"> </text:span><text:span text:style-name="T33">ﭦ</text:span></text:p>
      <text:p text:style-name="P10"><text:span text:style-name="T1"><text:s/>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ﭭ</text:span><text:span text:style-name="T1"> </text:span><text:span text:style-name="T33">ﭮ</text:span><text:span text:style-name="T1"> </text:span><text:span text:style-name="T33">ﭯ</text:span><text:span text:style-name="T1"> 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/text:p>
      <text:p text:style-name="P10"><text:span text:style-name="T1"><text:s/></text:span><text:span text:style-name="T33">ﭴ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text:span text:style-name="T1"> </text:span><text:span text:style-name="T33">ﭻ</text:span><text:span text:style-name="T1"> </text:span><text:span text:style-name="T33">ﭼ</text:span><text:span text:style-name="T1"> </text:span><text:span text:style-name="T33">ﭽ</text:span><text:span text:style-name="T1"> </text:span><text:span text:style-name="T33">ﭾﭿ</text:span><text:span text:style-name="T1"> </text:span><text:span text:style-name="T33">ﮀ</text:span></text:p>
      <text:p text:style-name="P10"><text:span text:style-name="T1"><text:s/>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text:span text:style-name="T1"> </text:span><text:span text:style-name="T33">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</text:span></text:p>
      <text:p text:style-name="P10"><text:span text:style-name="T1"><text:s/>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ﮐ</text:span><text:span text:style-name="T1"> </text:span><text:span text:style-name="T33">ﮑ</text:span><text:span text:style-name="T1"> </text:span><text:span text:style-name="T33">ﮒ</text:span><text:span text:style-name="T1"> </text:span><text:span text:style-name="T33">ﮓ</text:span></text:p>
      <text:p text:style-name="P10"><text:span text:style-name="T1"><text:s/></text:span><text:span text:style-name="T33">ﮔ</text:span><text:span text:style-name="T1"> </text:span><text:span text:style-name="T33">ﮕ</text:span><text:span text:style-name="T1"> </text:span><text:span text:style-name="T33">ﮖ</text:span><text:span text:style-name="T1"> </text:span><text:span text:style-name="T33">ﮗ</text:span><text:span text:style-name="T1"> </text:span><text:span text:style-name="T33">ﮘ</text:span><text:span text:style-name="T1"> </text:span><text:span text:style-name="T33">ﮙ</text:span><text:span text:style-name="T1"> </text:span><text:span text:style-name="T33">ﮚﮛ</text:span><text:span text:style-name="T1"> </text:span><text:span text:style-name="T33">ﮜ</text:span><text:span text:style-name="T1"> </text:span><text:span text:style-name="T33">ﮝ</text:span></text:p>
      <text:p text:style-name="P10"><text:span text:style-name="T1"><text:s/>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text:span text:style-name="T1"> </text:span><text:span text:style-name="T33">ﮧ</text:span><text:span text:style-name="T1"> </text:span><text:span text:style-name="T33">ﮨ</text:span><text:span text:style-name="T1"> </text:span><text:span text:style-name="T33">ﮩ</text:span></text:p>
      <text:p text:style-name="P10"><text:span text:style-name="T1"><text:s/></text:span><text:span text:style-name="T33">ﮪ</text:span><text:span text:style-name="T1"> </text:span><text:span text:style-name="T33">ﮫ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</text:span><text:span text:style-name="T1"> </text:span><text:span text:style-name="T33">ﮰ</text:span><text:span text:style-name="T1"> </text:span><text:span text:style-name="T33">ﮱ</text:span><text:span text:style-name="T1"> </text:span><text:span text:style-name="T33">ﯓﯔﯕﯖ</text:span><text:span text:style-name="T1"> </text:span><text:span text:style-name="T33">ﯗ</text:span></text:p>
      <text:p text:style-name="P10"><text:span text:style-name="T1"><text:s/></text:span><text:span text:style-name="T33">ﯘ</text:span><text:span text:style-name="T1"> </text:span><text:span text:style-name="T33">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ﯢﯣﯤ</text:span><text:span text:style-name="T1"> </text:span><text:span text:style-name="T33">ﯥ</text:span></text:p>
      <text:p text:style-name="P10"><text:span text:style-name="T33">ﯦ</text:span><text:span text:style-name="T1"> </text:span><text:span text:style-name="T33">ﯧ</text:span><text:span text:style-name="T1"> </text:span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text:span text:style-name="T1"> 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/text:p>
      <text:p text:style-name="P10"><text:span text:style-name="T1"><text:s/>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text:span text:style-name="T1"> </text:span><text:span text:style-name="T33">ﯻ</text:span><text:span text:style-name="T1"> </text:span><text:span text:style-name="T33">ﯼ</text:span><text:span text:style-name="T1"> </text:span><text:span text:style-name="T33">ﯽ</text:span></text:p>
      <text:p text:style-name="P10"><text:span text:style-name="T1"><text:s/></text:span><text:span text:style-name="T33">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text:span text:style-name="T1"> </text:span><text:span text:style-name="T33">ﰅ</text:span><text:span text:style-name="T1"> </text:span><text:span text:style-name="T33">ﰆ</text:span></text:p>
      <text:p text:style-name="P79"><text:span text:style-name="T1"><text:s/></text:span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ﭖ</text:span><text:span text:style-name="T1"> </text:span><text:span text:style-name="T34">ﭗ</text:span><text:span text:style-name="T1"> </text:span><text:span text:style-name="T34">ﭘ</text:span><text:span text:style-name="T1"> </text:span><text:span text:style-name="T34">ﭙ</text:span><text:span text:style-name="T1"> </text:span><text:span text:style-name="T34">ﭚ</text:span><text:span text:style-name="T1"> </text:span><text:span text:style-name="T34">ﭛ</text:span><text:span text:style-name="T1"> </text:span><text:span text:style-name="T34">ﭜ</text:span></text:p>
      <text:p text:style-name="P11"><text:span text:style-name="T1"><text:s/></text:span><text:span text:style-name="T34">ﭝ</text:span><text:span text:style-name="T1"> </text:span><text:span text:style-name="T34">ﭞ</text:span><text:span text:style-name="T1"> </text:span><text:span text:style-name="T34">ﭟ</text:span><text:span text:style-name="T1"> </text:span><text:span text:style-name="T34">ﭠﭡﭢﭣﭤﭥﭦﭧ</text:span><text:span text:style-name="T1"> </text:span><text:span text:style-name="T34">ﭨ</text:span></text:p>
      <text:p text:style-name="P11"><text:span text:style-name="T1"><text:s/></text:span><text:span text:style-name="T34">ﭩ</text:span><text:span text:style-name="T1"> </text:span><text:span text:style-name="T34">ﭪ</text:span><text:span text:style-name="T1"> </text:span><text:span text:style-name="T34">ﭫ</text:span><text:span text:style-name="T1"> </text:span><text:span text:style-name="T34">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ﭰ</text:span><text:span text:style-name="T1"> </text:span><text:span text:style-name="T34">ﭱ</text:span><text:span text:style-name="T1"> </text:span><text:span text:style-name="T34">ﭲ</text:span><text:span text:style-name="T1"> </text:span><text:span text:style-name="T34">ﭳ</text:span></text:p>
      <text:p text:style-name="P11"><text:span text:style-name="T1"><text:s/>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text:span text:style-name="T1"> </text:span><text:span text:style-name="T34">ﭼ</text:span><text:span text:style-name="T1"> </text:span><text:span text:style-name="T34">ﭽ</text:span><text:span text:style-name="T1"> </text:span><text:span text:style-name="T34">ﭾ</text:span><text:span text:style-name="T1"> </text:span><text:span text:style-name="T34">ﭿ</text:span></text:p>
      <text:p text:style-name="P11"><text:span text:style-name="T1"><text:s/>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text:span text:style-name="T1"> </text:span><text:span text:style-name="T34">ﮆ</text:span><text:span text:style-name="T1"> </text:span><text:span text:style-name="T34">ﮇ</text:span><text:span text:style-name="T1"> </text:span><text:span text:style-name="T34">ﮈﮉ</text:span><text:span text:style-name="T1"> </text:span><text:span text:style-name="T34">ﮊ</text:span></text:p>
      <text:p text:style-name="P11"><text:span text:style-name="T1"><text:s/>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text:span text:style-name="T1"> </text:span><text:span text:style-name="T34">ﮏ</text:span><text:span text:style-name="T1"> </text:span><text:span text:style-name="T34">ﮐ</text:span><text:span text:style-name="T1"> 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/text:p>
      <text:p text:style-name="P11"><text:span text:style-name="T1"><text:s/></text:span><text:span text:style-name="T34">ﮗ</text:span><text:span text:style-name="T1"> </text:span><text:span text:style-name="T34">ﮘ</text:span><text:span text:style-name="T1"> </text:span><text:span text:style-name="T34">ﮙ</text:span><text:span text:style-name="T1"> </text:span><text:span text:style-name="T34">ﮚ</text:span><text:span text:style-name="T1"> </text:span><text:span text:style-name="T34">ﮛ</text:span><text:span text:style-name="T1"> </text:span><text:span text:style-name="T34">ﮜ</text:span><text:span text:style-name="T1"> </text:span><text:span text:style-name="T34">ﮝﮞ</text:span><text:span text:style-name="T1"> </text:span><text:span text:style-name="T34">ﮟ</text:span><text:span text:style-name="T1"> </text:span><text:span text:style-name="T34">ﮠ</text:span><text:span text:style-name="T1"> </text:span><text:span text:style-name="T34">ﮡ</text:span></text:p>
      <text:p text:style-name="P11"><text:span text:style-name="T1"><text:s/></text:span><text:span text:style-name="T34">ﮢﮣ</text:span><text:span text:style-name="T1"> </text:span><text:span text:style-name="T34">ﮤ</text:span><text:span text:style-name="T1"> </text:span><text:span text:style-name="T34">ﮥ</text:span><text:span text:style-name="T1"> </text:span><text:span text:style-name="T34">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text:span text:style-name="T1"> </text:span><text:span text:style-name="T34">ﮭ</text:span><text:span text:style-name="T1"> </text:span><text:span text:style-name="T34">ﮮ</text:span></text:p>
      <text:p text:style-name="P11"><text:span text:style-name="T1"><text:s/></text:span><text:span text:style-name="T34">ﮯ</text:span><text:span text:style-name="T1"> </text:span><text:span text:style-name="T34">ﮰ</text:span><text:span text:style-name="T1"> </text:span><text:span text:style-name="T34">ﮱ</text:span><text:span text:style-name="T1"> </text:span><text:span text:style-name="T34">ﯓﯔ</text:span><text:span text:style-name="T1"> </text:span><text:span text:style-name="T34">ﯕ</text:span><text:span text:style-name="T1"> </text:span><text:span text:style-name="T34">ﯖ</text:span><text:span text:style-name="T1"> 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</text:span><text:span text:style-name="T1"> </text:span><text:span text:style-name="T34">ﯜ</text:span></text:p>
      <text:p text:style-name="P11"><text:span text:style-name="T1"><text:s/></text:span><text:span text:style-name="T34">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</text:span><text:span text:style-name="T1"> </text:span><text:span text:style-name="T34">ﯡ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text:span text:style-name="T1"> </text:span><text:span text:style-name="T34">ﯩ</text:span></text:p>
      <text:p text:style-name="P11"><text:span text:style-name="T1"><text:s/></text:span><text:span text:style-name="T34">ﯪ</text:span><text:span text:style-name="T1"> 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</text:span></text:p>
      <text:p text:style-name="P11"><text:span text:style-name="T1"><text:s/>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</text:span><text:span text:style-name="T1"> </text:span><text:span text:style-name="T34">ﯽ</text:span></text:p>
      <text:p text:style-name="P11"><text:span text:style-name="T1"><text:s/></text:span><text:span text:style-name="T34">ﯾﯿ</text:span><text:span text:style-name="T1"> </text:span><text:span text:style-name="T34">ﰀ</text:span><text:span text:style-name="T1"> </text:span><text:span text:style-name="T34">ﰁ</text:span><text:span text:style-name="T1"> </text:span><text:span text:style-name="T34">ﰂ</text:span><text:span text:style-name="T1"> </text:span><text:span text:style-name="T34">ﰃ</text:span><text:span text:style-name="T1"> </text:span><text:span text:style-name="T34">ﰄ</text:span><text:span text:style-name="T1"> </text:span><text:span text:style-name="T34">ﰅ</text:span><text:span text:style-name="T1"> </text:span><text:span text:style-name="T34">ﰆ</text:span><text:span text:style-name="T1"> </text:span><text:span text:style-name="T34">ﰇ</text:span><text:span text:style-name="T1"> </text:span><text:span text:style-name="T34">ﰈ</text:span></text:p>
      <text:p text:style-name="P11"><text:span text:style-name="T1"><text:s/></text:span><text:span text:style-name="T34">ﰉ</text:span><text:span text:style-name="T1"> </text:span><text:span text:style-name="T34">ﰊ</text:span><text:span text:style-name="T1"> </text:span><text:span text:style-name="T34">ﰋ</text:span><text:span text:style-name="T1"> </text:span><text:span text:style-name="T34">ﰌ</text:span><text:span text:style-name="T1"> </text:span><text:span text:style-name="T34">ﰍ</text:span><text:span text:style-name="T1"> </text:span><text:span text:style-name="T34">ﰎ</text:span><text:span text:style-name="T1"> </text:span><text:span text:style-name="T34">ﰏ</text:span><text:span text:style-name="T1"> </text:span><text:span text:style-name="T34">ﰐ</text:span><text:span text:style-name="T1"> </text:span><text:span text:style-name="T34">ﰑ</text:span><text:span text:style-name="T1"> </text:span><text:span text:style-name="T34">ﰒ</text:span></text:p>
      <text:p text:style-name="P11"><text:span text:style-name="T1"><text:s/></text:span><text:span text:style-name="T34">ﰓ</text:span><text:span text:style-name="T1"> </text:span><text:span text:style-name="T34">ﰔ</text:span><text:span text:style-name="T1"> </text:span><text:span text:style-name="T34">ﰕ</text:span><text:span text:style-name="T1"> </text:span><text:span text:style-name="T34">ﰖ</text:span><text:span text:style-name="T1"> </text:span><text:span text:style-name="T34">ﰗ</text:span><text:span text:style-name="T1"> </text:span><text:span text:style-name="T34">ﰘ</text:span><text:span text:style-name="T1"> </text:span><text:span text:style-name="T34">ﰙ</text:span><text:span text:style-name="T1"> </text:span><text:span text:style-name="T34">ﰚ</text:span><text:span text:style-name="T1"> </text:span><text:span text:style-name="T34">ﰛ</text:span><text:span text:style-name="T1"> </text:span><text:span text:style-name="T34">ﰜ</text:span><text:span text:style-name="T1"> </text:span><text:span text:style-name="T34">ﰝ</text:span><text:span text:style-name="T1"> </text:span><text:span text:style-name="T34">ﰞ</text:span></text:p>
      <text:p text:style-name="P69"><text:span text:style-name="T35">ﭑ</text:span><text:span text:style-name="T1"> </text:span><text:span text:style-name="T35">ﭒ</text:span><text:span text:style-name="T1"> </text:span><text:span text:style-name="T35">ﭓ</text:span><text:span text:style-name="T1"> </text:span><text:span text:style-name="T35">ﭔ</text:span><text:span text:style-name="T1"> </text:span><text:span text:style-name="T35">ﭕ</text:span><text:span text:style-name="T1"> </text:span><text:span text:style-name="T35">ﭖ</text:span><text:span text:style-name="T1"> </text:span><text:span text:style-name="T35">ﭗ</text:span><text:span text:style-name="T1"> </text:span><text:span text:style-name="T35">ﭘ</text:span><text:span text:style-name="T1"> </text:span><text:span text:style-name="T35">ﭙ</text:span><text:span text:style-name="T1"> </text:span><text:span text:style-name="T35">ﭚ</text:span><text:span text:style-name="T1"> </text:span><text:span text:style-name="T35">ﭛ</text:span></text:p>
      <text:p text:style-name="P13"><text:span text:style-name="T1"><text:s/></text:span><text:span text:style-name="T35">ﭜ</text:span><text:span text:style-name="T1"> </text:span><text:span text:style-name="T35">ﭝ</text:span><text:span text:style-name="T1"> </text:span><text:span text:style-name="T35">ﭞ</text:span><text:span text:style-name="T1"> </text:span><text:span text:style-name="T35">ﭟ</text:span><text:span text:style-name="T1"> </text:span><text:span text:style-name="T35">ﭠ</text:span><text:span text:style-name="T1"> </text:span><text:span text:style-name="T35">ﭡ</text:span><text:span text:style-name="T1"> </text:span><text:span text:style-name="T35">ﭢ</text:span><text:span text:style-name="T1"> </text:span><text:span text:style-name="T35">ﭣ</text:span><text:span text:style-name="T1"> </text:span><text:span text:style-name="T35">ﭤ</text:span><text:span text:style-name="T1"> </text:span><text:span text:style-name="T35">ﭥ</text:span><text:span text:style-name="T1"> </text:span><text:span text:style-name="T35">ﭦ</text:span><text:span text:style-name="T1"> </text:span><text:span text:style-name="T35">ﭧ</text:span></text:p>
      <text:p text:style-name="P13"><text:span text:style-name="T1"><text:s/></text:span><text:span text:style-name="T35">ﭨ</text:span><text:span text:style-name="T1"> </text:span><text:span text:style-name="T35">ﭩ</text:span><text:span text:style-name="T1"> </text:span><text:span text:style-name="T35">ﭪ</text:span><text:span text:style-name="T1"> </text:span><text:span text:style-name="T35">ﭫ</text:span><text:span text:style-name="T1"> </text:span><text:span text:style-name="T35">ﭬ</text:span><text:span text:style-name="T1"> </text:span><text:span text:style-name="T35">ﭭ</text:span><text:span text:style-name="T1"> </text:span><text:span text:style-name="T35">ﭮ</text:span><text:span text:style-name="T1"> </text:span><text:span text:style-name="T35">ﭯ</text:span><text:span text:style-name="T1"> </text:span><text:span text:style-name="T35">ﭰ</text:span><text:span text:style-name="T1"> </text:span><text:span text:style-name="T35">ﭱ</text:span></text:p>
      <text:p text:style-name="P13"><text:span text:style-name="T1"><text:s/></text:span><text:span text:style-name="T35">ﭲ</text:span><text:span text:style-name="T1"> </text:span><text:span text:style-name="T35">ﭳ</text:span><text:span text:style-name="T1"> </text:span><text:span text:style-name="T35">ﭴ</text:span><text:span text:style-name="T1"> </text:span><text:span text:style-name="T35">ﭵﭶ</text:span><text:span text:style-name="T1"> </text:span><text:span text:style-name="T35">ﭷ</text:span><text:span text:style-name="T1"> </text:span><text:span text:style-name="T35">ﭸ</text:span><text:span text:style-name="T1"> </text:span><text:span text:style-name="T35">ﭹ</text:span><text:span text:style-name="T1"> </text:span><text:span text:style-name="T35">ﭺ</text:span><text:span text:style-name="T1"> </text:span><text:span text:style-name="T35">ﭻ</text:span><text:span text:style-name="T1"> </text:span><text:span text:style-name="T35">ﭼ</text:span></text:p>
      <text:p text:style-name="P13"><text:span text:style-name="T1"><text:s/></text:span><text:span text:style-name="T35">ﭽ</text:span><text:span text:style-name="T1"> </text:span><text:span text:style-name="T35">ﭾ</text:span><text:span text:style-name="T1"> </text:span><text:span text:style-name="T35">ﭿ</text:span><text:span text:style-name="T1"> </text:span><text:span text:style-name="T35">ﮀ</text:span><text:span text:style-name="T1"> </text:span><text:span text:style-name="T35">ﮁ</text:span><text:span text:style-name="T1"> </text:span><text:span text:style-name="T35">ﮂ</text:span><text:span text:style-name="T1"> </text:span><text:span text:style-name="T35">ﮃ</text:span><text:span text:style-name="T1"> </text:span><text:span text:style-name="T35">ﮄ</text:span><text:span text:style-name="T1"> </text:span><text:span text:style-name="T35">ﮅ</text:span><text:span text:style-name="T1"> </text:span><text:span text:style-name="T35">ﮆ</text:span><text:span text:style-name="T1"> </text:span><text:span text:style-name="T35">ﮇ</text:span><text:span text:style-name="T1"> </text:span><text:span text:style-name="T35">ﮈ</text:span></text:p>
      <text:p text:style-name="P47">ﮌﯱ</text:p>
      <text:p text:style-name="P47">ﭔﭕﭖ</text:p>
      <text:p text:style-name="P12"><text:span text:style-name="T35">ﮉﮊ</text:span><text:span text:style-name="T1"> </text:span><text:span text:style-name="T35">ﮋ</text:span><text:span text:style-name="T1"> </text:span><text:span text:style-name="T35">ﮌ</text:span><text:span text:style-name="T1"> </text:span><text:span text:style-name="T35">ﮍﮎﮏﮐﮑﮒﮓ</text:span><text:span text:style-name="T1"> </text:span><text:span text:style-name="T35">ﮔ</text:span></text:p>
      <text:p text:style-name="P12"><text:span text:style-name="T1"><text:s/></text:span><text:span text:style-name="T35">ﮕ</text:span><text:span text:style-name="T1"> </text:span><text:span text:style-name="T35">ﮖ</text:span><text:span text:style-name="T1"> </text:span><text:span text:style-name="T35">ﮗ</text:span><text:span text:style-name="T1"> </text:span><text:span text:style-name="T35">ﮘ</text:span><text:span text:style-name="T1"> </text:span><text:span text:style-name="T35">ﮙ</text:span><text:span text:style-name="T1"> </text:span><text:span text:style-name="T35">ﮚ</text:span><text:span text:style-name="T1"> </text:span><text:span text:style-name="T35">ﮛ</text:span><text:span text:style-name="T1"> </text:span><text:span text:style-name="T35">ﮜ</text:span><text:span text:style-name="T1"> </text:span><text:span text:style-name="T35">ﮝ</text:span><text:span text:style-name="T1"> </text:span><text:span text:style-name="T35">ﮞ</text:span></text:p>
      <text:p text:style-name="P12"><text:span text:style-name="T1"><text:s/></text:span><text:span text:style-name="T35">ﮟ</text:span><text:span text:style-name="T1"> </text:span><text:span text:style-name="T35">ﮠ</text:span><text:span text:style-name="T1"> </text:span><text:span text:style-name="T35">ﮡ</text:span><text:span text:style-name="T1"> </text:span><text:span text:style-name="T35">ﮢ</text:span><text:span text:style-name="T1"> </text:span><text:span text:style-name="T35">ﮣ</text:span><text:span text:style-name="T1"> </text:span><text:span text:style-name="T35">ﮤ</text:span><text:span text:style-name="T1"> </text:span><text:span text:style-name="T35">ﮥ</text:span><text:span text:style-name="T1"> </text:span><text:span text:style-name="T35">ﮦ</text:span><text:span text:style-name="T1"> </text:span><text:span text:style-name="T35">ﮧ</text:span></text:p>
      <text:p text:style-name="P58"><text:span text:style-name="T1"><text:s/></text:span><text:span text:style-name="T35">ﮨ</text:span><text:span text:style-name="T1"> </text:span><text:span text:style-name="T35">ﮩ</text:span><text:span text:style-name="T1"> </text:span><text:span text:style-name="T35">ﮪ</text:span><text:span text:style-name="T1"> </text:span><text:span text:style-name="T35">ﮫ</text:span><text:span text:style-name="T1"> </text:span><text:span text:style-name="T35">ﮬ</text:span><text:span text:style-name="T1"> </text:span><text:span text:style-name="T35">ﮭ</text:span><text:span text:style-name="T1"> </text:span><text:span text:style-name="T35">ﮮ</text:span><text:span text:style-name="T1"> </text:span><text:span text:style-name="T35">ﮯ</text:span><text:span text:style-name="T1"> <text:s/></text:span><text:span text:style-name="T35">ﮰ</text:span><text:span text:style-name="T1"> </text:span><text:span text:style-name="T35">ﮱ</text:span><text:span text:style-name="T1"> </text:span><text:span text:style-name="T35">ﯓ</text:span></text:p>
      <text:p text:style-name="P12"><text:span text:style-name="T1"><text:s/></text:span><text:span text:style-name="T35">ﯔ</text:span><text:span text:style-name="T1"> </text:span><text:span text:style-name="T35">ﯕ</text:span><text:span text:style-name="T1"> </text:span><text:span text:style-name="T35">ﯖ</text:span><text:span text:style-name="T1"> </text:span><text:span text:style-name="T35">ﯗ</text:span><text:span text:style-name="T1"> </text:span><text:span text:style-name="T35">ﯘ</text:span><text:span text:style-name="T1"> </text:span><text:span text:style-name="T35">ﯙ</text:span><text:span text:style-name="T1"> </text:span><text:span text:style-name="T35">ﯚ</text:span><text:span text:style-name="T1"> </text:span><text:span text:style-name="T35">ﯛ</text:span><text:span text:style-name="T1"> </text:span><text:span text:style-name="T35">ﯜ</text:span><text:span text:style-name="T1"> </text:span><text:span text:style-name="T35">ﯝ</text:span></text:p>
      <text:p text:style-name="P12"><text:span text:style-name="T35">ﯞ</text:span><text:span text:style-name="T1"> </text:span><text:span text:style-name="T35">ﯟ</text:span><text:span text:style-name="T1"> </text:span><text:span text:style-name="T35">ﯠ</text:span><text:span text:style-name="T1"> </text:span><text:span text:style-name="T35">ﯡ</text:span><text:span text:style-name="T1"> </text:span><text:span text:style-name="T35">ﯢ</text:span><text:span text:style-name="T1"> </text:span><text:span text:style-name="T35">ﯣ</text:span><text:span text:style-name="T1"> </text:span><text:span text:style-name="T35">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/text:p>
      <text:p text:style-name="P12"><text:span text:style-name="T1"><text:s/></text:span><text:span text:style-name="T35">ﯨ</text:span><text:span text:style-name="T1"> </text:span><text:span text:style-name="T35">ﯩ</text:span><text:span text:style-name="T1"> </text:span><text:span text:style-name="T35">ﯪ</text:span><text:span text:style-name="T1"> </text:span><text:span text:style-name="T35">ﯫ</text:span><text:span text:style-name="T1"> </text:span><text:span text:style-name="T35">ﯬ</text:span><text:span text:style-name="T1"> </text:span><text:span text:style-name="T35">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text:span text:style-name="T1"> </text:span><text:span text:style-name="T35">ﯱ</text:span><text:span text:style-name="T1"> </text:span><text:span text:style-name="T35">ﯲ</text:span><text:span text:style-name="T1"> </text:span><text:span text:style-name="T35">ﯳ</text:span><text:span text:style-name="T1"> </text:span><text:span text:style-name="T35">ﯴ</text:span></text:p>
      <text:p text:style-name="P12"><text:span text:style-name="T35">ﯵ</text:span><text:span text:style-name="T1"> </text:span><text:span text:style-name="T35">ﯶ</text:span><text:span text:style-name="T1"> </text:span><text:span text:style-name="T35">ﯷ</text:span><text:span text:style-name="T1"> </text:span><text:span text:style-name="T35">ﯸ</text:span><text:span text:style-name="T1"> </text:span><text:span text:style-name="T35">ﯹ</text:span><text:span text:style-name="T1"> </text:span><text:span text:style-name="T35">ﯺ</text:span><text:span text:style-name="T1"> </text:span><text:span text:style-name="T35">ﯻ</text:span><text:span text:style-name="T1"> </text:span><text:span text:style-name="T35">ﯼ</text:span><text:span text:style-name="T1"> </text:span><text:span text:style-name="T35">ﯽ</text:span></text:p>
      <text:p text:style-name="P4"><text:span text:style-name="T36">ﭑﭒﭓﭔﭕﭖﭗﭘﭙﭚﭛ</text:span><text:span text:style-name="T1"> </text:span><text:span text:style-name="T36">ﭜ</text:span></text:p>
      <text:p text:style-name="P14"><text:span text:style-name="T1"><text:s/></text:span><text:span text:style-name="T36">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ﭡﭢﭣﭤﭥﭦ</text:span><text:span text:style-name="T1"> </text:span><text:span text:style-name="T36">ﭧ</text:span></text:p>
      <text:p text:style-name="P14"><text:span text:style-name="T1"><text:s/></text:span><text:span text:style-name="T36">ﭨ</text:span><text:span text:style-name="T1"> 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</text:span><text:span text:style-name="T1"> </text:span><text:span text:style-name="T36">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</text:span><text:span text:style-name="T1"> </text:span><text:span text:style-name="T36">ﭱ</text:span></text:p>
      <text:p text:style-name="P14"><text:span text:style-name="T1"><text:s/></text:span><text:span text:style-name="T36">ﭲ</text:span><text:span text:style-name="T1"> </text:span><text:span text:style-name="T36">ﭳ</text:span><text:span text:style-name="T1"> </text:span><text:span text:style-name="T36">ﭴﭵﭶﭷﭸﭹﭺﭻ</text:span><text:span text:style-name="T1"> </text:span><text:span text:style-name="T36">ﭼ</text:span></text:p>
      <text:p text:style-name="P14"><text:span text:style-name="T39">ﭽ</text:span><text:span text:style-name="T26"> </text:span><text:span text:style-name="T39">ﭾ</text:span><text:span text:style-name="T26"> </text:span><text:span text:style-name="T39">ﭿ</text:span><text:span text:style-name="T26"> </text:span><text:span text:style-name="T39">ﮀ</text:span><text:span text:style-name="T26"> </text:span><text:span text:style-name="T39">ﮁ</text:span><text:span text:style-name="T26"> </text:span><text:span text:style-name="T39">ﮂ</text:span><text:span text:style-name="T26"> </text:span><text:span text:style-name="T39">ﮃﮄﮅﮆﮇﮈﮉ</text:span></text:p>
      <text:p text:style-name="P14"><text:span text:style-name="T38">ﮊ</text:span><text:span text:style-name="T25"> </text:span><text:span text:style-name="T38">ﮋ</text:span><text:span text:style-name="T25"> </text:span><text:span text:style-name="T38">ﮌ</text:span><text:span text:style-name="T25"> </text:span><text:span text:style-name="T38">ﮍ</text:span><text:span text:style-name="T25"> </text:span><text:span text:style-name="T38">ﮎ</text:span><text:span text:style-name="T25"> </text:span><text:span text:style-name="T38">ﮏ</text:span><text:span text:style-name="T25"> </text:span><text:span text:style-name="T38">ﮐ</text:span><text:span text:style-name="T25"> </text:span><text:span text:style-name="T38">ﮑ</text:span><text:span text:style-name="T25"> </text:span><text:span text:style-name="T38">ﮒ</text:span><text:span text:style-name="T25"> </text:span><text:span text:style-name="T38">ﮓ</text:span><text:span text:style-name="T25"> </text:span><text:span text:style-name="T38">ﮔ</text:span><text:span text:style-name="T25"> </text:span><text:span text:style-name="T38">ﮕ</text:span><text:span text:style-name="T25"> </text:span><text:span text:style-name="T38">ﮖ</text:span></text:p>
      <text:p text:style-name="P14"><text:span text:style-name="T37">ﮗ</text:span><text:span text:style-name="T24"> </text:span><text:span text:style-name="T37">ﮘ</text:span><text:span text:style-name="T24"> </text:span><text:span text:style-name="T37">ﮙ</text:span><text:span text:style-name="T24"> </text:span><text:span text:style-name="T37">ﮚ</text:span><text:span text:style-name="T24"> </text:span><text:span text:style-name="T37">ﮛ</text:span><text:span text:style-name="T24"> </text:span><text:span text:style-name="T37">ﮜ</text:span><text:span text:style-name="T24"> </text:span><text:span text:style-name="T37">ﮝ</text:span><text:span text:style-name="T24"> </text:span><text:span text:style-name="T37">ﮞ</text:span><text:span text:style-name="T24"> </text:span><text:span text:style-name="T37">ﮟ</text:span><text:span text:style-name="T24"> </text:span><text:span text:style-name="T37">ﮠ</text:span><text:span text:style-name="T24"> </text:span><text:span text:style-name="T37">ﮡ</text:span><text:span text:style-name="T24"> </text:span><text:span text:style-name="T37">ﮢ</text:span></text:p>
      <text:p text:style-name="P14"><text:span text:style-name="T39">ﮣ</text:span><text:span text:style-name="T26"> </text:span><text:span text:style-name="T39">ﮤ</text:span><text:span text:style-name="T26"> </text:span><text:span text:style-name="T39">ﮥ</text:span><text:span text:style-name="T26"> </text:span><text:span text:style-name="T39">ﮦ</text:span><text:span text:style-name="T26"> </text:span><text:span text:style-name="T39">ﮧ</text:span><text:span text:style-name="T26"> </text:span><text:span text:style-name="T39">ﮨ</text:span><text:span text:style-name="T26"> </text:span><text:span text:style-name="T39">ﮩ</text:span><text:span text:style-name="T26"> </text:span><text:span text:style-name="T39">ﮪ</text:span><text:span text:style-name="T26"> </text:span><text:span text:style-name="T39">ﮫ</text:span><text:span text:style-name="T26"> </text:span><text:span text:style-name="T39">ﮬ</text:span><text:span text:style-name="T26"> </text:span><text:span text:style-name="T39">ﮭ</text:span><text:span text:style-name="T26"> </text:span><text:span text:style-name="T39">ﮮ</text:span></text:p>
      <text:p text:style-name="P14"><text:span text:style-name="T39">ﮯ</text:span><text:span text:style-name="T26"> </text:span><text:span text:style-name="T39">ﮰ</text:span><text:span text:style-name="T26"> </text:span><text:span text:style-name="T39">ﮱ</text:span><text:span text:style-name="T26"> </text:span><text:span text:style-name="T39">ﯓ</text:span><text:span text:style-name="T26"> </text:span><text:span text:style-name="T39">ﯔ</text:span><text:span text:style-name="T26"> </text:span><text:span text:style-name="T39">ﯕ</text:span><text:span text:style-name="T26"> </text:span><text:span text:style-name="T39">ﯖ</text:span><text:span text:style-name="T26"> </text:span><text:span text:style-name="T39">ﯗﯘﯙﯚﯛﯜﯝ</text:span></text:p>
      <text:p text:style-name="P14"><text:span text:style-name="T39">ﯞ</text:span><text:span text:style-name="T26"> </text:span><text:span text:style-name="T39">ﯟﯠ</text:span><text:span text:style-name="T26"> </text:span><text:span text:style-name="T39">ﯡ</text:span><text:span text:style-name="T26"> </text:span><text:span text:style-name="T39">ﯢ</text:span><text:span text:style-name="T26"> </text:span><text:span text:style-name="T39">ﯣ</text:span><text:span text:style-name="T26"> </text:span><text:span text:style-name="T39">ﯤ</text:span><text:span text:style-name="T26"> </text:span><text:span text:style-name="T39">ﯥ</text:span><text:span text:style-name="T26"> </text:span><text:span text:style-name="T39">ﯦ</text:span><text:span text:style-name="T26"> </text:span><text:span text:style-name="T39">ﯧ</text:span><text:span text:style-name="T26"> </text:span><text:span text:style-name="T39">ﯨ</text:span><text:span text:style-name="T26"> </text:span><text:span text:style-name="T39">ﯩ</text:span><text:span text:style-name="T26"> </text:span><text:span text:style-name="T39">ﯪ</text:span></text:p>
      <text:p text:style-name="P14"><text:span text:style-name="T37">ﯫﯬ</text:span><text:span text:style-name="T24"> </text:span><text:span text:style-name="T37">ﯭ</text:span><text:span text:style-name="T24"> </text:span><text:span text:style-name="T37">ﯮ</text:span><text:span text:style-name="T24"> </text:span><text:span text:style-name="T37">ﯯ</text:span><text:span text:style-name="T24"> </text:span><text:span text:style-name="T37">ﯰ</text:span><text:span text:style-name="T24"> </text:span><text:span text:style-name="T37">ﯱ</text:span><text:span text:style-name="T24"> </text:span><text:span text:style-name="T37">ﯲ</text:span><text:span text:style-name="T24"> </text:span><text:span text:style-name="T37">ﯳ</text:span><text:span text:style-name="T24"> </text:span><text:span text:style-name="T37">ﯴ</text:span><text:span text:style-name="T24"> </text:span><text:span text:style-name="T37">ﯵ</text:span></text:p>
      <text:p text:style-name="P35"><text:span text:style-name="T36">ﯶ</text:span><text:span text:style-name="T27"> </text:span><text:span text:style-name="T36">ﯷ</text:span><text:span text:style-name="T27"> </text:span><text:span text:style-name="T36">ﯸ</text:span><text:span text:style-name="T27"> </text:span><text:span text:style-name="T36">ﯹ</text:span><text:span text:style-name="T27"> </text:span><text:span text:style-name="T36">ﯺ</text:span><text:span text:style-name="T27"> </text:span><text:span text:style-name="T36">ﯻ</text:span><text:span text:style-name="T27"> </text:span><text:span text:style-name="T36">ﯼ</text:span><text:span text:style-name="T27"> </text:span><text:span text:style-name="T36">ﯽ</text:span><text:span text:style-name="T27"> </text:span><text:span text:style-name="T36">ﯾ</text:span><text:span text:style-name="T27"> </text:span><text:span text:style-name="T36">ﯿ</text:span><text:span text:style-name="T27"> </text:span><text:span text:style-name="T36">ﰀ</text:span><text:span text:style-name="T27"> </text:span><text:span text:style-name="T36">ﰁ</text:span><text:span text:style-name="T27"> </text:span><text:span text:style-name="T36">ﰂ</text:span><text:span text:style-name="T27"> </text:span><text:span text:style-name="T36">ﰃ</text:span></text:p>
      <text:p text:style-name="P35"><text:span text:style-name="T36">ﰄ</text:span><text:span text:style-name="T1"> </text:span><text:span text:style-name="T36">ﰅ</text:span><text:span text:style-name="T1"> </text:span><text:span text:style-name="T36">ﰆ</text:span><text:span text:style-name="T1"> </text:span><text:span text:style-name="T36">ﰇ</text:span><text:span text:style-name="T1"> </text:span><text:span text:style-name="T36">ﰈﰉ</text:span><text:span text:style-name="T1"> </text:span><text:span text:style-name="T36">ﰊ</text:span><text:span text:style-name="T1"> </text:span><text:span text:style-name="T36">ﰋ</text:span><text:span text:style-name="T1"> </text:span><text:span text:style-name="T36">ﰌ</text:span><text:span text:style-name="T1"> </text:span><text:span text:style-name="T36">ﰍ</text:span><text:span text:style-name="T1"> </text:span><text:span text:style-name="T36">ﰎ</text:span><text:span text:style-name="T1"> </text:span><text:span text:style-name="T36">ﰏ</text:span><text:span text:style-name="T1"> </text:span><text:span text:style-name="T36">ﰐ</text:span></text:p>
      <text:p text:style-name="P38"><text:span text:style-name="T36">ﰑﰒﰓﰔﰕﰖ</text:span><text:span text:style-name="T1"> </text:span><text:span text:style-name="T36">ﰗ</text:span><text:span text:style-name="T1"> </text:span><text:span text:style-name="T36">ﰘ</text:span><text:span text:style-name="T1"> </text:span><text:span text:style-name="T36">ﰙ</text:span><text:span text:style-name="T1"> </text:span><text:span text:style-name="T36">ﰚ</text:span><text:span text:style-name="T1"> </text:span><text:span text:style-name="T36">ﰛ</text:span><text:span text:style-name="T1"> </text:span><text:span text:style-name="T36">ﰜ</text:span><text:span text:style-name="T1"> </text:span><text:span text:style-name="T36">ﰝ</text:span></text:p>
      <text:p text:style-name="P35"><text:span text:style-name="T27"><text:s/></text:span><text:span text:style-name="T40">ﰞ</text:span><text:span text:style-name="T27"> </text:span><text:span text:style-name="T40">ﰟ</text:span><text:span text:style-name="T27"> </text:span><text:span text:style-name="T40">ﰠ</text:span><text:span text:style-name="T27"> </text:span><text:span text:style-name="T40">ﰡ</text:span><text:span text:style-name="T27"> </text:span><text:span text:style-name="T40">ﰢ</text:span><text:span text:style-name="T27"> </text:span><text:span text:style-name="T40">ﰣ</text:span><text:span text:style-name="T27"> </text:span><text:span text:style-name="T40">ﰤ</text:span><text:span text:style-name="T27"> </text:span><text:span text:style-name="T40">ﰥ</text:span><text:span text:style-name="T27"> </text:span><text:span text:style-name="T40">ﰦ</text:span></text:p>
      <text:p text:style-name="P70"><text:span text:style-name="T41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</text:span><text:span text:style-name="T1"> </text:span><text:span text:style-name="T41">ﭙ</text:span><text:span text:style-name="T1"> </text:span><text:span text:style-name="T41">ﭚ</text:span><text:span text:style-name="T1"> </text:span><text:span text:style-name="T41">ﭛ</text:span></text:p>
      <text:p text:style-name="P15"><text:span text:style-name="T1"><text:s/></text:span><text:span text:style-name="T41">ﭜ</text:span><text:span text:style-name="T1"> </text:span><text:span text:style-name="T41">ﭝ</text:span><text:span text:style-name="T1"> </text:span><text:span text:style-name="T41">ﭞ</text:span><text:span text:style-name="T1"> </text:span><text:span text:style-name="T41">ﭟ</text:span><text:span text:style-name="T1"> </text:span><text:span text:style-name="T41">ﭠ</text:span><text:span text:style-name="T1"> </text:span><text:span text:style-name="T41">ﭡ</text:span><text:span text:style-name="T1"> </text:span><text:span text:style-name="T41">ﭢﭣ</text:span><text:span text:style-name="T1"> </text:span><text:span text:style-name="T41">ﭤ</text:span></text:p>
      <text:p text:style-name="P15"><text:span text:style-name="T1"><text:s/></text:span><text:span text:style-name="T41">ﭥ</text:span><text:span text:style-name="T1"> </text:span><text:span text:style-name="T41">ﭦ</text:span><text:span text:style-name="T1"> </text:span><text:span text:style-name="T41">ﭧ</text:span><text:span text:style-name="T1"> </text:span><text:span text:style-name="T41">ﭨ</text:span><text:span text:style-name="T1"> </text:span><text:span text:style-name="T41">ﭩ</text:span><text:span text:style-name="T1"> </text:span><text:span text:style-name="T41">ﭪ</text:span><text:span text:style-name="T1"> </text:span><text:span text:style-name="T41">ﭫﭬ</text:span><text:span text:style-name="T1"> </text:span><text:span text:style-name="T41">ﭭ</text:span><text:span text:style-name="T1"> </text:span><text:span text:style-name="T41">ﭮ</text:span><text:span text:style-name="T1"> </text:span><text:span text:style-name="T41">ﭯﭰﭱ</text:span><text:span text:style-name="T1"> </text:span><text:span text:style-name="T41">ﭲ</text:span></text:p>
      <text:p text:style-name="P15"><text:span text:style-name="T1"><text:s/></text:span><text:span text:style-name="T41">ﭳ</text:span><text:span text:style-name="T1"> </text:span><text:span text:style-name="T41">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text:span text:style-name="T1"> </text:span><text:span text:style-name="T41">ﭸ</text:span><text:span text:style-name="T1"> </text:span><text:span text:style-name="T41">ﭹ</text:span><text:span text:style-name="T1"> </text:span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</text:span></text:p>
      <text:p text:style-name="P15"><text:span text:style-name="T1"><text:s/></text:span><text:span text:style-name="T41">ﭾ</text:span><text:span text:style-name="T1"> </text:span><text:span text:style-name="T41">ﭿ</text:span><text:span text:style-name="T1"> </text:span><text:span text:style-name="T41">ﮀ</text:span><text:span text:style-name="T1"> </text:span><text:span text:style-name="T41">ﮁ</text:span><text:span text:style-name="T1"> </text:span><text:span text:style-name="T41">ﮂ</text:span><text:span text:style-name="T1"> </text:span><text:span text:style-name="T41">ﮃ</text:span><text:span text:style-name="T1"> </text:span><text:span text:style-name="T41">ﮄ</text:span><text:span text:style-name="T1"> </text:span><text:span text:style-name="T41">ﮅ</text:span><text:span text:style-name="T1"> </text:span><text:span text:style-name="T41">ﮆ</text:span><text:span text:style-name="T1"> </text:span><text:span text:style-name="T41">ﮇ</text:span></text:p>
      <text:p text:style-name="P15"><text:span text:style-name="T1"><text:s/></text:span><text:span text:style-name="T41">ﮈ</text:span><text:span text:style-name="T1"> </text:span><text:span text:style-name="T41">ﮉ</text:span><text:span text:style-name="T1"> </text:span><text:span text:style-name="T41">ﮊ</text:span><text:span text:style-name="T1"> </text:span><text:span text:style-name="T41">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</text:span><text:span text:style-name="T1"> </text:span><text:span text:style-name="T41">ﮏ</text:span><text:span text:style-name="T1"> </text:span><text:span text:style-name="T41">ﮐ</text:span><text:span text:style-name="T1"> </text:span><text:span text:style-name="T41">ﮑ</text:span><text:span text:style-name="T1"> </text:span><text:span text:style-name="T41">ﮒ</text:span></text:p>
      <text:p text:style-name="P15"><text:span text:style-name="T1"><text:s/></text:span><text:span text:style-name="T41">ﮓ</text:span><text:span text:style-name="T1"> </text:span><text:span text:style-name="T41">ﮔ</text:span><text:span text:style-name="T1"> </text:span><text:span text:style-name="T41">ﮕ</text:span><text:span text:style-name="T1"> </text:span><text:span text:style-name="T41">ﮖ</text:span><text:span text:style-name="T1"> </text:span><text:span text:style-name="T41">ﮗ</text:span><text:span text:style-name="T1"> </text:span><text:span text:style-name="T41">ﮘ</text:span><text:span text:style-name="T1"> </text:span><text:span text:style-name="T41">ﮙ</text:span><text:span text:style-name="T1"> </text:span><text:span text:style-name="T41">ﮚ</text:span></text:p>
      <text:p text:style-name="P15"><text:span text:style-name="T41">ﮛ</text:span><text:span text:style-name="T1"> </text:span><text:span text:style-name="T41">ﮜ</text:span><text:span text:style-name="T1"> </text:span><text:span text:style-name="T41">ﮝ</text:span><text:span text:style-name="T1"> </text:span><text:span text:style-name="T41">ﮞ</text:span><text:span text:style-name="T1"> 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/text:p>
      <text:p text:style-name="P59"><text:span text:style-name="T1"><text:s/></text:span><text:span text:style-name="T41">ﮤ</text:span><text:span text:style-name="T1"> </text:span><text:span text:style-name="T41">ﮥ</text:span><text:span text:style-name="T1"> </text:span><text:span text:style-name="T41">ﮦ</text:span><text:span text:style-name="T1"> </text:span><text:span text:style-name="T30"><text:s/></text:span><text:span text:style-name="T41">ﮧ</text:span><text:span text:style-name="T1"> </text:span><text:span text:style-name="T41">ﮨ</text:span><text:span text:style-name="T1"> </text:span><text:span text:style-name="T41">ﮩ</text:span><text:span text:style-name="T1"> </text:span><text:span text:style-name="T41">ﮪ</text:span><text:span text:style-name="T1"> 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text:span text:style-name="T20"> </text:span></text:p>
      <text:p text:style-name="P48">ﮌﯲ</text:p>
      <text:p text:style-name="P48">ﭔﭕﭖ</text:p>
      <text:p text:style-name="P16"><text:span text:style-name="T41">ﮯ</text:span><text:span text:style-name="T1"> </text:span><text:span text:style-name="T41">ﮰ</text:span><text:span text:style-name="T1"> </text:span><text:span text:style-name="T41">ﮱ</text:span><text:span text:style-name="T1"> </text:span><text:span text:style-name="T41">ﯓ</text:span><text:span text:style-name="T1"> </text:span><text:span text:style-name="T41">ﯔ</text:span><text:span text:style-name="T1"> </text:span><text:span text:style-name="T41">ﯕ</text:span><text:span text:style-name="T1"> </text:span><text:span text:style-name="T41">ﯖﯗﯘ</text:span><text:span text:style-name="T1"> </text:span><text:span text:style-name="T41">ﯙﯚﯛ</text:span><text:span text:style-name="T1"> </text:span><text:span text:style-name="T41">ﯜ</text:span></text:p>
      <text:p text:style-name="P16"><text:span text:style-name="T1"><text:s/></text:span><text:span text:style-name="T41">ﯝ</text:span><text:span text:style-name="T1"> </text:span><text:span text:style-name="T41">ﯞ</text:span><text:span text:style-name="T1"> </text:span><text:span text:style-name="T41">ﯟ</text:span><text:span text:style-name="T1"> </text:span><text:span text:style-name="T41">ﯠ</text:span><text:span text:style-name="T1"> </text:span><text:span text:style-name="T41">ﯡ</text:span><text:span text:style-name="T1"> </text:span><text:span text:style-name="T41">ﯢﯣﯤﯥﯦ</text:span><text:span text:style-name="T1"> </text:span><text:span text:style-name="T41">ﯧ</text:span></text:p>
      <text:p text:style-name="P16"><text:span text:style-name="T41">ﯨﯩﯪﯫﯬ</text:span><text:span text:style-name="T1"> </text:span><text:span text:style-name="T41">ﯭ</text:span><text:span text:style-name="T1"> 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</text:span><text:span text:style-name="T1"> </text:span><text:span text:style-name="T41">ﯲ</text:span></text:p>
      <text:p text:style-name="P36"><text:span text:style-name="T41">ﯳﯴﯵﯶﯷﯸﯹﯺﯻ</text:span><text:span text:style-name="T1"> </text:span><text:span text:style-name="T41">ﯼ</text:span><text:span text:style-name="T1"> </text:span><text:span text:style-name="T41">ﯽ</text:span><text:span text:style-name="T1"> </text:span><text:span text:style-name="T41">ﯾ</text:span><text:span text:style-name="T1"> </text:span><text:span text:style-name="T41">ﯿ</text:span><text:span text:style-name="T1"> </text:span><text:span text:style-name="T41">ﰀ</text:span></text:p>
      <text:p text:style-name="P5"><text:span text:style-name="T42">ﭑ</text:span><text:span text:style-name="T1"> </text:span><text:span text:style-name="T42">ﭒ</text:span><text:span text:style-name="T1"> </text:span><text:span text:style-name="T42">ﭓ</text:span><text:span text:style-name="T1"> </text:span><text:span text:style-name="T42">ﭔ</text:span><text:span text:style-name="T1"> </text:span><text:span text:style-name="T42">ﭕ</text:span><text:span text:style-name="T1"> </text:span><text:span text:style-name="T42">ﭖ</text:span><text:span text:style-name="T1"> </text:span><text:span text:style-name="T42">ﭗﭘﭙ</text:span></text:p>
      <text:p text:style-name="P17"><text:span text:style-name="T1"><text:s/></text:span><text:span text:style-name="T42">ﭚ</text:span><text:span text:style-name="T1"> </text:span><text:span text:style-name="T42">ﭛ</text:span><text:span text:style-name="T1"> </text:span><text:span text:style-name="T42">ﭜ</text:span><text:span text:style-name="T1"> </text:span><text:span text:style-name="T42">ﭝ</text:span><text:span text:style-name="T1"> </text:span><text:span text:style-name="T42">ﭞ</text:span><text:span text:style-name="T1"> </text:span><text:span text:style-name="T42">ﭟ</text:span><text:span text:style-name="T1"> </text:span><text:span text:style-name="T42">ﭠ</text:span><text:span text:style-name="T1"> </text:span><text:span text:style-name="T42">ﭡ</text:span><text:span text:style-name="T1"> </text:span><text:span text:style-name="T42">ﭢ</text:span><text:span text:style-name="T1"> </text:span><text:span text:style-name="T42">ﭣ</text:span><text:span text:style-name="T1"> </text:span><text:span text:style-name="T42">ﭤ</text:span><text:span text:style-name="T1"> </text:span><text:span text:style-name="T42">ﭥ</text:span></text:p>
      <text:p text:style-name="P17"><text:span text:style-name="T1"><text:s/></text:span><text:span text:style-name="T42">ﭦ</text:span><text:span text:style-name="T1"> </text:span><text:span text:style-name="T42">ﭧ</text:span><text:span text:style-name="T1"> </text:span><text:span text:style-name="T42">ﭨ</text:span><text:span text:style-name="T1"> </text:span><text:span text:style-name="T42">ﭩ</text:span><text:span text:style-name="T1"> </text:span><text:span text:style-name="T42">ﭪ</text:span><text:span text:style-name="T1"> </text:span><text:span text:style-name="T42">ﭫ</text:span><text:span text:style-name="T1"> </text:span><text:span text:style-name="T42">ﭬ</text:span><text:span text:style-name="T1"> </text:span><text:span text:style-name="T42">ﭭ</text:span><text:span text:style-name="T1"> </text:span><text:span text:style-name="T42">ﭮ</text:span><text:span text:style-name="T1"> </text:span><text:span text:style-name="T42">ﭯ</text:span><text:span text:style-name="T1"> </text:span><text:span text:style-name="T42">ﭰ</text:span><text:span text:style-name="T1"> </text:span><text:span text:style-name="T42">ﭱ</text:span></text:p>
      <text:p text:style-name="P17"><text:span text:style-name="T1"><text:s/></text:span><text:span text:style-name="T42">ﭲ</text:span><text:span text:style-name="T1"> </text:span><text:span text:style-name="T42">ﭳ</text:span><text:span text:style-name="T1"> </text:span><text:span text:style-name="T42">ﭴ</text:span><text:span text:style-name="T1"> </text:span><text:span text:style-name="T42">ﭵ</text:span><text:span text:style-name="T1"> </text:span><text:span text:style-name="T42">ﭶ</text:span><text:span text:style-name="T1"> </text:span><text:span text:style-name="T42">ﭷ</text:span><text:span text:style-name="T1"> </text:span><text:span text:style-name="T42">ﭸ</text:span><text:span text:style-name="T1"> </text:span><text:span text:style-name="T42">ﭹ</text:span><text:span text:style-name="T1"> </text:span><text:span text:style-name="T42">ﭺ</text:span><text:span text:style-name="T1"> </text:span><text:span text:style-name="T42">ﭻ</text:span></text:p>
      <text:p text:style-name="P17"><text:span text:style-name="T1"><text:s/></text:span><text:span text:style-name="T42">ﭼ</text:span><text:span text:style-name="T1"> </text:span><text:span text:style-name="T42">ﭽ</text:span><text:span text:style-name="T1"> </text:span><text:span text:style-name="T42">ﭾ</text:span><text:span text:style-name="T1"> </text:span><text:span text:style-name="T42">ﭿ</text:span><text:span text:style-name="T1"> </text:span><text:span text:style-name="T42">ﮀ</text:span><text:span text:style-name="T1"> </text:span><text:span text:style-name="T42">ﮁ</text:span><text:span text:style-name="T1"> </text:span><text:span text:style-name="T42">ﮂ</text:span><text:span text:style-name="T1"> </text:span><text:span text:style-name="T42">ﮃ</text:span><text:span text:style-name="T1"> </text:span><text:span text:style-name="T42">ﮄ</text:span></text:p>
      <text:p text:style-name="P17"><text:span text:style-name="T1"><text:s/></text:span><text:span text:style-name="T42">ﮅ</text:span><text:span text:style-name="T1"> </text:span><text:span text:style-name="T42">ﮆ</text:span><text:span text:style-name="T1"> </text:span><text:span text:style-name="T42">ﮇ</text:span><text:span text:style-name="T1"> </text:span><text:span text:style-name="T42">ﮈﮉ</text:span><text:span text:style-name="T1"> </text:span><text:span text:style-name="T42">ﮊ</text:span><text:span text:style-name="T1"> </text:span><text:span text:style-name="T42">ﮋ</text:span><text:span text:style-name="T1"> </text:span><text:span text:style-name="T42">ﮌ</text:span><text:span text:style-name="T1"> </text:span><text:span text:style-name="T42">ﮍ</text:span><text:span text:style-name="T1"> </text:span><text:span text:style-name="T42">ﮎ</text:span><text:span text:style-name="T1"> </text:span><text:span text:style-name="T42">ﮏ</text:span></text:p>
      <text:p text:style-name="P18"><text:span text:style-name="T1"><text:s/></text:span><text:span text:style-name="T42">ﮐ</text:span><text:span text:style-name="T1"> </text:span><text:span text:style-name="T42">ﮑ</text:span><text:span text:style-name="T1"> </text:span><text:span text:style-name="T42">ﮒ</text:span><text:span text:style-name="T1"> </text:span><text:span text:style-name="T42">ﮓ</text:span><text:span text:style-name="T1"> </text:span><text:span text:style-name="T42">ﮔ</text:span><text:span text:style-name="T1"> </text:span><text:span text:style-name="T42">ﮕ</text:span><text:span text:style-name="T1"> </text:span><text:span text:style-name="T42">ﮖ</text:span><text:span text:style-name="T1"> </text:span><text:span text:style-name="T42">ﮗ</text:span><text:span text:style-name="T1"> </text:span><text:span text:style-name="T42">ﮘ</text:span><text:span text:style-name="T1"> </text:span><text:span text:style-name="T42">ﮙ</text:span><text:span text:style-name="T1"> </text:span><text:span text:style-name="T42">ﮚ</text:span></text:p>
      <text:p text:style-name="P18"><text:span text:style-name="T42">ﮛ</text:span><text:span text:style-name="T1"> </text:span><text:span text:style-name="T42">ﮜ</text:span><text:span text:style-name="T1"> </text:span><text:span text:style-name="T42">ﮝ</text:span><text:span text:style-name="T1"> </text:span><text:span text:style-name="T42">ﮞ</text:span><text:span text:style-name="T1"> </text:span><text:span text:style-name="T42">ﮟ</text:span><text:span text:style-name="T1"> </text:span><text:span text:style-name="T42">ﮠ</text:span><text:span text:style-name="T1"> </text:span><text:span text:style-name="T42">ﮡ</text:span><text:span text:style-name="T1"> </text:span><text:span text:style-name="T42">ﮢ</text:span><text:span text:style-name="T1"> </text:span><text:span text:style-name="T42">ﮣ</text:span><text:span text:style-name="T1"> </text:span><text:span text:style-name="T42">ﮤ</text:span><text:span text:style-name="T1"> </text:span><text:span text:style-name="T42">ﮥ</text:span></text:p>
      <text:p text:style-name="P18"><text:span text:style-name="T42">ﮦﮧﮨﮩﮪﮫ</text:span><text:span text:style-name="T1"> </text:span><text:span text:style-name="T42">ﮬ</text:span><text:span text:style-name="T1"> </text:span><text:span text:style-name="T42">ﮭ</text:span><text:span text:style-name="T1"> </text:span><text:span text:style-name="T42">ﮮ</text:span><text:span text:style-name="T1"> </text:span><text:span text:style-name="T42">ﮯ</text:span><text:span text:style-name="T1"> </text:span><text:span text:style-name="T42">ﮰ</text:span></text:p>
      <text:p text:style-name="P18"><text:span text:style-name="T43">ﮱ</text:span><text:span text:style-name="T25"> </text:span><text:span text:style-name="T43">ﯓ</text:span><text:span text:style-name="T25"> </text:span><text:span text:style-name="T43">ﯔ</text:span><text:span text:style-name="T25"> </text:span><text:span text:style-name="T43">ﯕ</text:span><text:span text:style-name="T25"> </text:span><text:span text:style-name="T43">ﯖ</text:span><text:span text:style-name="T25"> </text:span><text:span text:style-name="T43">ﯗ</text:span><text:span text:style-name="T25"> </text:span><text:span text:style-name="T43">ﯘ</text:span><text:span text:style-name="T25"> </text:span><text:span text:style-name="T43">ﯙ</text:span><text:span text:style-name="T25"> </text:span><text:span text:style-name="T43">ﯚ</text:span><text:span text:style-name="T25"> </text:span><text:span text:style-name="T43">ﯛ</text:span></text:p>
      <text:p text:style-name="P39"><text:span text:style-name="T42">ﯜﯝﯞﯟﯠﯡﯢﯣﯤ</text:span><text:span text:style-name="T1"> </text:span><text:span text:style-name="T42">ﯥ</text:span><text:span text:style-name="T1"> </text:span><text:span text:style-name="T42">ﯦ</text:span><text:span text:style-name="T1"> </text:span><text:span text:style-name="T42">ﯧ</text:span></text:p>
      <text:p text:style-name="P18"><text:span text:style-name="T1"><text:s/></text:span><text:span text:style-name="T42">ﯨ</text:span><text:span text:style-name="T1"> </text:span><text:span text:style-name="T42">ﯩ</text:span><text:span text:style-name="T1"> </text:span><text:span text:style-name="T42">ﯪ</text:span><text:span text:style-name="T1"> </text:span><text:span text:style-name="T42">ﯫ</text:span><text:span text:style-name="T1"> </text:span><text:span text:style-name="T42">ﯬ</text:span><text:span text:style-name="T1"> </text:span><text:span text:style-name="T42">ﯭ</text:span><text:span text:style-name="T1"> </text:span><text:span text:style-name="T42">ﯮ</text:span><text:span text:style-name="T1"> </text:span><text:span text:style-name="T42">ﯯ</text:span><text:span text:style-name="T1"> </text:span><text:span text:style-name="T42">ﯰ</text:span><text:span text:style-name="T1"> </text:span><text:span text:style-name="T42">ﯱ</text:span><text:span text:style-name="T1"> </text:span><text:span text:style-name="T42">ﯲ</text:span><text:span text:style-name="T1"> </text:span><text:span text:style-name="T42">ﯳ</text:span></text:p>
      <text:p text:style-name="P18"><text:span text:style-name="T43">ﯴ</text:span><text:span text:style-name="T25"> </text:span><text:span text:style-name="T43">ﯵﯶ</text:span><text:span text:style-name="T25"> </text:span><text:span text:style-name="T43">ﯷ</text:span><text:span text:style-name="T25"> </text:span><text:span text:style-name="T43">ﯸ</text:span><text:span text:style-name="T25"> </text:span><text:span text:style-name="T43">ﯹ</text:span><text:span text:style-name="T25"> </text:span><text:span text:style-name="T43">ﯺ</text:span><text:span text:style-name="T25"> </text:span><text:span text:style-name="T43">ﯻ</text:span><text:span text:style-name="T25"> </text:span><text:span text:style-name="T43">ﯼ</text:span><text:span text:style-name="T25"> </text:span><text:span text:style-name="T43">ﯽ</text:span><text:span text:style-name="T25"> </text:span><text:span text:style-name="T43">ﯾ</text:span><text:span text:style-name="T25"> </text:span><text:span text:style-name="T43">ﯿ</text:span><text:span text:style-name="T25"> </text:span><text:span text:style-name="T43">ﰀ</text:span></text:p>
      <text:p text:style-name="P18"><text:span text:style-name="T1"><text:s/></text:span><text:span text:style-name="T42">ﰁ</text:span><text:span text:style-name="T1"> </text:span><text:span text:style-name="T42">ﰂ</text:span><text:span text:style-name="T1"> </text:span><text:span text:style-name="T42">ﰃ</text:span><text:span text:style-name="T1"> </text:span><text:span text:style-name="T42">ﰄ</text:span><text:span text:style-name="T1"> </text:span><text:span text:style-name="T42">ﰅ</text:span><text:span text:style-name="T1"> </text:span><text:span text:style-name="T42">ﰆ</text:span><text:span text:style-name="T1"> </text:span><text:span text:style-name="T42">ﰇ</text:span><text:span text:style-name="T1"> </text:span><text:span text:style-name="T42">ﰈ</text:span><text:span text:style-name="T1"> </text:span><text:span text:style-name="T42">ﰉ</text:span><text:span text:style-name="T1"> </text:span><text:span text:style-name="T42">ﰊ</text:span><text:span text:style-name="T1"> </text:span><text:span text:style-name="T42">ﰋ</text:span></text:p>
      <text:p text:style-name="P43"><text:span text:style-name="T42">ﰌﰍﰎﰏﰐﰑﰒﰓﰔﰕ</text:span><text:span text:style-name="T1"> </text:span><text:span text:style-name="T42">ﰖ</text:span><text:span text:style-name="T1"> </text:span><text:span text:style-name="T42">ﰗ</text:span></text:p>
      <text:p text:style-name="P71"><text:span text:style-name="T44">ﭑ</text:span><text:span text:style-name="T1"> </text:span><text:span text:style-name="T44">ﭒ</text:span><text:span text:style-name="T1"> </text:span><text:span text:style-name="T44">ﭓ</text:span><text:span text:style-name="T1"> </text:span><text:span text:style-name="T44">ﭔ</text:span><text:span text:style-name="T1"> </text:span><text:span text:style-name="T44">ﭕ</text:span><text:span text:style-name="T1"> </text:span><text:span text:style-name="T44">ﭖ</text:span><text:span text:style-name="T1"> </text:span><text:span text:style-name="T44">ﭗ</text:span><text:span text:style-name="T1"> </text:span><text:span text:style-name="T44">ﭘ</text:span><text:span text:style-name="T1"> </text:span><text:span text:style-name="T44">ﭙ</text:span><text:span text:style-name="T1"> </text:span><text:span text:style-name="T44">ﭚ</text:span><text:span text:style-name="T1"> </text:span><text:span text:style-name="T44">ﭛ</text:span><text:span text:style-name="T1"> </text:span><text:span text:style-name="T44">ﭜ</text:span><text:span text:style-name="T1"> </text:span><text:span text:style-name="T44">ﭝ</text:span><text:span text:style-name="T1"> </text:span><text:span text:style-name="T44">ﭞ</text:span></text:p>
      <text:p text:style-name="P20"><text:span text:style-name="T46">ﭟ</text:span><text:span text:style-name="T26"> </text:span><text:span text:style-name="T46">ﭠ</text:span><text:span text:style-name="T26"> </text:span><text:span text:style-name="T46">ﭡ</text:span><text:span text:style-name="T26"> </text:span><text:span text:style-name="T46">ﭢ</text:span><text:span text:style-name="T26"> </text:span><text:span text:style-name="T46">ﭣ</text:span><text:span text:style-name="T26"> </text:span><text:span text:style-name="T46">ﭤ</text:span><text:span text:style-name="T26"> </text:span><text:span text:style-name="T46">ﭥ</text:span><text:span text:style-name="T26"> </text:span><text:span text:style-name="T46">ﭦ</text:span><text:span text:style-name="T26"> </text:span><text:span text:style-name="T46">ﭧ</text:span><text:span text:style-name="T26"> </text:span><text:span text:style-name="T46">ﭨ</text:span><text:span text:style-name="T26"> </text:span><text:span text:style-name="T46">ﭩ</text:span><text:span text:style-name="T26"> </text:span><text:span text:style-name="T46">ﭪ</text:span></text:p>
      <text:p text:style-name="P20"><text:span text:style-name="T44">ﭫ</text:span><text:span text:style-name="T1"> </text:span><text:span text:style-name="T44">ﭬ</text:span><text:span text:style-name="T1"> </text:span><text:span text:style-name="T44">ﭭ</text:span><text:span text:style-name="T1"> </text:span><text:span text:style-name="T44">ﭮ</text:span><text:span text:style-name="T1"> </text:span><text:span text:style-name="T44">ﭯ</text:span><text:span text:style-name="T1"> </text:span><text:span text:style-name="T44">ﭰ</text:span><text:span text:style-name="T1"> </text:span><text:span text:style-name="T44">ﭱ</text:span><text:span text:style-name="T1"> </text:span><text:span text:style-name="T44">ﭲ</text:span><text:span text:style-name="T1"> </text:span><text:span text:style-name="T44">ﭳﭴ</text:span><text:span text:style-name="T1"> </text:span><text:span text:style-name="T44">ﭵ</text:span><text:span text:style-name="T1"> </text:span><text:span text:style-name="T44">ﭶ</text:span><text:span text:style-name="T1"> </text:span><text:span text:style-name="T44">ﭷ</text:span><text:span text:style-name="T1"> </text:span><text:span text:style-name="T44">ﭸ</text:span></text:p>
      <text:p text:style-name="P20"><text:span text:style-name="T26"><text:s/></text:span><text:span text:style-name="T46">ﭹ</text:span><text:span text:style-name="T26"> </text:span><text:span text:style-name="T46">ﭺ</text:span><text:span text:style-name="T26"> </text:span><text:span text:style-name="T46">ﭻﭼ</text:span><text:span text:style-name="T26"> </text:span><text:span text:style-name="T46">ﭽ</text:span><text:span text:style-name="T26"> </text:span><text:span text:style-name="T46">ﭾ</text:span><text:span text:style-name="T26"> </text:span><text:span text:style-name="T46">ﭿ</text:span><text:span text:style-name="T26"> </text:span><text:span text:style-name="T46">ﮀ</text:span><text:span text:style-name="T26"> </text:span><text:span text:style-name="T46">ﮁ</text:span><text:span text:style-name="T26"> </text:span><text:span text:style-name="T46">ﮂ</text:span><text:span text:style-name="T26"> </text:span><text:span text:style-name="T46">ﮃ</text:span><text:span text:style-name="T26"> </text:span><text:span text:style-name="T46">ﮄ</text:span><text:span text:style-name="T26"> </text:span><text:span text:style-name="T46">ﮅ</text:span><text:span text:style-name="T26"> </text:span><text:span text:style-name="T46">ﮆ</text:span></text:p>
      <text:p text:style-name="P20"><text:span text:style-name="T44">ﮇ</text:span><text:span text:style-name="T1"> </text:span><text:span text:style-name="T44">ﮈ</text:span><text:span text:style-name="T1"> </text:span><text:span text:style-name="T44">ﮉ</text:span><text:span text:style-name="T1"> </text:span><text:span text:style-name="T44">ﮊ</text:span><text:span text:style-name="T1"> </text:span><text:span text:style-name="T44">ﮋ</text:span><text:span text:style-name="T1"> </text:span><text:span text:style-name="T44">ﮌ</text:span><text:span text:style-name="T1"> </text:span><text:span text:style-name="T44">ﮍ</text:span><text:span text:style-name="T1"> </text:span><text:span text:style-name="T44">ﮎ</text:span><text:span text:style-name="T1"> </text:span><text:span text:style-name="T44">ﮏ</text:span><text:span text:style-name="T1"> </text:span><text:span text:style-name="T44">ﮐ</text:span><text:span text:style-name="T1"> </text:span><text:span text:style-name="T44">ﮑ</text:span></text:p>
      <text:p text:style-name="P20"><text:span text:style-name="T1"><text:s/></text:span><text:span text:style-name="T44">ﮒ</text:span><text:span text:style-name="T1"> </text:span><text:span text:style-name="T44">ﮓ</text:span><text:span text:style-name="T1"> </text:span><text:span text:style-name="T44">ﮔ</text:span><text:span text:style-name="T1"> </text:span><text:span text:style-name="T44">ﮕ</text:span><text:span text:style-name="T1"> </text:span><text:span text:style-name="T44">ﮖ</text:span><text:span text:style-name="T1"> </text:span><text:span text:style-name="T44">ﮗ</text:span><text:span text:style-name="T1"> </text:span><text:span text:style-name="T44">ﮘ</text:span><text:span text:style-name="T1"> </text:span><text:span text:style-name="T44">ﮙ</text:span><text:span text:style-name="T1"> </text:span><text:span text:style-name="T44">ﮚ</text:span><text:span text:style-name="T1"> </text:span><text:span text:style-name="T44">ﮛ</text:span><text:span text:style-name="T1"> </text:span><text:span text:style-name="T44">ﮜ</text:span><text:span text:style-name="T1"> </text:span><text:span text:style-name="T44">ﮝ</text:span></text:p>
      <text:p text:style-name="P20"><text:span text:style-name="T1"><text:s/></text:span><text:span text:style-name="T44">ﮞ</text:span><text:span text:style-name="T1"> </text:span><text:span text:style-name="T44">ﮟ</text:span><text:span text:style-name="T1"> </text:span><text:span text:style-name="T44">ﮠ</text:span><text:span text:style-name="T1"> </text:span><text:span text:style-name="T44">ﮡ</text:span><text:span text:style-name="T1"> </text:span><text:span text:style-name="T44">ﮢ</text:span><text:span text:style-name="T1"> </text:span><text:span text:style-name="T44">ﮣ</text:span><text:span text:style-name="T1"> </text:span><text:span text:style-name="T44">ﮤ</text:span><text:span text:style-name="T1"> </text:span><text:span text:style-name="T44">ﮥ</text:span><text:span text:style-name="T1"> </text:span><text:span text:style-name="T44">ﮦ</text:span><text:span text:style-name="T1"> </text:span><text:span text:style-name="T44">ﮧ</text:span><text:span text:style-name="T1"> </text:span><text:span text:style-name="T44">ﮨ</text:span></text:p>
      <text:p text:style-name="P20"><text:span text:style-name="T44">ﮩ</text:span><text:span text:style-name="T1"> </text:span><text:span text:style-name="T44">ﮪﮫﮬﮭﮮ</text:span><text:span text:style-name="T1"> </text:span><text:span text:style-name="T44">ﮯ</text:span><text:span text:style-name="T1"> </text:span><text:span text:style-name="T44">ﮰ</text:span><text:span text:style-name="T1"> </text:span><text:span text:style-name="T44">ﮱ</text:span><text:span text:style-name="T1"> </text:span><text:span text:style-name="T44">ﯓ</text:span><text:span text:style-name="T1"> </text:span><text:span text:style-name="T44">ﯔ</text:span></text:p>
      <text:p text:style-name="P49">ﮌﯳ</text:p>
      <text:p text:style-name="P49">ﭔﭕﭖ</text:p>
      <text:p text:style-name="P19"><text:span text:style-name="T45">ﯕ</text:span><text:span text:style-name="T25"> </text:span><text:span text:style-name="T45">ﯖ</text:span><text:span text:style-name="T25"> </text:span><text:span text:style-name="T45">ﯗ</text:span><text:span text:style-name="T25"> </text:span><text:span text:style-name="T45">ﯘ</text:span><text:span text:style-name="T25"> </text:span><text:span text:style-name="T45">ﯙ</text:span><text:span text:style-name="T25"> </text:span><text:span text:style-name="T45">ﯚ</text:span><text:span text:style-name="T25"> </text:span><text:span text:style-name="T45">ﯛ</text:span><text:span text:style-name="T25"> </text:span><text:span text:style-name="T45">ﯜ</text:span><text:span text:style-name="T25"> </text:span><text:span text:style-name="T45">ﯝ</text:span><text:span text:style-name="T25"> </text:span><text:span text:style-name="T45">ﯞ</text:span><text:span text:style-name="T25"> </text:span><text:span text:style-name="T45">ﯟ</text:span></text:p>
      <text:p text:style-name="P19"><text:span text:style-name="T25"><text:s/></text:span><text:span text:style-name="T44">ﯠ</text:span><text:span text:style-name="T1"> </text:span><text:span text:style-name="T44">ﯡ</text:span><text:span text:style-name="T1"> </text:span><text:span text:style-name="T44">ﯢ</text:span><text:span text:style-name="T1"> </text:span><text:span text:style-name="T44">ﯣ</text:span><text:span text:style-name="T1"> </text:span><text:span text:style-name="T44">ﯤ</text:span><text:span text:style-name="T1"> </text:span><text:span text:style-name="T44">ﯥ</text:span><text:span text:style-name="T1"> </text:span><text:span text:style-name="T44">ﯦ</text:span><text:span text:style-name="T1"> </text:span><text:span text:style-name="T44">ﯧ</text:span><text:span text:style-name="T1"> </text:span><text:span text:style-name="T44">ﯨ</text:span></text:p>
      <text:p text:style-name="P19"><text:span text:style-name="T44">ﯩ</text:span><text:span text:style-name="T1"> </text:span><text:span text:style-name="T44">ﯪ</text:span><text:span text:style-name="T1"> </text:span><text:span text:style-name="T44">ﯫ</text:span><text:span text:style-name="T1"> </text:span><text:span text:style-name="T44">ﯬ</text:span><text:span text:style-name="T1"> </text:span><text:span text:style-name="T44">ﯭ</text:span><text:span text:style-name="T1"> </text:span><text:span text:style-name="T44">ﯮ</text:span><text:span text:style-name="T1"> </text:span><text:span text:style-name="T44">ﯯ</text:span><text:span text:style-name="T1"> </text:span><text:span text:style-name="T44">ﯰ</text:span><text:span text:style-name="T1"> </text:span><text:span text:style-name="T44">ﯱ</text:span><text:span text:style-name="T1"> </text:span><text:span text:style-name="T44">ﯲ</text:span><text:span text:style-name="T1"> </text:span><text:span text:style-name="T44">ﯳ</text:span></text:p>
      <text:p text:style-name="P19"><text:span text:style-name="T25"><text:s/></text:span><text:span text:style-name="T45">ﯴ</text:span><text:span text:style-name="T25"> </text:span><text:span text:style-name="T45">ﯵ</text:span><text:span text:style-name="T25"> </text:span><text:span text:style-name="T45">ﯶ</text:span><text:span text:style-name="T25"> </text:span><text:span text:style-name="T45">ﯷ</text:span><text:span text:style-name="T25"> </text:span><text:span text:style-name="T45">ﯸ</text:span><text:span text:style-name="T25"> </text:span><text:span text:style-name="T45">ﯹ</text:span><text:span text:style-name="T25"> </text:span><text:span text:style-name="T45">ﯺ</text:span><text:span text:style-name="T25"> </text:span><text:span text:style-name="T45">ﯻ</text:span><text:span text:style-name="T25"> </text:span><text:span text:style-name="T45">ﯼ</text:span><text:span text:style-name="T25"> </text:span><text:span text:style-name="T45">ﯽ</text:span><text:span text:style-name="T25"> </text:span><text:span text:style-name="T45">ﯾ</text:span></text:p>
      <text:p text:style-name="P19"><text:span text:style-name="T44">ﯿ</text:span><text:span text:style-name="T1"> </text:span><text:span text:style-name="T44">ﰀ</text:span><text:span text:style-name="T1"> </text:span><text:span text:style-name="T44">ﰁ</text:span><text:span text:style-name="T1"> </text:span><text:span text:style-name="T44">ﰂ</text:span><text:span text:style-name="T1"> </text:span><text:span text:style-name="T44">ﰃ</text:span><text:span text:style-name="T1"> </text:span><text:span text:style-name="T44">ﰄ</text:span><text:span text:style-name="T1"> </text:span><text:span text:style-name="T44">ﰅ</text:span><text:span text:style-name="T1"> </text:span><text:span text:style-name="T44">ﰆ</text:span><text:span text:style-name="T1"> </text:span><text:span text:style-name="T44">ﰇ</text:span><text:span text:style-name="T1"> </text:span><text:span text:style-name="T44">ﰈ</text:span></text:p>
      <text:p text:style-name="P6"><text:span text:style-name="T47">ﭑﭒ</text:span><text:span text:style-name="T1"> </text:span><text:span text:style-name="T47">ﭓ</text:span><text:span text:style-name="T1"> </text:span><text:span text:style-name="T47">ﭔ</text:span><text:span text:style-name="T1"> <text:s/></text:span><text:span text:style-name="T47">ﭕ</text:span><text:span text:style-name="T1"> </text:span><text:span text:style-name="T47">ﭖ</text:span><text:span text:style-name="T1"> </text:span><text:span text:style-name="T47">ﭗ</text:span><text:span text:style-name="T1"> </text:span><text:span text:style-name="T47">ﭘ</text:span><text:span text:style-name="T1"> </text:span><text:span text:style-name="T47">ﭙ</text:span><text:span text:style-name="T1"> </text:span><text:span text:style-name="T47">ﭚ</text:span><text:span text:style-name="T1"> </text:span><text:span text:style-name="T47">ﭛ</text:span></text:p>
      <text:p text:style-name="P60"><text:span text:style-name="T47">ﭜ</text:span><text:span text:style-name="T1"> </text:span><text:span text:style-name="T47">ﭝ</text:span><text:span text:style-name="T1"> </text:span><text:span text:style-name="T47">ﭞ</text:span><text:span text:style-name="T1"> </text:span><text:span text:style-name="T47">ﭟ</text:span><text:span text:style-name="T1"> </text:span><text:span text:style-name="T47">ﭠ</text:span><text:span text:style-name="T1"> </text:span><text:span text:style-name="T47">ﭡ</text:span><text:span text:style-name="T1"> </text:span><text:span text:style-name="T47">ﭢ</text:span><text:span text:style-name="T1"> </text:span><text:span text:style-name="T47">ﭣ</text:span><text:span text:style-name="T1"> </text:span><text:span text:style-name="T47">ﭤ</text:span><text:span text:style-name="T1"> </text:span><text:span text:style-name="T47">ﭥ</text:span><text:span text:style-name="T31"> <text:s text:c="3"/></text:span></text:p>
      <text:p text:style-name="P60"><text:span text:style-name="T50">ﭦ</text:span><text:span text:style-name="T32"> </text:span><text:span text:style-name="T50">ﭧ</text:span><text:span text:style-name="T32"> </text:span><text:span text:style-name="T50">ﭨ</text:span><text:span text:style-name="T32"> </text:span><text:span text:style-name="T50">ﭩ</text:span><text:span text:style-name="T32"> </text:span><text:span text:style-name="T50">ﭪﭫ</text:span><text:span text:style-name="T32"> </text:span><text:span text:style-name="T50">ﭬ</text:span><text:span text:style-name="T32"> </text:span><text:span text:style-name="T50">ﭭ</text:span><text:span text:style-name="T32"> </text:span><text:span text:style-name="T50">ﭮ</text:span><text:span text:style-name="T32"> </text:span><text:span text:style-name="T50">ﭯ</text:span><text:span text:style-name="T32"> </text:span><text:span text:style-name="T50">ﭰ</text:span><text:span text:style-name="T32"> </text:span><text:span text:style-name="T50">ﭱ</text:span><text:span text:style-name="T32"> </text:span><text:span text:style-name="T50">ﭲ</text:span></text:p>
      <text:p text:style-name="P21"><text:span text:style-name="T48">ﭳ</text:span><text:span text:style-name="T26"> </text:span><text:span text:style-name="T48">ﭴ</text:span><text:span text:style-name="T26"> </text:span><text:span text:style-name="T48">ﭵ</text:span><text:span text:style-name="T26"> </text:span><text:span text:style-name="T48">ﭶ</text:span><text:span text:style-name="T26"> </text:span><text:span text:style-name="T48">ﭷ</text:span><text:span text:style-name="T26"> </text:span><text:span text:style-name="T48">ﭸ</text:span><text:span text:style-name="T26"> </text:span><text:span text:style-name="T48">ﭹ</text:span><text:span text:style-name="T26"> </text:span><text:span text:style-name="T48">ﭺ</text:span><text:span text:style-name="T26"> </text:span><text:span text:style-name="T48">ﭻ</text:span><text:span text:style-name="T26"> </text:span><text:span text:style-name="T48">ﭼ</text:span><text:span text:style-name="T26"> </text:span><text:span text:style-name="T48">ﭽ</text:span><text:span text:style-name="T26"> </text:span><text:span text:style-name="T48">ﭾ</text:span></text:p>
      <text:p text:style-name="P21"><text:span text:style-name="T26"><text:s/></text:span><text:span text:style-name="T48">ﭿ</text:span><text:span text:style-name="T26"> </text:span><text:span text:style-name="T48">ﮀ</text:span><text:span text:style-name="T26"> </text:span><text:span text:style-name="T48">ﮁ</text:span><text:span text:style-name="T26"> </text:span><text:span text:style-name="T48">ﮂ</text:span><text:span text:style-name="T26"> </text:span><text:span text:style-name="T48">ﮃ</text:span><text:span text:style-name="T26"> </text:span><text:span text:style-name="T48">ﮄ</text:span><text:span text:style-name="T26"> </text:span><text:span text:style-name="T48">ﮅ</text:span><text:span text:style-name="T26"> </text:span><text:span text:style-name="T48">ﮆ</text:span><text:span text:style-name="T26"> </text:span><text:span text:style-name="T48">ﮇ</text:span><text:span text:style-name="T26"> </text:span><text:span text:style-name="T48">ﮈ</text:span><text:span text:style-name="T26"> </text:span><text:span text:style-name="T48">ﮉ</text:span><text:span text:style-name="T26"> </text:span><text:span text:style-name="T48">ﮊ</text:span></text:p>
      <text:p text:style-name="P21"><text:span text:style-name="T1"><text:s/></text:span><text:span text:style-name="T47">ﮋ</text:span><text:span text:style-name="T1"> </text:span><text:span text:style-name="T47">ﮌ</text:span><text:span text:style-name="T1"> </text:span><text:span text:style-name="T47">ﮍ</text:span><text:span text:style-name="T1"> </text:span><text:span text:style-name="T47">ﮎ</text:span><text:span text:style-name="T1"> </text:span><text:span text:style-name="T47">ﮏ</text:span><text:span text:style-name="T1"> </text:span><text:span text:style-name="T47">ﮐ</text:span><text:span text:style-name="T1"> </text:span><text:span text:style-name="T47">ﮑ</text:span><text:span text:style-name="T1"> </text:span><text:span text:style-name="T47">ﮒ</text:span><text:span text:style-name="T1"> </text:span><text:span text:style-name="T47">ﮓ</text:span><text:span text:style-name="T1"> </text:span><text:span text:style-name="T47">ﮔ</text:span></text:p>
      <text:p text:style-name="P21"><text:span text:style-name="T49">ﮕ</text:span><text:span text:style-name="T25"> </text:span><text:span text:style-name="T49">ﮖ</text:span><text:span text:style-name="T25"> </text:span><text:span text:style-name="T49">ﮗ</text:span><text:span text:style-name="T25"> </text:span><text:span text:style-name="T49">ﮘ</text:span><text:span text:style-name="T25"> </text:span><text:span text:style-name="T49">ﮙ</text:span><text:span text:style-name="T25"> </text:span><text:span text:style-name="T49">ﮚ</text:span><text:span text:style-name="T25"> </text:span><text:span text:style-name="T49">ﮛ</text:span><text:span text:style-name="T25"> </text:span><text:span text:style-name="T49">ﮜ</text:span><text:span text:style-name="T25"> </text:span><text:span text:style-name="T49">ﮝ</text:span></text:p>
      <text:p text:style-name="P21"><text:span text:style-name="T25"><text:s/></text:span><text:span text:style-name="T49">ﮞ</text:span><text:span text:style-name="T25"> </text:span><text:span text:style-name="T49">ﮟ</text:span><text:span text:style-name="T25"> </text:span><text:span text:style-name="T49">ﮠ</text:span><text:span text:style-name="T25"> </text:span><text:span text:style-name="T49">ﮡ</text:span><text:span text:style-name="T25"> </text:span><text:span text:style-name="T49">ﮢ</text:span><text:span text:style-name="T25"> </text:span><text:span text:style-name="T49">ﮣ</text:span><text:span text:style-name="T25"> </text:span><text:span text:style-name="T49">ﮤ</text:span><text:span text:style-name="T25"> </text:span><text:span text:style-name="T49">ﮥ</text:span><text:span text:style-name="T25"> </text:span><text:span text:style-name="T49">ﮦ</text:span><text:span text:style-name="T25"> </text:span><text:span text:style-name="T49">ﮧ</text:span><text:span text:style-name="T25"> </text:span><text:span text:style-name="T49">ﮨ</text:span><text:span text:style-name="T25"> </text:span><text:span text:style-name="T49">ﮩ</text:span></text:p>
      <text:p text:style-name="P21"><text:span text:style-name="T49">ﮪ</text:span><text:span text:style-name="T25"> </text:span><text:span text:style-name="T49">ﮫ</text:span><text:span text:style-name="T25"> </text:span><text:span text:style-name="T49">ﮬ</text:span><text:span text:style-name="T25"> </text:span><text:span text:style-name="T49">ﮭ</text:span><text:span text:style-name="T25"> </text:span><text:span text:style-name="T49">ﮮ</text:span><text:span text:style-name="T25"> </text:span><text:span text:style-name="T49">ﮯ</text:span><text:span text:style-name="T25"> </text:span><text:span text:style-name="T49">ﮰ</text:span><text:span text:style-name="T25"> </text:span><text:span text:style-name="T49">ﮱ</text:span><text:span text:style-name="T25"> <text:s/></text:span><text:span text:style-name="T49">ﯓ</text:span><text:span text:style-name="T25"> </text:span><text:span text:style-name="T49">ﯔ</text:span><text:span text:style-name="T25"> </text:span><text:span text:style-name="T49">ﯕ</text:span></text:p>
      <text:p text:style-name="P21"><text:span text:style-name="T49">ﯖ</text:span><text:span text:style-name="T25"> </text:span><text:span text:style-name="T49">ﯗ</text:span><text:span text:style-name="T25"> </text:span><text:span text:style-name="T49">ﯘ</text:span><text:span text:style-name="T25"> </text:span><text:span text:style-name="T49">ﯙ</text:span><text:span text:style-name="T25"> </text:span><text:span text:style-name="T49">ﯚ</text:span><text:span text:style-name="T25"> </text:span><text:span text:style-name="T49">ﯛ</text:span><text:span text:style-name="T25"> </text:span><text:span text:style-name="T49">ﯜ</text:span><text:span text:style-name="T25"> </text:span><text:span text:style-name="T49">ﯝ</text:span><text:span text:style-name="T25"> </text:span><text:span text:style-name="T49">ﯞ</text:span><text:span text:style-name="T25"> </text:span><text:span text:style-name="T49">ﯟ</text:span><text:span text:style-name="T25"> </text:span><text:span text:style-name="T49">ﯠ</text:span><text:span text:style-name="T25"> </text:span><text:span text:style-name="T49">ﯡ</text:span></text:p>
      <text:p text:style-name="P21"><text:span text:style-name="T48">ﯢ</text:span><text:span text:style-name="T26"> </text:span><text:span text:style-name="T48">ﯣ</text:span><text:span text:style-name="T26"> </text:span><text:span text:style-name="T48">ﯤ</text:span><text:span text:style-name="T26"> </text:span><text:span text:style-name="T48">ﯥ</text:span><text:span text:style-name="T26"> </text:span><text:span text:style-name="T48">ﯦ</text:span><text:span text:style-name="T26"> </text:span><text:span text:style-name="T48">ﯧ</text:span><text:span text:style-name="T26"> </text:span><text:span text:style-name="T48">ﯨ</text:span><text:span text:style-name="T26"> </text:span><text:span text:style-name="T48">ﯩ</text:span><text:span text:style-name="T26"> </text:span><text:span text:style-name="T48">ﯪ</text:span><text:span text:style-name="T26"> </text:span><text:span text:style-name="T48">ﯫ</text:span></text:p>
      <text:p text:style-name="P21"><text:span text:style-name="T49">ﯬ</text:span><text:span text:style-name="T25"> </text:span><text:span text:style-name="T49">ﯭ</text:span><text:span text:style-name="T25"> </text:span><text:span text:style-name="T49">ﯮ</text:span><text:span text:style-name="T25"> </text:span><text:span text:style-name="T49">ﯯ</text:span><text:span text:style-name="T25"> </text:span><text:span text:style-name="T49">ﯰ</text:span><text:span text:style-name="T25"> </text:span><text:span text:style-name="T49">ﯱ</text:span><text:span text:style-name="T25"> </text:span><text:span text:style-name="T49">ﯲ</text:span><text:span text:style-name="T25"> </text:span><text:span text:style-name="T49">ﯳ</text:span><text:span text:style-name="T25"> </text:span><text:span text:style-name="T49">ﯴ</text:span><text:span text:style-name="T25"> </text:span><text:span text:style-name="T49">ﯵ</text:span><text:span text:style-name="T25"> </text:span><text:span text:style-name="T49">ﯶ</text:span><text:span text:style-name="T25"> </text:span></text:p>
      <text:p text:style-name="P21"><text:span text:style-name="T1"><text:s/></text:span><text:span text:style-name="T47">ﯷ</text:span><text:span text:style-name="T1"> </text:span><text:span text:style-name="T47">ﯸ</text:span><text:span text:style-name="T1"> </text:span><text:span text:style-name="T47">ﯹ</text:span><text:span text:style-name="T1"> </text:span><text:span text:style-name="T47">ﯺ</text:span><text:span text:style-name="T1"> </text:span><text:span text:style-name="T47">ﯻ</text:span><text:span text:style-name="T1"> </text:span><text:span text:style-name="T47">ﯼ</text:span><text:span text:style-name="T1"> </text:span><text:span text:style-name="T47">ﯽ</text:span><text:span text:style-name="T1"> </text:span><text:span text:style-name="T47">ﯾ</text:span><text:span text:style-name="T1"> </text:span><text:span text:style-name="T47">ﯿ</text:span><text:span text:style-name="T1"> </text:span><text:span text:style-name="T47">ﰀ</text:span><text:span text:style-name="T1"> </text:span><text:span text:style-name="T47">ﰁ</text:span></text:p>
      <text:p text:style-name="P21"><text:span text:style-name="T1"><text:s/></text:span><text:span text:style-name="T47">ﰂ</text:span><text:span text:style-name="T1"> </text:span><text:span text:style-name="T47">ﰃ</text:span><text:span text:style-name="T1"> </text:span><text:span text:style-name="T47">ﰄ</text:span><text:span text:style-name="T1"> </text:span><text:span text:style-name="T47">ﰅ</text:span><text:span text:style-name="T1"> </text:span><text:span text:style-name="T47">ﰆ</text:span><text:span text:style-name="T1"> </text:span><text:span text:style-name="T47">ﰇ</text:span><text:span text:style-name="T1"> </text:span><text:span text:style-name="T47">ﰈ</text:span><text:span text:style-name="T1"> </text:span><text:span text:style-name="T47">ﰉ</text:span><text:span text:style-name="T1"> </text:span><text:span text:style-name="T47">ﰊ</text:span><text:span text:style-name="T1"> </text:span><text:span text:style-name="T47">ﰋ</text:span><text:span text:style-name="T1"> </text:span><text:span text:style-name="T47">ﰌ</text:span></text:p>
      <text:p text:style-name="P41"><text:span text:style-name="T1"><text:s/></text:span><text:span text:style-name="T47">ﰍ</text:span><text:span text:style-name="T1"> </text:span><text:span text:style-name="T47">ﰎ</text:span><text:span text:style-name="T1"> </text:span><text:span text:style-name="T47">ﰏ</text:span><text:span text:style-name="T1"> </text:span><text:span text:style-name="T47">ﰐ</text:span><text:span text:style-name="T1"> </text:span><text:span text:style-name="T47">ﰑ</text:span><text:span text:style-name="T1"> </text:span><text:span text:style-name="T47">ﰒﰓ</text:span><text:span text:style-name="T1"> </text:span><text:span text:style-name="T47">ﰔ</text:span><text:span text:style-name="T1"> </text:span><text:span text:style-name="T47">ﰕ</text:span><text:span text:style-name="T1"> </text:span><text:span text:style-name="T47">ﰖ</text:span><text:span text:style-name="T1"> </text:span><text:span text:style-name="T47">ﰗ</text:span><text:span text:style-name="T1"> </text:span><text:span text:style-name="T47">ﰘ</text:span></text:p>
      <text:p text:style-name="P72"><text:span text:style-name="T52">ﭑ</text:span><text:span text:style-name="T25"> </text:span><text:span text:style-name="T52">ﭒ</text:span><text:span text:style-name="T25"> </text:span><text:span text:style-name="T52">ﭓ</text:span><text:span text:style-name="T25"> </text:span><text:span text:style-name="T52">ﭔ</text:span><text:span text:style-name="T25"> </text:span><text:span text:style-name="T52">ﭕ</text:span><text:span text:style-name="T25"> </text:span><text:span text:style-name="T52">ﭖ</text:span><text:span text:style-name="T25"> </text:span><text:span text:style-name="T52">ﭗ</text:span><text:span text:style-name="T25"> </text:span><text:span text:style-name="T52">ﭘ</text:span><text:span text:style-name="T25"> </text:span><text:span text:style-name="T52">ﭙ</text:span><text:span text:style-name="T25"> </text:span><text:span text:style-name="T52">ﭚ</text:span><text:span text:style-name="T25"> </text:span><text:span text:style-name="T52">ﭛ</text:span><text:span text:style-name="T25"> </text:span><text:span text:style-name="T52">ﭜ</text:span><text:span text:style-name="T25"> </text:span><text:span text:style-name="T52">ﭝ</text:span></text:p>
      <text:p text:style-name="P23"><text:span text:style-name="T25"><text:s/></text:span><text:span text:style-name="T52">ﭞ</text:span><text:span text:style-name="T25"> </text:span><text:span text:style-name="T52">ﭟ</text:span><text:span text:style-name="T25"> </text:span><text:span text:style-name="T52">ﭠ</text:span><text:span text:style-name="T25"> </text:span><text:span text:style-name="T52">ﭡ</text:span><text:span text:style-name="T25"> </text:span><text:span text:style-name="T52">ﭢ</text:span><text:span text:style-name="T25"> </text:span><text:span text:style-name="T52">ﭣ</text:span><text:span text:style-name="T25"> </text:span><text:span text:style-name="T52">ﭤ</text:span><text:span text:style-name="T25"> </text:span><text:span text:style-name="T52">ﭥ</text:span><text:span text:style-name="T25"> </text:span><text:span text:style-name="T52">ﭦ</text:span><text:span text:style-name="T25"> </text:span><text:span text:style-name="T52">ﭧ</text:span><text:span text:style-name="T25"> </text:span><text:span text:style-name="T52">ﭨ</text:span></text:p>
      <text:p text:style-name="P23"><text:span text:style-name="T52">ﭩ</text:span><text:span text:style-name="T25"> </text:span><text:span text:style-name="T52">ﭪ</text:span><text:span text:style-name="T25"> </text:span><text:span text:style-name="T52">ﭫ</text:span><text:span text:style-name="T25"> </text:span><text:span text:style-name="T52">ﭬ</text:span><text:span text:style-name="T25"> </text:span><text:span text:style-name="T52">ﭭ</text:span><text:span text:style-name="T25"> </text:span><text:span text:style-name="T52">ﭮ</text:span><text:span text:style-name="T25"> </text:span><text:span text:style-name="T52">ﭯ</text:span><text:span text:style-name="T25"> </text:span><text:span text:style-name="T52">ﭰ</text:span><text:span text:style-name="T25"> </text:span><text:span text:style-name="T52">ﭱ</text:span><text:span text:style-name="T25"> </text:span><text:span text:style-name="T52">ﭲ</text:span><text:span text:style-name="T25"> </text:span><text:span text:style-name="T52">ﭳ</text:span></text:p>
      <text:p text:style-name="P37"><text:span text:style-name="T1"><text:s/></text:span><text:span text:style-name="T51">ﭴ</text:span><text:span text:style-name="T1"> </text:span><text:span text:style-name="T51">ﭵ</text:span><text:span text:style-name="T1"> </text:span><text:span text:style-name="T51">ﭶ</text:span><text:span text:style-name="T1"> </text:span><text:span text:style-name="T51">ﭷ</text:span><text:span text:style-name="T1"> </text:span><text:span text:style-name="T51">ﭸﭹ</text:span><text:span text:style-name="T1"> </text:span><text:span text:style-name="T51">ﭺ</text:span><text:span text:style-name="T1"> </text:span><text:span text:style-name="T51">ﭻ</text:span><text:span text:style-name="T1"> </text:span><text:span text:style-name="T51">ﭼ</text:span><text:span text:style-name="T1"> </text:span><text:span text:style-name="T51">ﭽ</text:span><text:span text:style-name="T1"> </text:span><text:span text:style-name="T51">ﭾ</text:span><text:span text:style-name="T1"> </text:span><text:span text:style-name="T51">ﭿ</text:span></text:p>
      <text:p text:style-name="P50">ﮌﯴ</text:p>
      <text:p text:style-name="P50">ﭔﭕﭖ</text:p>
      <text:p text:style-name="P22"><text:span text:style-name="T51">ﮀ</text:span><text:span text:style-name="T1"> </text:span><text:span text:style-name="T51">ﮁ</text:span><text:span text:style-name="T1"> </text:span><text:span text:style-name="T51">ﮂ</text:span><text:span text:style-name="T1"> </text:span><text:span text:style-name="T51">ﮃ</text:span><text:span text:style-name="T1"> </text:span><text:span text:style-name="T51">ﮄ</text:span><text:span text:style-name="T1"> </text:span><text:span text:style-name="T51">ﮅ</text:span><text:span text:style-name="T1"> </text:span><text:span text:style-name="T51">ﮆ</text:span><text:span text:style-name="T1"> </text:span><text:span text:style-name="T51">ﮇ</text:span><text:span text:style-name="T1"> </text:span><text:span text:style-name="T51">ﮈ</text:span><text:span text:style-name="T1"> </text:span><text:span text:style-name="T51">ﮉ</text:span><text:span text:style-name="T1"> </text:span><text:span text:style-name="T51">ﮊ</text:span><text:span text:style-name="T1"> </text:span><text:span text:style-name="T51">ﮋ</text:span></text:p>
      <text:p text:style-name="P22"><text:span text:style-name="T1"><text:s/></text:span><text:span text:style-name="T51">ﮌ</text:span><text:span text:style-name="T1"> </text:span><text:span text:style-name="T51">ﮍ</text:span><text:span text:style-name="T1"> </text:span><text:span text:style-name="T51">ﮎ</text:span><text:span text:style-name="T1"> </text:span><text:span text:style-name="T51">ﮏ</text:span><text:span text:style-name="T1"> </text:span><text:span text:style-name="T51">ﮐ</text:span><text:span text:style-name="T1"> </text:span><text:span text:style-name="T51">ﮑ</text:span><text:span text:style-name="T1"> </text:span><text:span text:style-name="T51">ﮒ</text:span><text:span text:style-name="T1"> </text:span><text:span text:style-name="T51">ﮓ</text:span><text:span text:style-name="T1"> </text:span><text:span text:style-name="T51">ﮔ</text:span><text:span text:style-name="T1"> </text:span><text:span text:style-name="T51">ﮕ</text:span><text:span text:style-name="T1"> </text:span><text:span text:style-name="T51">ﮖ</text:span><text:span text:style-name="T1"> </text:span><text:span text:style-name="T51">ﮗ</text:span></text:p>
      <text:p text:style-name="P22"><text:span text:style-name="T1"><text:s/></text:span><text:span text:style-name="T51">ﮘ</text:span><text:span text:style-name="T1"> </text:span><text:span text:style-name="T51">ﮙ</text:span><text:span text:style-name="T1"> </text:span><text:span text:style-name="T51">ﮚ</text:span><text:span text:style-name="T1"> </text:span><text:span text:style-name="T51">ﮛ</text:span><text:span text:style-name="T1"> </text:span><text:span text:style-name="T51">ﮜ</text:span><text:span text:style-name="T1"> </text:span><text:span text:style-name="T51">ﮝ</text:span><text:span text:style-name="T1"> </text:span><text:span text:style-name="T51">ﮞ</text:span><text:span text:style-name="T1"> </text:span><text:span text:style-name="T51">ﮟ</text:span><text:span text:style-name="T1"> </text:span><text:span text:style-name="T51">ﮠ</text:span></text:p>
      <text:p text:style-name="P22"><text:span text:style-name="T51">ﮡ</text:span><text:span text:style-name="T1"> </text:span><text:span text:style-name="T51">ﮢ</text:span><text:span text:style-name="T1"> </text:span><text:span text:style-name="T51">ﮣﮤ</text:span><text:span text:style-name="T1"> </text:span><text:span text:style-name="T51">ﮥ</text:span><text:span text:style-name="T1"> </text:span><text:span text:style-name="T51">ﮦ</text:span><text:span text:style-name="T1"> </text:span><text:span text:style-name="T51">ﮧ</text:span><text:span text:style-name="T1"> </text:span><text:span text:style-name="T51">ﮨ</text:span><text:span text:style-name="T1"> </text:span><text:span text:style-name="T51">ﮩ</text:span><text:span text:style-name="T1"> </text:span><text:span text:style-name="T51">ﮪ</text:span><text:span text:style-name="T1"> </text:span><text:span text:style-name="T51">ﮫﮬ</text:span><text:span text:style-name="T1"> </text:span><text:span text:style-name="T51">ﮭ</text:span><text:span text:style-name="T1"> </text:span><text:span text:style-name="T51">ﮮ</text:span><text:span text:style-name="T1"> </text:span><text:span text:style-name="T51">ﮯ</text:span></text:p>
      <text:p text:style-name="P22"><text:span text:style-name="T51">ﮰ</text:span><text:span text:style-name="T1"> </text:span><text:span text:style-name="T51">ﮱ</text:span><text:span text:style-name="T1"> </text:span><text:span text:style-name="T51">ﯓﯔﯕﯖﯗﯘﯙﯚﯛﯜ</text:span><text:span text:style-name="T1"> </text:span><text:span text:style-name="T51">ﯝ</text:span></text:p>
      <text:p text:style-name="P22"><text:span text:style-name="T1"><text:s/></text:span><text:span text:style-name="T51">ﯞ</text:span><text:span text:style-name="T1"> </text:span><text:span text:style-name="T51">ﯟ</text:span><text:span text:style-name="T1"> </text:span><text:span text:style-name="T51">ﯠ</text:span><text:span text:style-name="T1"> </text:span><text:span text:style-name="T51">ﯡ</text:span><text:span text:style-name="T1"> </text:span><text:span text:style-name="T51">ﯢ</text:span><text:span text:style-name="T1"> </text:span><text:span text:style-name="T51">ﯣ</text:span><text:span text:style-name="T1"> </text:span><text:span text:style-name="T51">ﯤ</text:span><text:span text:style-name="T1"> </text:span><text:span text:style-name="T51">ﯥ</text:span><text:span text:style-name="T1"> </text:span><text:span text:style-name="T51">ﯦ</text:span></text:p>
      <text:p text:style-name="P42"><text:span text:style-name="T51">ﯧ</text:span><text:span text:style-name="T1"> </text:span><text:span text:style-name="T51">ﯨ</text:span><text:span text:style-name="T1"> </text:span><text:span text:style-name="T51">ﯩ</text:span><text:span text:style-name="T1"> </text:span><text:span text:style-name="T51">ﯪ</text:span><text:span text:style-name="T1"> </text:span><text:span text:style-name="T51">ﯫ</text:span><text:span text:style-name="T1"> </text:span><text:span text:style-name="T51">ﯬ</text:span><text:span text:style-name="T1"> </text:span><text:span text:style-name="T51">ﯭ</text:span></text:p>
      <text:p text:style-name="P22"><text:span text:style-name="T51">ﯮ</text:span><text:span text:style-name="T1"> </text:span><text:span text:style-name="T51">ﯯ</text:span><text:span text:style-name="T1"> </text:span><text:span text:style-name="T51">ﯰ</text:span><text:span text:style-name="T1"> </text:span><text:span text:style-name="T51">ﯱ</text:span><text:span text:style-name="T1"> </text:span><text:span text:style-name="T51">ﯲ</text:span><text:span text:style-name="T1"> </text:span><text:span text:style-name="T51">ﯳ</text:span><text:span text:style-name="T1"> </text:span><text:span text:style-name="T51">ﯴ</text:span><text:span text:style-name="T1"> </text:span><text:span text:style-name="T51">ﯵ</text:span><text:span text:style-name="T1"> </text:span><text:span text:style-name="T51">ﯶ</text:span><text:span text:style-name="T1"> </text:span><text:span text:style-name="T51">ﯷ</text:span><text:span text:style-name="T1"> </text:span><text:span text:style-name="T51">ﯸ</text:span></text:p>
      <text:p text:style-name="P22"><text:span text:style-name="T51">ﯹ</text:span><text:span text:style-name="T1"> </text:span><text:span text:style-name="T51">ﯺ</text:span><text:span text:style-name="T1"> </text:span><text:span text:style-name="T51">ﯻ</text:span><text:span text:style-name="T1"> </text:span><text:span text:style-name="T51">ﯼ</text:span><text:span text:style-name="T1"> </text:span><text:span text:style-name="T51">ﯽ</text:span><text:span text:style-name="T1"> </text:span><text:span text:style-name="T51">ﯾ</text:span><text:span text:style-name="T1"> </text:span><text:span text:style-name="T51">ﯿ</text:span><text:span text:style-name="T1"> </text:span><text:span text:style-name="T51">ﰀ</text:span><text:span text:style-name="T1"> </text:span><text:span text:style-name="T51">ﰁ</text:span><text:span text:style-name="T1"> </text:span><text:span text:style-name="T51">ﰂ</text:span></text:p>
      <text:p text:style-name="P7"><text:span text:style-name="T53">ﭑ</text:span><text:span text:style-name="T1"> </text:span><text:span text:style-name="T53">ﭒ</text:span><text:span text:style-name="T1"> </text:span><text:span text:style-name="T53">ﭓ</text:span><text:span text:style-name="T1"> </text:span><text:span text:style-name="T53">ﭔ</text:span><text:span text:style-name="T1"> </text:span><text:span text:style-name="T53">ﭕ</text:span><text:span text:style-name="T1"> </text:span><text:span text:style-name="T53">ﭖ</text:span><text:span text:style-name="T1"> </text:span><text:span text:style-name="T53">ﭗ</text:span><text:span text:style-name="T1"> </text:span><text:span text:style-name="T53">ﭘ</text:span><text:span text:style-name="T1"> </text:span><text:span text:style-name="T53">ﭙ</text:span></text:p>
      <text:p text:style-name="P24"><text:span text:style-name="T1"><text:s/></text:span><text:span text:style-name="T53">ﭚ</text:span><text:span text:style-name="T1"> </text:span><text:span text:style-name="T53">ﭛ</text:span><text:span text:style-name="T1"> </text:span><text:span text:style-name="T53">ﭜ</text:span><text:span text:style-name="T1"> </text:span><text:span text:style-name="T53">ﭝ</text:span><text:span text:style-name="T1"> </text:span><text:span text:style-name="T53">ﭞ</text:span><text:span text:style-name="T1"> </text:span><text:span text:style-name="T53">ﭟ</text:span><text:span text:style-name="T1"> </text:span><text:span text:style-name="T53">ﭠ</text:span><text:span text:style-name="T1"> </text:span><text:span text:style-name="T53">ﭡ</text:span><text:span text:style-name="T1"> </text:span><text:span text:style-name="T53">ﭢ</text:span><text:span text:style-name="T1"> </text:span><text:span text:style-name="T53">ﭣ</text:span><text:span text:style-name="T1"> </text:span><text:span text:style-name="T53">ﭤ</text:span><text:span text:style-name="T1"> </text:span><text:span text:style-name="T53">ﭥ</text:span><text:span text:style-name="T1"> </text:span><text:span text:style-name="T53">ﭦ</text:span></text:p>
      <text:p text:style-name="P24"><text:span text:style-name="T1"><text:s/></text:span><text:span text:style-name="T53">ﭧ</text:span><text:span text:style-name="T1"> </text:span><text:span text:style-name="T53">ﭨ</text:span><text:span text:style-name="T1"> </text:span><text:span text:style-name="T53">ﭩ</text:span><text:span text:style-name="T1"> </text:span><text:span text:style-name="T53">ﭪ</text:span><text:span text:style-name="T1"> </text:span><text:span text:style-name="T53">ﭫ</text:span><text:span text:style-name="T1"> </text:span><text:span text:style-name="T53">ﭬ</text:span><text:span text:style-name="T1"> </text:span><text:span text:style-name="T53">ﭭ</text:span><text:span text:style-name="T1"> </text:span><text:span text:style-name="T53">ﭮ</text:span><text:span text:style-name="T1"> </text:span><text:span text:style-name="T53">ﭯ</text:span><text:span text:style-name="T1"> </text:span><text:span text:style-name="T53">ﭰ</text:span><text:span text:style-name="T1"> </text:span><text:span text:style-name="T53">ﭱ</text:span></text:p>
      <text:p text:style-name="P24"><text:span text:style-name="T1"><text:s/></text:span><text:span text:style-name="T53">ﭲ</text:span><text:span text:style-name="T1"> </text:span><text:span text:style-name="T53">ﭳ</text:span><text:span text:style-name="T1"> </text:span><text:span text:style-name="T53">ﭴ</text:span><text:span text:style-name="T1"> </text:span><text:span text:style-name="T53">ﭵ</text:span><text:span text:style-name="T1"> </text:span><text:span text:style-name="T53">ﭶ</text:span><text:span text:style-name="T1"> </text:span><text:span text:style-name="T53">ﭷ</text:span><text:span text:style-name="T1"> </text:span><text:span text:style-name="T53">ﭸ</text:span><text:span text:style-name="T1"> </text:span><text:span text:style-name="T53">ﭹ</text:span><text:span text:style-name="T1"> </text:span><text:span text:style-name="T53">ﭺ</text:span><text:span text:style-name="T1"> </text:span><text:span text:style-name="T53">ﭻ</text:span></text:p>
      <text:p text:style-name="P24"><text:span text:style-name="T1"><text:s/></text:span><text:span text:style-name="T53">ﭼ</text:span><text:span text:style-name="T1"> </text:span><text:span text:style-name="T53">ﭽ</text:span><text:span text:style-name="T1"> </text:span><text:span text:style-name="T53">ﭾ</text:span><text:span text:style-name="T1"> </text:span><text:span text:style-name="T53">ﭿ</text:span><text:span text:style-name="T1"> </text:span><text:span text:style-name="T53">ﮀ</text:span><text:span text:style-name="T1"> </text:span><text:span text:style-name="T53">ﮁ</text:span><text:span text:style-name="T1"> </text:span><text:span text:style-name="T53">ﮂ</text:span><text:span text:style-name="T1"> </text:span><text:span text:style-name="T53">ﮃ</text:span><text:span text:style-name="T1"> </text:span><text:span text:style-name="T53">ﮄ</text:span><text:span text:style-name="T1"> </text:span><text:span text:style-name="T53">ﮅ</text:span></text:p>
      <text:p text:style-name="P24"><text:span text:style-name="T1"><text:s/></text:span><text:span text:style-name="T53">ﮆ</text:span><text:span text:style-name="T1"> </text:span><text:span text:style-name="T53">ﮇ</text:span><text:span text:style-name="T1"> </text:span><text:span text:style-name="T53">ﮈ</text:span><text:span text:style-name="T1"> </text:span><text:span text:style-name="T53">ﮉ</text:span><text:span text:style-name="T1"> </text:span><text:span text:style-name="T53">ﮊ</text:span><text:span text:style-name="T1"> </text:span><text:span text:style-name="T53">ﮋ</text:span><text:span text:style-name="T1"> </text:span><text:span text:style-name="T53">ﮌ</text:span><text:span text:style-name="T1"> </text:span><text:span text:style-name="T53">ﮍ</text:span><text:span text:style-name="T1"> </text:span><text:span text:style-name="T53">ﮎ</text:span><text:span text:style-name="T1"> </text:span><text:span text:style-name="T53">ﮏ</text:span></text:p>
      <text:p text:style-name="P24"><text:span text:style-name="T1"><text:s/></text:span><text:span text:style-name="T53">ﮐ</text:span><text:span text:style-name="T1"> </text:span><text:span text:style-name="T53">ﮑ</text:span><text:span text:style-name="T1"> </text:span><text:span text:style-name="T53">ﮒ</text:span><text:span text:style-name="T1"> </text:span><text:span text:style-name="T53">ﮓ</text:span><text:span text:style-name="T1"> </text:span><text:span text:style-name="T53">ﮔ</text:span><text:span text:style-name="T1"> </text:span><text:span text:style-name="T53">ﮕ</text:span><text:span text:style-name="T1"> </text:span><text:span text:style-name="T53">ﮖ</text:span><text:span text:style-name="T1"> </text:span><text:span text:style-name="T53">ﮗ</text:span><text:span text:style-name="T1"> </text:span><text:span text:style-name="T53">ﮘ</text:span><text:span text:style-name="T1"> </text:span><text:span text:style-name="T53">ﮙ</text:span><text:span text:style-name="T1"> </text:span><text:span text:style-name="T53">ﮚ</text:span><text:span text:style-name="T1"> </text:span><text:span text:style-name="T53">ﮛ</text:span></text:p>
      <text:p text:style-name="P24"><text:span text:style-name="T1"><text:s/></text:span><text:span text:style-name="T53">ﮜ</text:span><text:span text:style-name="T1"> </text:span><text:span text:style-name="T53">ﮝ</text:span><text:span text:style-name="T1"> </text:span><text:span text:style-name="T53">ﮞ</text:span><text:span text:style-name="T1"> </text:span><text:span text:style-name="T53">ﮟ</text:span><text:span text:style-name="T1"> </text:span><text:span text:style-name="T53">ﮠ</text:span><text:span text:style-name="T1"> </text:span><text:span text:style-name="T53">ﮡ</text:span><text:span text:style-name="T1"> </text:span><text:span text:style-name="T53">ﮢ</text:span><text:span text:style-name="T1"> </text:span><text:span text:style-name="T53">ﮣ</text:span><text:span text:style-name="T1"> </text:span><text:span text:style-name="T53">ﮤ</text:span><text:span text:style-name="T1"> </text:span><text:span text:style-name="T53">ﮥ</text:span></text:p>
      <text:p text:style-name="P24"><text:span text:style-name="T53">ﮦ</text:span><text:span text:style-name="T1"> </text:span><text:span text:style-name="T53">ﮧ</text:span><text:span text:style-name="T1"> </text:span><text:span text:style-name="T53">ﮨ</text:span><text:span text:style-name="T1"> </text:span><text:span text:style-name="T53">ﮩ</text:span><text:span text:style-name="T1"> </text:span><text:span text:style-name="T53">ﮪ</text:span><text:span text:style-name="T1"> </text:span><text:span text:style-name="T53">ﮫ</text:span><text:span text:style-name="T1"> </text:span><text:span text:style-name="T53">ﮬ</text:span><text:span text:style-name="T1"> </text:span><text:span text:style-name="T53">ﮭ</text:span><text:span text:style-name="T1"> </text:span><text:span text:style-name="T53">ﮮ</text:span><text:span text:style-name="T1"> </text:span><text:span text:style-name="T53">ﮯ</text:span><text:span text:style-name="T1"> </text:span><text:span text:style-name="T53">ﮰ</text:span></text:p>
      <text:p text:style-name="P24"><text:span text:style-name="T1"><text:s/></text:span><text:span text:style-name="T53">ﮱ</text:span><text:span text:style-name="T1"> </text:span><text:span text:style-name="T53">ﯓ</text:span><text:span text:style-name="T1"> </text:span><text:span text:style-name="T53">ﯔ</text:span><text:span text:style-name="T1"> </text:span><text:span text:style-name="T53">ﯕ</text:span><text:span text:style-name="T1"> </text:span><text:span text:style-name="T53">ﯖﯗ</text:span><text:span text:style-name="T1"> </text:span><text:span text:style-name="T53">ﯘ</text:span><text:span text:style-name="T1"> </text:span><text:span text:style-name="T53">ﯙ</text:span><text:span text:style-name="T1"> </text:span><text:span text:style-name="T53">ﯚ</text:span><text:span text:style-name="T1"> </text:span><text:span text:style-name="T53">ﯛ</text:span><text:span text:style-name="T1"> </text:span><text:span text:style-name="T53">ﯜ</text:span><text:span text:style-name="T1"> </text:span><text:span text:style-name="T53">ﯝ</text:span></text:p>
      <text:p text:style-name="P61"><text:span text:style-name="T1"><text:s/></text:span><text:span text:style-name="T53">ﯞ</text:span><text:span text:style-name="T1"> </text:span><text:span text:style-name="T53">ﯟ</text:span><text:span text:style-name="T1"> </text:span><text:span text:style-name="T53">ﯠ</text:span><text:span text:style-name="T1"> </text:span><text:span text:style-name="T53">ﯡ</text:span><text:span text:style-name="T1"> </text:span><text:span text:style-name="T53">ﯢ</text:span><text:span text:style-name="T1"> </text:span><text:span text:style-name="T53">ﯣ</text:span><text:span text:style-name="T1"> </text:span><text:span text:style-name="T53">ﯤ</text:span><text:span text:style-name="T1"> </text:span><text:span text:style-name="T53">ﯥ</text:span><text:span text:style-name="T1"> </text:span><text:span text:style-name="T53">ﯦ</text:span><text:span text:style-name="T1"> </text:span><text:span text:style-name="T53">ﯧ</text:span><text:span text:style-name="T30"> </text:span></text:p>
      <text:p text:style-name="P24"><text:span text:style-name="T1"><text:s/></text:span><text:span text:style-name="T53">ﯨ</text:span><text:span text:style-name="T1"> </text:span><text:span text:style-name="T53">ﯩ</text:span><text:span text:style-name="T1"> </text:span><text:span text:style-name="T53">ﯪ</text:span><text:span text:style-name="T1"> </text:span><text:span text:style-name="T53">ﯫ</text:span><text:span text:style-name="T1"> </text:span><text:span text:style-name="T53">ﯬ</text:span><text:span text:style-name="T1"> </text:span><text:span text:style-name="T53">ﯭ</text:span><text:span text:style-name="T1"> </text:span><text:span text:style-name="T53">ﯮ</text:span><text:span text:style-name="T1"> </text:span><text:span text:style-name="T53">ﯯ</text:span><text:span text:style-name="T1"> </text:span><text:span text:style-name="T53">ﯰ</text:span><text:span text:style-name="T1"> </text:span><text:span text:style-name="T53">ﯱ</text:span><text:span text:style-name="T1"> </text:span><text:span text:style-name="T53">ﯲ</text:span><text:span text:style-name="T1"> </text:span><text:span text:style-name="T53">ﯳ</text:span></text:p>
      <text:p text:style-name="P24"><text:span text:style-name="T1"><text:s/></text:span><text:span text:style-name="T53">ﯴ</text:span><text:span text:style-name="T1"> </text:span><text:span text:style-name="T53">ﯵ</text:span><text:span text:style-name="T1"> </text:span><text:span text:style-name="T53">ﯶ</text:span><text:span text:style-name="T1"> </text:span><text:span text:style-name="T53">ﯷ</text:span><text:span text:style-name="T1"> </text:span><text:span text:style-name="T53">ﯸ</text:span><text:span text:style-name="T1"> </text:span><text:span text:style-name="T53">ﯹ</text:span><text:span text:style-name="T1"> </text:span><text:span text:style-name="T53">ﯺ</text:span><text:span text:style-name="T1"> </text:span><text:span text:style-name="T53">ﯻ</text:span><text:span text:style-name="T1"> </text:span><text:span text:style-name="T53">ﯼ</text:span><text:span text:style-name="T1"> </text:span><text:span text:style-name="T53">ﯽ</text:span><text:span text:style-name="T1"> </text:span><text:span text:style-name="T53">ﯾ</text:span></text:p>
      <text:p text:style-name="P24"><text:span text:style-name="T1"><text:s/></text:span><text:span text:style-name="T53">ﯿ</text:span><text:span text:style-name="T1"> </text:span><text:span text:style-name="T53">ﰀ</text:span><text:span text:style-name="T1"> </text:span><text:span text:style-name="T53">ﰁ</text:span><text:span text:style-name="T1"> </text:span><text:span text:style-name="T53">ﰂ</text:span><text:span text:style-name="T1"> </text:span><text:span text:style-name="T53">ﰃ</text:span><text:span text:style-name="T1"> </text:span><text:span text:style-name="T53">ﰄ</text:span><text:span text:style-name="T1"> </text:span><text:span text:style-name="T53">ﰅ</text:span><text:span text:style-name="T1"> </text:span><text:span text:style-name="T53">ﰆ</text:span><text:span text:style-name="T1"> </text:span><text:span text:style-name="T53">ﰇ</text:span><text:span text:style-name="T1"> </text:span><text:span text:style-name="T53">ﰈ</text:span></text:p>
      <text:p text:style-name="P61"><text:span text:style-name="T30"><text:s/></text:span><text:span text:style-name="T53">ﰉ</text:span><text:span text:style-name="T1"> </text:span><text:span text:style-name="T53">ﰊ</text:span><text:span text:style-name="T1"> </text:span><text:span text:style-name="T53">ﰋ</text:span><text:span text:style-name="T1"> </text:span><text:span text:style-name="T53">ﰌ</text:span><text:span text:style-name="T1"> </text:span><text:span text:style-name="T53">ﰍ</text:span><text:span text:style-name="T1"> </text:span><text:span text:style-name="T53">ﰎ</text:span><text:span text:style-name="T1"> </text:span><text:span text:style-name="T53">ﰏ</text:span><text:span text:style-name="T1"> </text:span><text:span text:style-name="T53">ﰐ</text:span></text:p>
      <text:p text:style-name="P73">ﮌﯵ</text:p>
      <text:p text:style-name="P51">ﭔﭕﭖ</text:p>
      <text:p text:style-name="P25"><text:span text:style-name="T54">ﭑ</text:span><text:span text:style-name="T1"> </text:span><text:span text:style-name="T54">ﭒ</text:span><text:span text:style-name="T1"> </text:span><text:span text:style-name="T54">ﭓ</text:span><text:span text:style-name="T1"> </text:span><text:span text:style-name="T54">ﭔ</text:span><text:span text:style-name="T1"> </text:span><text:span text:style-name="T54">ﭕ</text:span><text:span text:style-name="T1"> </text:span><text:span text:style-name="T54">ﭖ</text:span><text:span text:style-name="T1"> </text:span><text:span text:style-name="T54">ﭗ</text:span><text:span text:style-name="T1"> </text:span><text:span text:style-name="T54">ﭘ</text:span><text:span text:style-name="T1"> </text:span><text:span text:style-name="T54">ﭙ</text:span><text:span text:style-name="T1"> </text:span><text:span text:style-name="T54">ﭚ</text:span><text:span text:style-name="T1"> </text:span><text:span text:style-name="T54">ﭛ</text:span><text:span text:style-name="T1"> </text:span><text:span text:style-name="T54">ﭜ</text:span></text:p>
      <text:p text:style-name="P25"><text:span text:style-name="T1"><text:s/></text:span><text:span text:style-name="T54">ﭝ</text:span><text:span text:style-name="T1"> </text:span><text:span text:style-name="T54">ﭞ</text:span><text:span text:style-name="T1"> </text:span><text:span text:style-name="T54">ﭟ</text:span><text:span text:style-name="T1"> </text:span><text:span text:style-name="T54">ﭠ</text:span><text:span text:style-name="T1"> </text:span><text:span text:style-name="T54">ﭡ</text:span><text:span text:style-name="T1"> </text:span><text:span text:style-name="T54">ﭢ</text:span><text:span text:style-name="T1"> </text:span><text:span text:style-name="T54">ﭣﭤ</text:span><text:span text:style-name="T1"> </text:span><text:span text:style-name="T54">ﭥ</text:span><text:span text:style-name="T1"> </text:span><text:span text:style-name="T54">ﭦ</text:span><text:span text:style-name="T1"> </text:span><text:span text:style-name="T54">ﭧ</text:span><text:span text:style-name="T1"> </text:span><text:span text:style-name="T54">ﭨ</text:span><text:span text:style-name="T1"> </text:span><text:span text:style-name="T54">ﭩ</text:span></text:p>
      <text:p text:style-name="P25"><text:span text:style-name="T1"><text:s/></text:span><text:span text:style-name="T54">ﭪ</text:span><text:span text:style-name="T1"> </text:span><text:span text:style-name="T54">ﭫ</text:span><text:span text:style-name="T1"> </text:span><text:span text:style-name="T54">ﭬ</text:span><text:span text:style-name="T1"> </text:span><text:span text:style-name="T54">ﭭ</text:span><text:span text:style-name="T1"> </text:span><text:span text:style-name="T54">ﭮ</text:span><text:span text:style-name="T1"> </text:span><text:span text:style-name="T54">ﭯ</text:span><text:span text:style-name="T1"> </text:span><text:span text:style-name="T54">ﭰ</text:span><text:span text:style-name="T1"> </text:span><text:span text:style-name="T54">ﭱ</text:span><text:span text:style-name="T1"> </text:span><text:span text:style-name="T54">ﭲ</text:span><text:span text:style-name="T1"> </text:span><text:span text:style-name="T54">ﭳ</text:span><text:span text:style-name="T1"> </text:span><text:span text:style-name="T54">ﭴ</text:span><text:span text:style-name="T1"> </text:span><text:span text:style-name="T54">ﭵ</text:span></text:p>
      <text:p text:style-name="P25"><text:span text:style-name="T1"><text:s/></text:span><text:span text:style-name="T54">ﭶ</text:span><text:span text:style-name="T1"> </text:span><text:span text:style-name="T54">ﭷ</text:span><text:span text:style-name="T1"> </text:span><text:span text:style-name="T54">ﭸ</text:span><text:span text:style-name="T1"> </text:span><text:span text:style-name="T54">ﭹ</text:span><text:span text:style-name="T1"> </text:span><text:span text:style-name="T54">ﭺ</text:span><text:span text:style-name="T1"> </text:span><text:span text:style-name="T54">ﭻ</text:span><text:span text:style-name="T1"> </text:span><text:span text:style-name="T54">ﭼ</text:span><text:span text:style-name="T1"> </text:span><text:span text:style-name="T54">ﭽ</text:span><text:span text:style-name="T1"> </text:span><text:span text:style-name="T54">ﭾ</text:span><text:span text:style-name="T1"> </text:span><text:span text:style-name="T54">ﭿ</text:span><text:span text:style-name="T1"> </text:span><text:span text:style-name="T54">ﮀ</text:span><text:span text:style-name="T1"> </text:span><text:span text:style-name="T54">ﮁ</text:span></text:p>
      <text:p text:style-name="P25"><text:span text:style-name="T54">ﮂ</text:span><text:span text:style-name="T1"> </text:span><text:span text:style-name="T54">ﮃ</text:span><text:span text:style-name="T1"> </text:span><text:span text:style-name="T54">ﮄ</text:span><text:span text:style-name="T1"> </text:span><text:span text:style-name="T54">ﮅ</text:span><text:span text:style-name="T1"> </text:span><text:span text:style-name="T54">ﮆ</text:span><text:span text:style-name="T1"> </text:span><text:span text:style-name="T54">ﮇ</text:span><text:span text:style-name="T1"> </text:span><text:span text:style-name="T54">ﮈ</text:span><text:span text:style-name="T1"> </text:span><text:span text:style-name="T54">ﮉ</text:span><text:span text:style-name="T1"> </text:span><text:span text:style-name="T54">ﮊ</text:span><text:span text:style-name="T1"> </text:span><text:span text:style-name="T54">ﮋ</text:span><text:span text:style-name="T1"> </text:span><text:span text:style-name="T54">ﮌ</text:span><text:span text:style-name="T1"> </text:span><text:span text:style-name="T54">ﮍ</text:span></text:p>
      <text:p text:style-name="P25"><text:span text:style-name="T1"><text:s/></text:span><text:span text:style-name="T54">ﮎ</text:span><text:span text:style-name="T1"> </text:span><text:span text:style-name="T54">ﮏ</text:span><text:span text:style-name="T1"> </text:span><text:span text:style-name="T54">ﮐ</text:span><text:span text:style-name="T1"> </text:span><text:span text:style-name="T54">ﮑ</text:span><text:span text:style-name="T1"> </text:span><text:span text:style-name="T54">ﮒ</text:span><text:span text:style-name="T1"> </text:span><text:span text:style-name="T54">ﮓ</text:span><text:span text:style-name="T1"> </text:span><text:span text:style-name="T54">ﮔ</text:span><text:span text:style-name="T1"> </text:span><text:span text:style-name="T54">ﮕ</text:span><text:span text:style-name="T1"> </text:span><text:span text:style-name="T54">ﮖ</text:span><text:span text:style-name="T1"> </text:span><text:span text:style-name="T54">ﮗ</text:span><text:span text:style-name="T1"> </text:span><text:span text:style-name="T54">ﮘ</text:span><text:span text:style-name="T1"> </text:span><text:span text:style-name="T54">ﮙ</text:span></text:p>
      <text:p text:style-name="P25"><text:span text:style-name="T1"><text:s/></text:span><text:span text:style-name="T54">ﮚ</text:span><text:span text:style-name="T1"> </text:span><text:span text:style-name="T54">ﮛ</text:span><text:span text:style-name="T1"> </text:span><text:span text:style-name="T54">ﮜ</text:span><text:span text:style-name="T1"> </text:span><text:span text:style-name="T54">ﮝ</text:span><text:span text:style-name="T1"> </text:span><text:span text:style-name="T54">ﮞ</text:span><text:span text:style-name="T1"> </text:span><text:span text:style-name="T54">ﮟ</text:span><text:span text:style-name="T1"> </text:span><text:span text:style-name="T54">ﮠ</text:span><text:span text:style-name="T1"> </text:span><text:span text:style-name="T54">ﮡ</text:span><text:span text:style-name="T1"> </text:span><text:span text:style-name="T54">ﮢ</text:span></text:p>
      <text:p text:style-name="P25"><text:span text:style-name="T1"><text:s/></text:span><text:span text:style-name="T54">ﮣ</text:span><text:span text:style-name="T1"> </text:span><text:span text:style-name="T54">ﮤ</text:span><text:span text:style-name="T1"> </text:span><text:span text:style-name="T54">ﮥ</text:span><text:span text:style-name="T1"> </text:span><text:span text:style-name="T54">ﮦ</text:span><text:span text:style-name="T1"> </text:span><text:span text:style-name="T54">ﮧ</text:span><text:span text:style-name="T1"> </text:span><text:span text:style-name="T54">ﮨ</text:span><text:span text:style-name="T1"> </text:span><text:span text:style-name="T54">ﮩ</text:span><text:span text:style-name="T1"> </text:span><text:span text:style-name="T54">ﮪ</text:span><text:span text:style-name="T1"> </text:span><text:span text:style-name="T54">ﮫﮬ</text:span><text:span text:style-name="T1"> </text:span><text:span text:style-name="T54">ﮭ</text:span></text:p>
      <text:p text:style-name="P25"><text:span text:style-name="T1"><text:s/></text:span><text:span text:style-name="T54">ﮮ</text:span><text:span text:style-name="T1"> </text:span><text:span text:style-name="T54">ﮯ</text:span><text:span text:style-name="T1"> </text:span><text:span text:style-name="T54">ﮰ</text:span><text:span text:style-name="T1"> </text:span><text:span text:style-name="T54">ﮱ</text:span><text:span text:style-name="T1"> </text:span><text:span text:style-name="T54">ﯓ</text:span><text:span text:style-name="T1"> </text:span><text:span text:style-name="T54">ﯔ</text:span><text:span text:style-name="T1"> </text:span><text:span text:style-name="T54">ﯕ</text:span><text:span text:style-name="T1"> </text:span><text:span text:style-name="T54">ﯖ</text:span><text:span text:style-name="T1"> </text:span><text:span text:style-name="T54">ﯗ</text:span><text:span text:style-name="T1"> </text:span><text:span text:style-name="T54">ﯘ</text:span><text:span text:style-name="T1"> </text:span><text:span text:style-name="T54">ﯙ</text:span><text:span text:style-name="T1"> </text:span><text:span text:style-name="T54">ﯚ</text:span></text:p>
      <text:p text:style-name="P25"><text:span text:style-name="T1"><text:s/></text:span><text:span text:style-name="T54">ﯛ</text:span><text:span text:style-name="T1"> </text:span><text:span text:style-name="T54">ﯜ</text:span><text:span text:style-name="T1"> </text:span><text:span text:style-name="T54">ﯝ</text:span><text:span text:style-name="T1"> </text:span><text:span text:style-name="T54">ﯞ</text:span><text:span text:style-name="T1"> </text:span><text:span text:style-name="T54">ﯟ</text:span><text:span text:style-name="T1"> </text:span><text:span text:style-name="T54">ﯠ</text:span><text:span text:style-name="T1"> </text:span><text:span text:style-name="T54">ﯡ</text:span><text:span text:style-name="T1"> </text:span><text:span text:style-name="T54">ﯢ</text:span><text:span text:style-name="T1"> </text:span><text:span text:style-name="T54">ﯣ</text:span><text:span text:style-name="T1"> </text:span><text:span text:style-name="T54">ﯤ</text:span><text:span text:style-name="T1"> </text:span><text:span text:style-name="T54">ﯥ</text:span><text:span text:style-name="T1"> </text:span><text:span text:style-name="T54">ﯦ</text:span></text:p>
      <text:p text:style-name="P25"><text:span text:style-name="T1"><text:s/></text:span><text:span text:style-name="T54">ﯧ</text:span><text:span text:style-name="T1"> </text:span><text:span text:style-name="T54">ﯨ</text:span><text:span text:style-name="T1"> </text:span><text:span text:style-name="T54">ﯩﯪ</text:span><text:span text:style-name="T1"> </text:span><text:span text:style-name="T54">ﯫ</text:span><text:span text:style-name="T1"> </text:span><text:span text:style-name="T54">ﯬ</text:span><text:span text:style-name="T1"> </text:span><text:span text:style-name="T54">ﯭ</text:span><text:span text:style-name="T1"> </text:span><text:span text:style-name="T54">ﯮ</text:span><text:span text:style-name="T1"> </text:span><text:span text:style-name="T54">ﯯ</text:span><text:span text:style-name="T1"> </text:span><text:span text:style-name="T54">ﯰ</text:span><text:span text:style-name="T1"> </text:span><text:span text:style-name="T54">ﯱ</text:span><text:span text:style-name="T1"> </text:span><text:span text:style-name="T54">ﯲ</text:span><text:span text:style-name="T1"> </text:span><text:span text:style-name="T54">ﯳ</text:span></text:p>
      <text:p text:style-name="P25"><text:span text:style-name="T1"><text:s/></text:span><text:span text:style-name="T54">ﯴ</text:span><text:span text:style-name="T1"> </text:span><text:span text:style-name="T54">ﯵ</text:span><text:span text:style-name="T1"> </text:span><text:span text:style-name="T54">ﯶ</text:span><text:span text:style-name="T1"> </text:span><text:span text:style-name="T54">ﯷ</text:span><text:span text:style-name="T1"> </text:span><text:span text:style-name="T54">ﯸ</text:span><text:span text:style-name="T1"> </text:span><text:span text:style-name="T54">ﯹ</text:span><text:span text:style-name="T1"> </text:span><text:span text:style-name="T54">ﯺ</text:span><text:span text:style-name="T1"> </text:span><text:span text:style-name="T54">ﯻ</text:span><text:span text:style-name="T1"> </text:span><text:span text:style-name="T54">ﯼ</text:span><text:span text:style-name="T1"> </text:span><text:span text:style-name="T54">ﯽ</text:span><text:span text:style-name="T1"> </text:span><text:span text:style-name="T54">ﯾ</text:span></text:p>
      <text:p text:style-name="P25"><text:span text:style-name="T1"><text:s/></text:span><text:span text:style-name="T54">ﯿ</text:span><text:span text:style-name="T1"> </text:span><text:span text:style-name="T54">ﰀﰁ</text:span><text:span text:style-name="T1"> </text:span><text:span text:style-name="T54">ﰂ</text:span><text:span text:style-name="T1"> </text:span><text:span text:style-name="T54">ﰃ</text:span><text:span text:style-name="T1"> </text:span><text:span text:style-name="T54">ﰄ</text:span><text:span text:style-name="T1"> </text:span><text:span text:style-name="T54">ﰅ</text:span><text:span text:style-name="T1"> </text:span><text:span text:style-name="T54">ﰆ</text:span><text:span text:style-name="T1"> </text:span><text:span text:style-name="T54">ﰇ</text:span><text:span text:style-name="T1"> </text:span><text:span text:style-name="T54">ﰈ</text:span><text:span text:style-name="T1"> </text:span><text:span text:style-name="T54">ﰉ</text:span><text:span text:style-name="T1"> </text:span><text:span text:style-name="T54">ﰊ</text:span></text:p>
      <text:p text:style-name="P8"><text:span text:style-name="T55">ﭑ</text:span><text:span text:style-name="T1"> </text:span><text:span text:style-name="T55">ﭒ</text:span><text:span text:style-name="T1"> </text:span><text:span text:style-name="T55">ﭓ</text:span><text:span text:style-name="T1"> </text:span><text:span text:style-name="T55">ﭔ</text:span><text:span text:style-name="T1"> </text:span><text:span text:style-name="T55">ﭕﭖ</text:span><text:span text:style-name="T1"> </text:span><text:span text:style-name="T55">ﭗ</text:span><text:span text:style-name="T1"> </text:span><text:span text:style-name="T55">ﭘ</text:span><text:span text:style-name="T1"> </text:span><text:span text:style-name="T55">ﭙ</text:span></text:p>
      <text:p text:style-name="P26"><text:span text:style-name="T1"><text:s/></text:span><text:span text:style-name="T55">ﭚ</text:span><text:span text:style-name="T1"> </text:span><text:span text:style-name="T55">ﭛ</text:span><text:span text:style-name="T1"> </text:span><text:span text:style-name="T55">ﭜ</text:span><text:span text:style-name="T1"> </text:span><text:span text:style-name="T55">ﭝ</text:span><text:span text:style-name="T1"> </text:span><text:span text:style-name="T55">ﭞ</text:span><text:span text:style-name="T1"> </text:span><text:span text:style-name="T55">ﭟ</text:span><text:span text:style-name="T1"> </text:span><text:span text:style-name="T55">ﭠ</text:span><text:span text:style-name="T1"> </text:span><text:span text:style-name="T55">ﭡ</text:span><text:span text:style-name="T1"> </text:span><text:span text:style-name="T55">ﭢ</text:span></text:p>
      <text:p text:style-name="P26"><text:span text:style-name="T1"><text:s/></text:span><text:span text:style-name="T55">ﭣ</text:span><text:span text:style-name="T1"> </text:span><text:span text:style-name="T55">ﭤ</text:span><text:span text:style-name="T1"> </text:span><text:span text:style-name="T55">ﭥ</text:span><text:span text:style-name="T1"> </text:span><text:span text:style-name="T55">ﭦ</text:span><text:span text:style-name="T1"> </text:span><text:span text:style-name="T55">ﭧ</text:span><text:span text:style-name="T1"> </text:span><text:span text:style-name="T55">ﭨ</text:span><text:span text:style-name="T1"> </text:span><text:span text:style-name="T55">ﭩ</text:span><text:span text:style-name="T1"> </text:span><text:span text:style-name="T55">ﭪ</text:span><text:span text:style-name="T1"> </text:span><text:span text:style-name="T55">ﭫ</text:span></text:p>
      <text:p text:style-name="P26"><text:span text:style-name="T1"><text:s/></text:span><text:span text:style-name="T55">ﭬﭭ</text:span><text:span text:style-name="T1"> </text:span><text:span text:style-name="T55">ﭮ</text:span><text:span text:style-name="T1"> </text:span><text:span text:style-name="T55">ﭯ</text:span><text:span text:style-name="T1"> </text:span><text:span text:style-name="T55">ﭰ</text:span><text:span text:style-name="T1"> </text:span><text:span text:style-name="T55">ﭱ</text:span><text:span text:style-name="T1"> </text:span><text:span text:style-name="T55">ﭲ</text:span><text:span text:style-name="T1"> </text:span><text:span text:style-name="T55">ﭳ</text:span><text:span text:style-name="T1"> </text:span><text:span text:style-name="T55">ﭴ</text:span><text:span text:style-name="T1"> </text:span><text:span text:style-name="T55">ﭵ</text:span><text:span text:style-name="T1"> </text:span><text:span text:style-name="T55">ﭶ</text:span><text:span text:style-name="T1"> </text:span><text:span text:style-name="T55">ﭷ</text:span></text:p>
      <text:p text:style-name="P26"><text:span text:style-name="T1"><text:s/></text:span><text:span text:style-name="T55">ﭸ</text:span><text:span text:style-name="T1"> </text:span><text:span text:style-name="T55">ﭹ</text:span><text:span text:style-name="T1"> </text:span><text:span text:style-name="T55">ﭺ</text:span><text:span text:style-name="T1"> </text:span><text:span text:style-name="T55">ﭻ</text:span><text:span text:style-name="T1"> </text:span><text:span text:style-name="T55">ﭼ</text:span><text:span text:style-name="T1"> </text:span><text:span text:style-name="T55">ﭽ</text:span><text:span text:style-name="T1"> </text:span><text:span text:style-name="T55">ﭾ</text:span><text:span text:style-name="T1"> </text:span><text:span text:style-name="T55">ﭿ</text:span><text:span text:style-name="T1"> </text:span><text:span text:style-name="T55">ﮀ</text:span><text:span text:style-name="T1"> </text:span><text:span text:style-name="T55">ﮁ</text:span><text:span text:style-name="T1"> </text:span><text:span text:style-name="T55">ﮂ</text:span><text:span text:style-name="T1"> </text:span><text:span text:style-name="T55">ﮃ</text:span><text:span text:style-name="T1"> </text:span><text:span text:style-name="T55">ﮄ</text:span></text:p>
      <text:p text:style-name="P26"><text:span text:style-name="T1"><text:s/></text:span><text:span text:style-name="T55">ﮅ</text:span><text:span text:style-name="T1"> </text:span><text:span text:style-name="T55">ﮆ</text:span><text:span text:style-name="T1"> </text:span><text:span text:style-name="T55">ﮇ</text:span><text:span text:style-name="T1"> </text:span><text:span text:style-name="T55">ﮈ</text:span><text:span text:style-name="T1"> </text:span><text:span text:style-name="T55">ﮉ</text:span><text:span text:style-name="T1"> </text:span><text:span text:style-name="T55">ﮊ</text:span><text:span text:style-name="T1"> </text:span><text:span text:style-name="T55">ﮋ</text:span><text:span text:style-name="T1"> </text:span><text:span text:style-name="T55">ﮌ</text:span><text:span text:style-name="T1"> </text:span><text:span text:style-name="T55">ﮍ</text:span><text:span text:style-name="T1"> </text:span><text:span text:style-name="T55">ﮎ</text:span><text:span text:style-name="T1"> </text:span><text:span text:style-name="T55">ﮏ</text:span><text:span text:style-name="T1"> </text:span><text:span text:style-name="T55">ﮐ</text:span></text:p>
      <text:p text:style-name="P26"><text:span text:style-name="T1"><text:s/></text:span><text:span text:style-name="T55">ﮑ</text:span><text:span text:style-name="T1"> </text:span><text:span text:style-name="T55">ﮒ</text:span><text:span text:style-name="T1"> </text:span><text:span text:style-name="T55">ﮓ</text:span><text:span text:style-name="T1"> </text:span><text:span text:style-name="T55">ﮔ</text:span><text:span text:style-name="T1"> </text:span><text:span text:style-name="T55">ﮕ</text:span><text:span text:style-name="T1"> </text:span><text:span text:style-name="T55">ﮖ</text:span><text:span text:style-name="T1"> </text:span><text:span text:style-name="T55">ﮗ</text:span><text:span text:style-name="T1"> </text:span><text:span text:style-name="T55">ﮘ</text:span><text:span text:style-name="T1"> </text:span><text:span text:style-name="T55">ﮙ</text:span><text:span text:style-name="T1"> </text:span><text:span text:style-name="T55">ﮚ</text:span><text:span text:style-name="T1"> </text:span><text:span text:style-name="T55">ﮛ</text:span><text:span text:style-name="T1"> </text:span><text:span text:style-name="T55">ﮜ</text:span><text:span text:style-name="T1"> </text:span><text:span text:style-name="T55">ﮝ</text:span><text:span text:style-name="T1"> </text:span><text:span text:style-name="T55">ﮞ</text:span></text:p>
      <text:p text:style-name="P26"><text:span text:style-name="T55">ﮟ</text:span><text:span text:style-name="T1"> </text:span><text:span text:style-name="T55">ﮠ</text:span><text:span text:style-name="T1"> </text:span><text:span text:style-name="T55">ﮡ</text:span><text:span text:style-name="T1"> </text:span><text:span text:style-name="T55">ﮢ</text:span><text:span text:style-name="T1"> </text:span><text:span text:style-name="T55">ﮣ</text:span><text:span text:style-name="T1"> </text:span><text:span text:style-name="T55">ﮤ</text:span><text:span text:style-name="T1"> </text:span><text:span text:style-name="T55">ﮥ</text:span><text:span text:style-name="T1"> </text:span><text:span text:style-name="T55">ﮦ</text:span><text:span text:style-name="T1"> </text:span><text:span text:style-name="T55">ﮧ</text:span><text:span text:style-name="T1"> </text:span><text:span text:style-name="T55">ﮨ</text:span><text:span text:style-name="T1"> </text:span><text:span text:style-name="T55">ﮩ</text:span><text:span text:style-name="T1"> </text:span><text:span text:style-name="T55">ﮪ</text:span><text:span text:style-name="T1"> </text:span><text:span text:style-name="T55">ﮫ</text:span></text:p>
      <text:p text:style-name="P26"><text:span text:style-name="T1"><text:s/></text:span><text:span text:style-name="T55">ﮬ</text:span><text:span text:style-name="T1"> </text:span><text:span text:style-name="T55">ﮭ</text:span><text:span text:style-name="T1"> </text:span><text:span text:style-name="T55">ﮮ</text:span><text:span text:style-name="T1"> </text:span><text:span text:style-name="T55">ﮯ</text:span><text:span text:style-name="T1"> </text:span><text:span text:style-name="T55">ﮰ</text:span><text:span text:style-name="T1"> </text:span><text:span text:style-name="T55">ﮱ</text:span><text:span text:style-name="T1"> </text:span><text:span text:style-name="T55">ﯓ</text:span><text:span text:style-name="T1"> </text:span><text:span text:style-name="T55">ﯔ</text:span><text:span text:style-name="T1"> </text:span><text:span text:style-name="T55">ﯕ</text:span><text:span text:style-name="T1"> </text:span><text:span text:style-name="T55">ﯖ</text:span><text:span text:style-name="T1"> </text:span><text:span text:style-name="T55">ﯗ</text:span><text:span text:style-name="T1"> </text:span><text:span text:style-name="T55">ﯘ</text:span></text:p>
      <text:p text:style-name="P62"><text:span text:style-name="T55">ﯙ</text:span><text:span text:style-name="T1"> </text:span><text:span text:style-name="T55">ﯚ</text:span><text:span text:style-name="T1"> </text:span><text:span text:style-name="T55">ﯛ</text:span><text:span text:style-name="T1"> </text:span><text:span text:style-name="T55">ﯜ</text:span><text:span text:style-name="T1"> </text:span><text:span text:style-name="T55">ﯝ</text:span><text:span text:style-name="T1"> </text:span><text:span text:style-name="T55">ﯞ</text:span><text:span text:style-name="T1"> </text:span><text:span text:style-name="T55">ﯟ</text:span><text:span text:style-name="T1"> </text:span><text:span text:style-name="T55">ﯠ</text:span><text:span text:style-name="T1"> </text:span><text:span text:style-name="T55">ﯡ</text:span><text:span text:style-name="T1"> </text:span><text:span text:style-name="T55">ﯢ</text:span><text:span text:style-name="T30"> </text:span></text:p>
      <text:p text:style-name="P27"><text:span text:style-name="T1"><text:s/></text:span><text:span text:style-name="T55">ﯣ</text:span><text:span text:style-name="T1"> </text:span><text:span text:style-name="T55">ﯤ</text:span><text:span text:style-name="T1"> </text:span><text:span text:style-name="T55">ﯥ</text:span><text:span text:style-name="T1"> </text:span><text:span text:style-name="T55">ﯦ</text:span><text:span text:style-name="T1"> </text:span><text:span text:style-name="T55">ﯧ</text:span><text:span text:style-name="T1"> </text:span><text:span text:style-name="T55">ﯨ</text:span><text:span text:style-name="T1"> </text:span><text:span text:style-name="T55">ﯩ</text:span><text:span text:style-name="T1"> </text:span><text:span text:style-name="T55">ﯪ</text:span><text:span text:style-name="T1"> </text:span><text:span text:style-name="T55">ﯫ</text:span><text:span text:style-name="T1"> </text:span><text:span text:style-name="T55">ﯬ</text:span><text:span text:style-name="T1"> </text:span><text:span text:style-name="T55">ﯭ</text:span><text:span text:style-name="T1"> </text:span><text:span text:style-name="T55">ﯮ</text:span></text:p>
      <text:p text:style-name="P27"><text:span text:style-name="T1"><text:s/></text:span><text:span text:style-name="T55">ﯯ</text:span><text:span text:style-name="T1"> </text:span><text:span text:style-name="T55">ﯰ</text:span><text:span text:style-name="T1"> </text:span><text:span text:style-name="T55">ﯱ</text:span><text:span text:style-name="T1"> </text:span><text:span text:style-name="T55">ﯲ</text:span><text:span text:style-name="T1"> </text:span><text:span text:style-name="T55">ﯳ</text:span><text:span text:style-name="T1"> </text:span><text:span text:style-name="T55">ﯴ</text:span><text:span text:style-name="T1"> </text:span><text:span text:style-name="T55">ﯵ</text:span><text:span text:style-name="T1"> </text:span><text:span text:style-name="T55">ﯶ</text:span><text:span text:style-name="T1"> </text:span><text:span text:style-name="T55">ﯷ</text:span><text:span text:style-name="T1"> </text:span><text:span text:style-name="T55">ﯸ</text:span><text:span text:style-name="T1"> </text:span><text:span text:style-name="T55">ﯹ</text:span><text:span text:style-name="T1"> </text:span><text:span text:style-name="T55">ﯺ</text:span></text:p>
      <text:p text:style-name="P27"><text:span text:style-name="T1"><text:s/></text:span><text:span text:style-name="T55">ﯻ</text:span><text:span text:style-name="T1"> </text:span><text:span text:style-name="T55">ﯼ</text:span><text:span text:style-name="T1"> </text:span><text:span text:style-name="T55">ﯽ</text:span><text:span text:style-name="T1"> </text:span><text:span text:style-name="T55">ﯾ</text:span><text:span text:style-name="T1"> </text:span><text:span text:style-name="T55">ﯿ</text:span><text:span text:style-name="T1"> </text:span><text:span text:style-name="T55">ﰀ</text:span><text:span text:style-name="T1"> </text:span><text:span text:style-name="T55">ﰁ</text:span><text:span text:style-name="T1"> </text:span><text:span text:style-name="T55">ﰂ</text:span><text:span text:style-name="T1"> </text:span><text:span text:style-name="T55">ﰃ</text:span><text:span text:style-name="T1"> </text:span><text:span text:style-name="T55">ﰄ</text:span><text:span text:style-name="T1"> </text:span><text:span text:style-name="T55">ﰅ</text:span></text:p>
      <text:p text:style-name="P27"><text:span text:style-name="T1"><text:s/></text:span><text:span text:style-name="T55">ﰆ</text:span><text:span text:style-name="T1"> </text:span><text:span text:style-name="T55">ﰇ</text:span><text:span text:style-name="T1"> </text:span><text:span text:style-name="T55">ﰈ</text:span><text:span text:style-name="T1"> </text:span><text:span text:style-name="T55">ﰉ</text:span><text:span text:style-name="T1"> </text:span><text:span text:style-name="T55">ﰊ</text:span><text:span text:style-name="T1"> </text:span><text:span text:style-name="T55">ﰋ</text:span><text:span text:style-name="T1"> </text:span><text:span text:style-name="T55">ﰌ</text:span><text:span text:style-name="T1"> </text:span><text:span text:style-name="T55">ﰍ</text:span><text:span text:style-name="T1"> </text:span><text:span text:style-name="T55">ﰎ</text:span><text:span text:style-name="T1"> </text:span><text:span text:style-name="T55">ﰏ</text:span></text:p>
      <text:p text:style-name="P27"><text:span text:style-name="T1"><text:s/></text:span><text:span text:style-name="T55">ﰐ</text:span><text:span text:style-name="T1"> </text:span><text:span text:style-name="T55">ﰑ</text:span><text:span text:style-name="T1"> </text:span><text:span text:style-name="T55">ﰒ</text:span><text:span text:style-name="T1"> </text:span><text:span text:style-name="T55">ﰓ</text:span><text:span text:style-name="T1"> </text:span><text:span text:style-name="T55">ﰔ</text:span><text:span text:style-name="T1"> </text:span><text:span text:style-name="T55">ﰕ</text:span><text:span text:style-name="T1"> </text:span><text:span text:style-name="T55">ﰖ</text:span><text:span text:style-name="T1"> </text:span><text:span text:style-name="T55">ﰗ</text:span><text:span text:style-name="T1"> </text:span><text:span text:style-name="T55">ﰘ</text:span></text:p>
      <text:p text:style-name="P74">ﮌﯶ</text:p>
      <text:p text:style-name="P52">ﭔﭕﭖ</text:p>
      <text:p text:style-name="P28"><text:span text:style-name="T56">ﭑ</text:span><text:span text:style-name="T1"> </text:span><text:span text:style-name="T56">ﭒ</text:span><text:span text:style-name="T1"> </text:span><text:span text:style-name="T56">ﭓ</text:span><text:span text:style-name="T1"> </text:span><text:span text:style-name="T56">ﭔ</text:span><text:span text:style-name="T1"> </text:span><text:span text:style-name="T56">ﭕ</text:span><text:span text:style-name="T1"> </text:span><text:span text:style-name="T56">ﭖ</text:span><text:span text:style-name="T1"> </text:span><text:span text:style-name="T56">ﭗ</text:span><text:span text:style-name="T1"> </text:span><text:span text:style-name="T56">ﭘ</text:span><text:span text:style-name="T1"> </text:span><text:span text:style-name="T56">ﭙ</text:span><text:span text:style-name="T1"> </text:span><text:span text:style-name="T56">ﭚ</text:span><text:span text:style-name="T1"> </text:span><text:span text:style-name="T56">ﭛ</text:span><text:span text:style-name="T1"> </text:span><text:span text:style-name="T56">ﭜ</text:span><text:span text:style-name="T1"> </text:span><text:span text:style-name="T56">ﭝ</text:span></text:p>
      <text:p text:style-name="P28"><text:span text:style-name="T1"><text:s/></text:span><text:span text:style-name="T56">ﭞ</text:span><text:span text:style-name="T1"> </text:span><text:span text:style-name="T56">ﭟ</text:span><text:span text:style-name="T1"> </text:span><text:span text:style-name="T56">ﭠ</text:span><text:span text:style-name="T1"> </text:span><text:span text:style-name="T56">ﭡ</text:span><text:span text:style-name="T1"> </text:span><text:span text:style-name="T56">ﭢ</text:span><text:span text:style-name="T1"> </text:span><text:span text:style-name="T56">ﭣ</text:span><text:span text:style-name="T1"> </text:span><text:span text:style-name="T56">ﭤ</text:span><text:span text:style-name="T1"> </text:span><text:span text:style-name="T56">ﭥ</text:span><text:span text:style-name="T1"> </text:span><text:span text:style-name="T56">ﭦ</text:span><text:span text:style-name="T1"> </text:span><text:span text:style-name="T56">ﭧ</text:span><text:span text:style-name="T1"> </text:span><text:span text:style-name="T56">ﭨ</text:span><text:span text:style-name="T1"> </text:span><text:span text:style-name="T56">ﭩ</text:span></text:p>
      <text:p text:style-name="P28"><text:span text:style-name="T1"><text:s/></text:span><text:span text:style-name="T56">ﭪ</text:span><text:span text:style-name="T1"> </text:span><text:span text:style-name="T56">ﭫ</text:span><text:span text:style-name="T1"> </text:span><text:span text:style-name="T56">ﭬ</text:span><text:span text:style-name="T1"> </text:span><text:span text:style-name="T56">ﭭ</text:span><text:span text:style-name="T1"> </text:span><text:span text:style-name="T56">ﭮ</text:span><text:span text:style-name="T1"> </text:span><text:span text:style-name="T56">ﭯ</text:span><text:span text:style-name="T1"> </text:span><text:span text:style-name="T56">ﭰ</text:span><text:span text:style-name="T1"> </text:span><text:span text:style-name="T56">ﭱ</text:span><text:span text:style-name="T1"> </text:span><text:span text:style-name="T56">ﭲ</text:span><text:span text:style-name="T1"> </text:span><text:span text:style-name="T56">ﭳ</text:span><text:span text:style-name="T1"> </text:span><text:span text:style-name="T56">ﭴ</text:span><text:span text:style-name="T1"> </text:span><text:span text:style-name="T56">ﭵ</text:span><text:span text:style-name="T1"> </text:span><text:span text:style-name="T56">ﭶ</text:span><text:span text:style-name="T1"> </text:span><text:span text:style-name="T56">ﭷ</text:span></text:p>
      <text:p text:style-name="P28"><text:span text:style-name="T1"><text:s/></text:span><text:span text:style-name="T56">ﭸ</text:span><text:span text:style-name="T1"> </text:span><text:span text:style-name="T56">ﭹ</text:span><text:span text:style-name="T1"> </text:span><text:span text:style-name="T56">ﭺ</text:span><text:span text:style-name="T1"> </text:span><text:span text:style-name="T56">ﭻ</text:span><text:span text:style-name="T1"> </text:span><text:span text:style-name="T56">ﭼ</text:span><text:span text:style-name="T1"> </text:span><text:span text:style-name="T56">ﭽ</text:span><text:span text:style-name="T1"> </text:span><text:span text:style-name="T56">ﭾ</text:span><text:span text:style-name="T1"> </text:span><text:span text:style-name="T56">ﭿ</text:span><text:span text:style-name="T1"> </text:span><text:span text:style-name="T56">ﮀ</text:span><text:span text:style-name="T1"> </text:span><text:span text:style-name="T56">ﮁ</text:span><text:span text:style-name="T1"> </text:span><text:span text:style-name="T56">ﮂ</text:span></text:p>
      <text:p text:style-name="P28"><text:span text:style-name="T1"><text:s/></text:span><text:span text:style-name="T56">ﮃ</text:span><text:span text:style-name="T1"> </text:span><text:span text:style-name="T56">ﮄ</text:span><text:span text:style-name="T1"> </text:span><text:span text:style-name="T56">ﮅ</text:span><text:span text:style-name="T1"> </text:span><text:span text:style-name="T56">ﮆ</text:span><text:span text:style-name="T1"> </text:span><text:span text:style-name="T56">ﮇ</text:span><text:span text:style-name="T1"> </text:span><text:span text:style-name="T56">ﮈ</text:span><text:span text:style-name="T1"> </text:span><text:span text:style-name="T56">ﮉ</text:span><text:span text:style-name="T1"> </text:span><text:span text:style-name="T56">ﮊ</text:span><text:span text:style-name="T1"> </text:span><text:span text:style-name="T56">ﮋ</text:span><text:span text:style-name="T1"> </text:span><text:span text:style-name="T56">ﮌ</text:span><text:span text:style-name="T1"> </text:span><text:span text:style-name="T56">ﮍ</text:span></text:p>
      <text:p text:style-name="P28"><text:span text:style-name="T1"><text:s/></text:span><text:span text:style-name="T56">ﮎ</text:span><text:span text:style-name="T1"> </text:span><text:span text:style-name="T56">ﮏ</text:span><text:span text:style-name="T1"> </text:span><text:span text:style-name="T56">ﮐ</text:span><text:span text:style-name="T1"> </text:span><text:span text:style-name="T56">ﮑ</text:span><text:span text:style-name="T1"> </text:span><text:span text:style-name="T56">ﮒ</text:span><text:span text:style-name="T1"> </text:span><text:span text:style-name="T56">ﮓ</text:span><text:span text:style-name="T1"> </text:span><text:span text:style-name="T56">ﮔ</text:span><text:span text:style-name="T1"> </text:span><text:span text:style-name="T56">ﮕ</text:span><text:span text:style-name="T1"> </text:span><text:span text:style-name="T56">ﮖ</text:span></text:p>
      <text:p text:style-name="P28"><text:span text:style-name="T1"><text:s/></text:span><text:span text:style-name="T56">ﮗ</text:span><text:span text:style-name="T1"> </text:span><text:span text:style-name="T56">ﮘ</text:span><text:span text:style-name="T1"> </text:span><text:span text:style-name="T56">ﮙ</text:span><text:span text:style-name="T1"> </text:span><text:span text:style-name="T56">ﮚ</text:span><text:span text:style-name="T1"> </text:span><text:span text:style-name="T56">ﮛ</text:span><text:span text:style-name="T1"> </text:span><text:span text:style-name="T56">ﮜ</text:span><text:span text:style-name="T1"> </text:span><text:span text:style-name="T56">ﮝ</text:span><text:span text:style-name="T1"> </text:span><text:span text:style-name="T56">ﮞ</text:span><text:span text:style-name="T1"> </text:span><text:span text:style-name="T56">ﮟ</text:span><text:span text:style-name="T1"> </text:span><text:span text:style-name="T56">ﮠ</text:span></text:p>
      <text:p text:style-name="P28"><text:span text:style-name="T1"><text:s/></text:span><text:span text:style-name="T56">ﮡ</text:span><text:span text:style-name="T1"> </text:span><text:span text:style-name="T56">ﮢ</text:span><text:span text:style-name="T1"> </text:span><text:span text:style-name="T56">ﮣ</text:span><text:span text:style-name="T1"> </text:span><text:span text:style-name="T56">ﮤ</text:span><text:span text:style-name="T1"> </text:span><text:span text:style-name="T56">ﮥ</text:span><text:span text:style-name="T1"> </text:span><text:span text:style-name="T56">ﮦ</text:span><text:span text:style-name="T1"> </text:span><text:span text:style-name="T56">ﮧ</text:span><text:span text:style-name="T1"> </text:span><text:span text:style-name="T56">ﮨ</text:span><text:span text:style-name="T1"> </text:span><text:span text:style-name="T56">ﮩ</text:span><text:span text:style-name="T1"> </text:span><text:span text:style-name="T56">ﮪ</text:span></text:p>
      <text:p text:style-name="P28"><text:span text:style-name="T1"><text:s/></text:span><text:span text:style-name="T56">ﮫ</text:span><text:span text:style-name="T1"> </text:span><text:span text:style-name="T56">ﮬ</text:span><text:span text:style-name="T1"> </text:span><text:span text:style-name="T56">ﮭ</text:span><text:span text:style-name="T1"> </text:span><text:span text:style-name="T56">ﮮ</text:span><text:span text:style-name="T1"> </text:span><text:span text:style-name="T56">ﮯ</text:span><text:span text:style-name="T1"> </text:span><text:span text:style-name="T56">ﮰ</text:span><text:span text:style-name="T1"> </text:span><text:span text:style-name="T56">ﮱ</text:span><text:span text:style-name="T1"> </text:span><text:span text:style-name="T56">ﯓ</text:span><text:span text:style-name="T1"> </text:span><text:span text:style-name="T56">ﯔ</text:span><text:span text:style-name="T1"> </text:span><text:span text:style-name="T56">ﯕ</text:span></text:p>
      <text:p text:style-name="P28"><text:span text:style-name="T1"><text:s/></text:span><text:span text:style-name="T56">ﯖ</text:span><text:span text:style-name="T1"> </text:span><text:span text:style-name="T56">ﯗ</text:span><text:span text:style-name="T1"> </text:span><text:span text:style-name="T56">ﯘ</text:span><text:span text:style-name="T1"> </text:span><text:span text:style-name="T56">ﯙ</text:span><text:span text:style-name="T1"> </text:span><text:span text:style-name="T56">ﯚ</text:span><text:span text:style-name="T1"> </text:span><text:span text:style-name="T56">ﯛ</text:span><text:span text:style-name="T1"> </text:span><text:span text:style-name="T56">ﯜ</text:span><text:span text:style-name="T1"> </text:span><text:span text:style-name="T56">ﯝ</text:span><text:span text:style-name="T1"> </text:span><text:span text:style-name="T56">ﯞ</text:span><text:span text:style-name="T1"> </text:span><text:span text:style-name="T56">ﯟ</text:span></text:p>
      <text:p text:style-name="P28"><text:span text:style-name="T1"><text:s/></text:span><text:span text:style-name="T56">ﯠ</text:span><text:span text:style-name="T1"> </text:span><text:span text:style-name="T56">ﯡ</text:span><text:span text:style-name="T1"> </text:span><text:span text:style-name="T56">ﯢ</text:span><text:span text:style-name="T1"> </text:span><text:span text:style-name="T56">ﯣ</text:span><text:span text:style-name="T1"> </text:span><text:span text:style-name="T56">ﯤ</text:span><text:span text:style-name="T1"> </text:span><text:span text:style-name="T56">ﯥ</text:span><text:span text:style-name="T1"> </text:span><text:span text:style-name="T56">ﯦ</text:span><text:span text:style-name="T1"> </text:span><text:span text:style-name="T56">ﯧ</text:span><text:span text:style-name="T1"> </text:span><text:span text:style-name="T56">ﯨ</text:span></text:p>
      <text:p text:style-name="P28"><text:span text:style-name="T1"><text:s/></text:span><text:span text:style-name="T56">ﯩ</text:span><text:span text:style-name="T1"> </text:span><text:span text:style-name="T56">ﯪ</text:span><text:span text:style-name="T1"> </text:span><text:span text:style-name="T56">ﯫ</text:span><text:span text:style-name="T1"> </text:span><text:span text:style-name="T56">ﯬ</text:span><text:span text:style-name="T1"> </text:span><text:span text:style-name="T56">ﯭ</text:span><text:span text:style-name="T1"> </text:span><text:span text:style-name="T56">ﯮ</text:span><text:span text:style-name="T1"> </text:span><text:span text:style-name="T56">ﯯﯰ</text:span><text:span text:style-name="T1"> </text:span><text:span text:style-name="T56">ﯱ</text:span><text:span text:style-name="T1"> </text:span><text:span text:style-name="T56">ﯲ</text:span><text:span text:style-name="T1"> </text:span><text:span text:style-name="T56">ﯳ</text:span></text:p>
      <text:p text:style-name="P28"><text:span text:style-name="T1"><text:s/></text:span><text:span text:style-name="T56">ﯴ</text:span><text:span text:style-name="T1"> </text:span><text:span text:style-name="T56">ﯵ</text:span><text:span text:style-name="T1"> </text:span><text:span text:style-name="T56">ﯶ</text:span><text:span text:style-name="T1"> </text:span><text:span text:style-name="T56">ﯷﯸ</text:span><text:span text:style-name="T1"> </text:span><text:span text:style-name="T56">ﯹ</text:span><text:span text:style-name="T1"> </text:span><text:span text:style-name="T56">ﯺ</text:span><text:span text:style-name="T1"> </text:span><text:span text:style-name="T56">ﯻ</text:span><text:span text:style-name="T1"> </text:span><text:span text:style-name="T56">ﯼ</text:span><text:span text:style-name="T1"> </text:span><text:span text:style-name="T56">ﯽ</text:span><text:span text:style-name="T1"> </text:span><text:span text:style-name="T56">ﯾ</text:span><text:span text:style-name="T1"> </text:span><text:span text:style-name="T56">ﯿ</text:span></text:p>
      <text:p text:style-name="P75"><text:span text:style-name="T60">ﭑ</text:span><text:span text:style-name="T1"> </text:span><text:span text:style-name="T57">ﭒ</text:span><text:span text:style-name="T1"> </text:span><text:span text:style-name="T57">ﭓ</text:span><text:span text:style-name="T1"> </text:span><text:span text:style-name="T57">ﭔ</text:span><text:span text:style-name="T1"> </text:span><text:span text:style-name="T57">ﭕ</text:span><text:span text:style-name="T1"> </text:span><text:span text:style-name="T57">ﭖ</text:span><text:span text:style-name="T1"> </text:span><text:span text:style-name="T57">ﭗ</text:span><text:span text:style-name="T1"> </text:span><text:span text:style-name="T57">ﭘ</text:span><text:span text:style-name="T1"> </text:span><text:span text:style-name="T57">ﭙ</text:span><text:span text:style-name="T1"> </text:span><text:span text:style-name="T57">ﭚ</text:span><text:span text:style-name="T1"> </text:span><text:span text:style-name="T57">ﭛ</text:span><text:span text:style-name="T1"> </text:span><text:span text:style-name="T57">ﭜ</text:span><text:span text:style-name="T1"> </text:span><text:span text:style-name="T57">ﭝ</text:span></text:p>
      <text:p text:style-name="P30"><text:span text:style-name="T1"><text:s/></text:span><text:span text:style-name="T57">ﭞ</text:span><text:span text:style-name="T1"> </text:span><text:span text:style-name="T57">ﭟ</text:span><text:span text:style-name="T1"> </text:span><text:span text:style-name="T57">ﭠﭡ</text:span><text:span text:style-name="T1"> </text:span><text:span text:style-name="T57">ﭢ</text:span><text:span text:style-name="T1"> </text:span><text:span text:style-name="T57">ﭣ</text:span><text:span text:style-name="T1"> </text:span><text:span text:style-name="T57">ﭤ</text:span><text:span text:style-name="T1"> </text:span><text:span text:style-name="T57">ﭥﭦ</text:span><text:span text:style-name="T1"> </text:span><text:span text:style-name="T57">ﭧ</text:span><text:span text:style-name="T1"> </text:span><text:span text:style-name="T57">ﭨ</text:span><text:span text:style-name="T1"> </text:span><text:span text:style-name="T57">ﭩ</text:span><text:span text:style-name="T1"> </text:span><text:span text:style-name="T57">ﭪ</text:span><text:span text:style-name="T1"> </text:span><text:span text:style-name="T57">ﭫ</text:span></text:p>
      <text:p text:style-name="P30"><text:span text:style-name="T1"><text:s/></text:span><text:span text:style-name="T57">ﭬﭭ</text:span><text:span text:style-name="T1"> </text:span><text:span text:style-name="T57">ﭮ</text:span><text:span text:style-name="T1"> </text:span><text:span text:style-name="T57">ﭯ</text:span><text:span text:style-name="T1"> </text:span><text:span text:style-name="T57">ﭰ</text:span><text:span text:style-name="T1"> </text:span><text:span text:style-name="T57">ﭱ</text:span><text:span text:style-name="T1"> </text:span><text:span text:style-name="T57">ﭲﭳ</text:span><text:span text:style-name="T1"> </text:span><text:span text:style-name="T57">ﭴ</text:span><text:span text:style-name="T1"> </text:span><text:span text:style-name="T57">ﭵ</text:span><text:span text:style-name="T1"> </text:span><text:span text:style-name="T57">ﭶ</text:span><text:span text:style-name="T1"> </text:span><text:span text:style-name="T57">ﭷ</text:span><text:span text:style-name="T1"> </text:span><text:span text:style-name="T57">ﭸﭹ</text:span></text:p>
      <text:p text:style-name="P30"><text:span text:style-name="T1"><text:s/></text:span><text:span text:style-name="T57">ﭺ</text:span><text:span text:style-name="T1"> </text:span><text:span text:style-name="T57">ﭻ</text:span><text:span text:style-name="T1"> </text:span><text:span text:style-name="T57">ﭼ</text:span><text:span text:style-name="T1"> </text:span><text:span text:style-name="T57">ﭽ</text:span><text:span text:style-name="T1"> </text:span><text:span text:style-name="T57">ﭾ</text:span><text:span text:style-name="T1"> </text:span><text:span text:style-name="T57">ﭿ</text:span><text:span text:style-name="T1"> </text:span><text:span text:style-name="T57">ﮀ</text:span><text:span text:style-name="T1"> </text:span><text:span text:style-name="T57">ﮁﮂ</text:span><text:span text:style-name="T1"> </text:span><text:span text:style-name="T57">ﮃ</text:span></text:p>
      <text:p text:style-name="P30"><text:span text:style-name="T1"><text:s/></text:span><text:span text:style-name="T57">ﮄ</text:span><text:span text:style-name="T1"> </text:span><text:span text:style-name="T57">ﮅ</text:span><text:span text:style-name="T1"> </text:span><text:span text:style-name="T57">ﮆ</text:span><text:span text:style-name="T1"> </text:span><text:span text:style-name="T57">ﮇﮈ</text:span><text:span text:style-name="T1"> </text:span><text:span text:style-name="T57">ﮉ</text:span><text:span text:style-name="T1"> </text:span><text:span text:style-name="T57">ﮊ</text:span><text:span text:style-name="T1"> </text:span><text:span text:style-name="T57">ﮋ</text:span><text:span text:style-name="T1"> </text:span><text:span text:style-name="T57">ﮌﮍ</text:span><text:span text:style-name="T1"> </text:span><text:span text:style-name="T57">ﮎ</text:span><text:span text:style-name="T1"> </text:span><text:span text:style-name="T57">ﮏ</text:span><text:span text:style-name="T1"> </text:span><text:span text:style-name="T57">ﮐ</text:span></text:p>
      <text:p text:style-name="P30"><text:span text:style-name="T1"><text:s/></text:span><text:span text:style-name="T57">ﮑ</text:span><text:span text:style-name="T1"> </text:span><text:span text:style-name="T57">ﮒ</text:span><text:span text:style-name="T1"> </text:span><text:span text:style-name="T57">ﮓ</text:span><text:span text:style-name="T1"> </text:span><text:span text:style-name="T57">ﮔﮕﮖﮗﮘﮙﮚﮛ</text:span><text:span text:style-name="T1"> </text:span><text:span text:style-name="T57">ﮜ</text:span></text:p>
      <text:p text:style-name="P30"><text:span text:style-name="T59">ﮝ</text:span><text:span text:style-name="T25"> </text:span><text:span text:style-name="T59">ﮞ</text:span><text:span text:style-name="T25"> </text:span><text:span text:style-name="T59">ﮟ</text:span><text:span text:style-name="T25"> </text:span><text:span text:style-name="T59">ﮠ</text:span><text:span text:style-name="T25"> </text:span><text:span text:style-name="T59">ﮡ</text:span><text:span text:style-name="T25"> </text:span><text:span text:style-name="T59">ﮢﮣ</text:span><text:span text:style-name="T25"> </text:span><text:span text:style-name="T59">ﮤ</text:span><text:span text:style-name="T25"> </text:span><text:span text:style-name="T59">ﮥﮦ</text:span><text:span text:style-name="T25"> </text:span><text:span text:style-name="T59">ﮧ</text:span><text:span text:style-name="T25"> </text:span><text:span text:style-name="T59">ﮨ</text:span><text:span text:style-name="T25"> </text:span><text:span text:style-name="T59">ﮩ</text:span><text:span text:style-name="T25"> </text:span><text:span text:style-name="T59">ﮪ</text:span><text:span text:style-name="T25"> </text:span><text:span text:style-name="T59">ﮫ</text:span></text:p>
      <text:p text:style-name="P53">ﮌﯷ</text:p>
      <text:p text:style-name="P53">ﭔﭕﭖ</text:p>
      <text:p text:style-name="P29"><text:span text:style-name="T58">ﮬ</text:span><text:span text:style-name="T28"> </text:span><text:span text:style-name="T58">ﮭ</text:span><text:span text:style-name="T28"> </text:span><text:span text:style-name="T58">ﮮ</text:span><text:span text:style-name="T28"> </text:span><text:span text:style-name="T58">ﮯ</text:span><text:span text:style-name="T28"> </text:span><text:span text:style-name="T58">ﮰ</text:span><text:span text:style-name="T28"> </text:span><text:span text:style-name="T58">ﮱ</text:span><text:span text:style-name="T28"> </text:span><text:span text:style-name="T58">ﯓ</text:span><text:span text:style-name="T28"> </text:span><text:span text:style-name="T58">ﯔ</text:span><text:span text:style-name="T28"> </text:span><text:span text:style-name="T58">ﯕ</text:span><text:span text:style-name="T28"> </text:span><text:span text:style-name="T58">ﯖ</text:span><text:span text:style-name="T28"> </text:span><text:span text:style-name="T58">ﯗ</text:span><text:span text:style-name="T28"> </text:span><text:span text:style-name="T58">ﯘ</text:span></text:p>
      <text:p text:style-name="P29"><text:span text:style-name="T28"><text:s/></text:span><text:span text:style-name="T58">ﯙ</text:span><text:span text:style-name="T28"> </text:span><text:span text:style-name="T58">ﯚ</text:span><text:span text:style-name="T28"> </text:span><text:span text:style-name="T58">ﯛ</text:span><text:span text:style-name="T28"> </text:span><text:span text:style-name="T58">ﯜ</text:span><text:span text:style-name="T28"> </text:span><text:span text:style-name="T58">ﯝ</text:span><text:span text:style-name="T28"> </text:span><text:span text:style-name="T58">ﯞ</text:span><text:span text:style-name="T28"> </text:span><text:span text:style-name="T58">ﯟ</text:span><text:span text:style-name="T28"> </text:span><text:span text:style-name="T58">ﯠ</text:span><text:span text:style-name="T28"> </text:span><text:span text:style-name="T58">ﯡ</text:span><text:span text:style-name="T28"> </text:span><text:span text:style-name="T58">ﯢ</text:span></text:p>
      <text:p text:style-name="P29"><text:span text:style-name="T28"><text:s/></text:span><text:span text:style-name="T58">ﯣ</text:span><text:span text:style-name="T28"> </text:span><text:span text:style-name="T58">ﯤ</text:span><text:span text:style-name="T28"> </text:span><text:span text:style-name="T58">ﯥ</text:span><text:span text:style-name="T28"> </text:span><text:span text:style-name="T58">ﯦ</text:span><text:span text:style-name="T28"> </text:span><text:span text:style-name="T58">ﯧ</text:span><text:span text:style-name="T28"> </text:span><text:span text:style-name="T58">ﯨ</text:span><text:span text:style-name="T28"> </text:span><text:span text:style-name="T58">ﯩ</text:span><text:span text:style-name="T28"> </text:span><text:span text:style-name="T58">ﯪ</text:span><text:span text:style-name="T28"> </text:span><text:span text:style-name="T58">ﯫ</text:span><text:span text:style-name="T28"> </text:span><text:span text:style-name="T58">ﯬ</text:span><text:span text:style-name="T28"> </text:span><text:span text:style-name="T58">ﯭ</text:span><text:span text:style-name="T28"> </text:span><text:span text:style-name="T58">ﯮ</text:span></text:p>
      <text:p text:style-name="P29"><text:span text:style-name="T28"><text:s/></text:span><text:span text:style-name="T58">ﯯ</text:span><text:span text:style-name="T28"> </text:span><text:span text:style-name="T58">ﯰ</text:span><text:span text:style-name="T28"> </text:span><text:span text:style-name="T58">ﯱ</text:span><text:span text:style-name="T28"> </text:span><text:span text:style-name="T58">ﯲ</text:span><text:span text:style-name="T28"> </text:span><text:span text:style-name="T58">ﯳ</text:span><text:span text:style-name="T28"> </text:span><text:span text:style-name="T58">ﯴ</text:span><text:span text:style-name="T28"> </text:span><text:span text:style-name="T58">ﯵ</text:span><text:span text:style-name="T28"> </text:span><text:span text:style-name="T58">ﯶ</text:span><text:span text:style-name="T28"> </text:span><text:span text:style-name="T58">ﯷ</text:span><text:span text:style-name="T28"> </text:span><text:span text:style-name="T58">ﯸ</text:span><text:span text:style-name="T28"> </text:span><text:span text:style-name="T58">ﯹ</text:span></text:p>
      <text:p text:style-name="P29"><text:span text:style-name="T28"><text:s/></text:span><text:span text:style-name="T58">ﯺ</text:span><text:span text:style-name="T28"> </text:span><text:span text:style-name="T58">ﯻ</text:span><text:span text:style-name="T28"> </text:span><text:span text:style-name="T58">ﯼ</text:span><text:span text:style-name="T28"> </text:span><text:span text:style-name="T58">ﯽ</text:span><text:span text:style-name="T28"> </text:span><text:span text:style-name="T58">ﯾ</text:span><text:span text:style-name="T28"> </text:span><text:span text:style-name="T58">ﯿ</text:span><text:span text:style-name="T28"> </text:span><text:span text:style-name="T58">ﰀ</text:span><text:span text:style-name="T28"> </text:span><text:span text:style-name="T58">ﰁ</text:span><text:span text:style-name="T28"> </text:span><text:span text:style-name="T58">ﰂ</text:span><text:span text:style-name="T28"> </text:span><text:span text:style-name="T58">ﰃ</text:span><text:span text:style-name="T28"> </text:span><text:span text:style-name="T58">ﰄ</text:span></text:p>
      <text:p text:style-name="P29"><text:span text:style-name="T28"><text:s/></text:span><text:span text:style-name="T58">ﰅ</text:span><text:span text:style-name="T28"> </text:span><text:span text:style-name="T58">ﰆ</text:span><text:span text:style-name="T28"> </text:span><text:span text:style-name="T58">ﰇ</text:span><text:span text:style-name="T28"> </text:span><text:span text:style-name="T58">ﰈﰉ</text:span><text:span text:style-name="T28"> </text:span><text:span text:style-name="T58">ﰊ</text:span><text:span text:style-name="T28"> </text:span><text:span text:style-name="T58">ﰋ</text:span><text:span text:style-name="T28"> </text:span><text:span text:style-name="T58">ﰌ</text:span><text:span text:style-name="T28"> </text:span><text:span text:style-name="T58">ﰍ</text:span><text:span text:style-name="T28"> </text:span><text:span text:style-name="T58">ﰎ</text:span><text:span text:style-name="T28"> </text:span><text:span text:style-name="T58">ﰏ</text:span><text:span text:style-name="T28"> </text:span><text:span text:style-name="T58">ﰐ</text:span><text:span text:style-name="T28"> </text:span><text:span text:style-name="T58">ﰑ</text:span><text:span text:style-name="T1"> </text:span></text:p>
      <text:p text:style-name="P9"><text:span text:style-name="T60">ﭑ</text:span><text:span text:style-name="T1"> </text:span><text:span text:style-name="T60">ﭒ</text:span><text:span text:style-name="T1"> </text:span><text:span text:style-name="T60">ﭓ</text:span><text:span text:style-name="T1"> </text:span><text:span text:style-name="T60">ﭔ</text:span><text:span text:style-name="T1"> </text:span><text:span text:style-name="T60">ﭕ</text:span><text:span text:style-name="T1"> </text:span><text:span text:style-name="T60">ﭖ</text:span><text:span text:style-name="T1"> </text:span><text:span text:style-name="T60">ﭗ</text:span><text:span text:style-name="T1"> </text:span><text:span text:style-name="T60">ﭘ</text:span><text:span text:style-name="T1"> </text:span><text:span text:style-name="T60">ﭙ</text:span><text:span text:style-name="T1"> </text:span><text:span text:style-name="T60">ﭚ</text:span><text:span text:style-name="T1"> </text:span><text:span text:style-name="T60">ﭛ</text:span><text:span text:style-name="T1"> </text:span><text:span text:style-name="T60">ﭜ</text:span><text:span text:style-name="T1"> </text:span><text:span text:style-name="T60">ﭝ</text:span><text:span text:style-name="T1"> </text:span><text:span text:style-name="T60">ﭞ</text:span><text:span text:style-name="T1"> </text:span><text:span text:style-name="T60">ﭟ</text:span></text:p>
      <text:p text:style-name="P29"><text:span text:style-name="T1"><text:s/></text:span><text:span text:style-name="T60">ﭠ</text:span><text:span text:style-name="T1"> </text:span><text:span text:style-name="T60">ﭡ</text:span><text:span text:style-name="T1"> </text:span><text:span text:style-name="T60">ﭢ</text:span><text:span text:style-name="T1"> </text:span><text:span text:style-name="T60">ﭣ</text:span><text:span text:style-name="T1"> </text:span><text:span text:style-name="T60">ﭤ</text:span><text:span text:style-name="T1"> </text:span><text:span text:style-name="T60">ﭥ</text:span><text:span text:style-name="T1"> </text:span><text:span text:style-name="T60">ﭦ</text:span><text:span text:style-name="T1"> </text:span><text:span text:style-name="T60">ﭧ</text:span><text:span text:style-name="T1"> <text:s/></text:span><text:span text:style-name="T60">ﭨ</text:span><text:span text:style-name="T1"> </text:span><text:span text:style-name="T60">ﭩ</text:span><text:span text:style-name="T1"> </text:span><text:span text:style-name="T60">ﭪ</text:span><text:span text:style-name="T1"> </text:span><text:span text:style-name="T60">ﭫ</text:span><text:span text:style-name="T1"> </text:span><text:span text:style-name="T60">ﭬ</text:span><text:span text:style-name="T1"> </text:span><text:span text:style-name="T60">ﭭ</text:span></text:p>
      <text:p text:style-name="P29"><text:span text:style-name="T1"><text:s/></text:span><text:span text:style-name="T60">ﭮ</text:span><text:span text:style-name="T1"> </text:span><text:span text:style-name="T60">ﭯ</text:span><text:span text:style-name="T1"> </text:span><text:span text:style-name="T60">ﭰ</text:span><text:span text:style-name="T1"> </text:span><text:span text:style-name="T60">ﭱ</text:span><text:span text:style-name="T1"> </text:span><text:span text:style-name="T60">ﭲ</text:span><text:span text:style-name="T1"> </text:span><text:span text:style-name="T60">ﭳ</text:span><text:span text:style-name="T1"> </text:span><text:span text:style-name="T60">ﭴ</text:span><text:span text:style-name="T1"> </text:span><text:span text:style-name="T60">ﭵ</text:span><text:span text:style-name="T1"> </text:span><text:span text:style-name="T60">ﭶ</text:span><text:span text:style-name="T1"> </text:span><text:span text:style-name="T60">ﭷ</text:span><text:span text:style-name="T1"> </text:span><text:span text:style-name="T60">ﭸ</text:span><text:span text:style-name="T1"> </text:span><text:span text:style-name="T60">ﭹ</text:span><text:span text:style-name="T1"> </text:span><text:span text:style-name="T60">ﭺ</text:span></text:p>
      <text:p text:style-name="P29"><text:span text:style-name="T1"><text:s/></text:span><text:span text:style-name="T60">ﭻ</text:span><text:span text:style-name="T1"> </text:span><text:span text:style-name="T60">ﭼ</text:span><text:span text:style-name="T1"> </text:span><text:span text:style-name="T60">ﭽ</text:span><text:span text:style-name="T1"> </text:span><text:span text:style-name="T60">ﭾ</text:span><text:span text:style-name="T1"> </text:span><text:span text:style-name="T60">ﭿ</text:span><text:span text:style-name="T1"> </text:span><text:span text:style-name="T60">ﮀ</text:span><text:span text:style-name="T1"> </text:span><text:span text:style-name="T60">ﮁ</text:span><text:span text:style-name="T1"> </text:span><text:span text:style-name="T60">ﮂ</text:span><text:span text:style-name="T1"> </text:span><text:span text:style-name="T60">ﮃ</text:span><text:span text:style-name="T1"> </text:span><text:span text:style-name="T60">ﮄ</text:span><text:span text:style-name="T1"> </text:span><text:span text:style-name="T60">ﮅ</text:span><text:span text:style-name="T1"> </text:span><text:span text:style-name="T60">ﮆ</text:span><text:span text:style-name="T1"> </text:span><text:span text:style-name="T60">ﮇ</text:span><text:span text:style-name="T1"> </text:span><text:span text:style-name="T60">ﮈ</text:span></text:p>
      <text:p text:style-name="P29"><text:span text:style-name="T24"><text:s/></text:span><text:span text:style-name="T61">ﮉ</text:span><text:span text:style-name="T24"> </text:span><text:span text:style-name="T61">ﮊ</text:span><text:span text:style-name="T24"> </text:span><text:span text:style-name="T61">ﮋ</text:span><text:span text:style-name="T24"> </text:span><text:span text:style-name="T61">ﮌ</text:span><text:span text:style-name="T24"> </text:span><text:span text:style-name="T61">ﮍ</text:span><text:span text:style-name="T24"> </text:span><text:span text:style-name="T61">ﮎ</text:span><text:span text:style-name="T24"> </text:span><text:span text:style-name="T61">ﮏﮐ</text:span><text:span text:style-name="T24"> </text:span><text:span text:style-name="T61">ﮑ</text:span><text:span text:style-name="T24"> </text:span><text:span text:style-name="T61">ﮒ</text:span><text:span text:style-name="T24"> </text:span><text:span text:style-name="T61">ﮓ</text:span><text:span text:style-name="T24"> </text:span><text:span text:style-name="T61">ﮔ</text:span><text:span text:style-name="T24"> </text:span><text:span text:style-name="T61">ﮕ</text:span></text:p>
      <text:p text:style-name="P29"><text:span text:style-name="T1"><text:s/></text:span><text:span text:style-name="T61">ﮖ</text:span><text:span text:style-name="T24"> </text:span><text:span text:style-name="T61">ﮗ</text:span><text:span text:style-name="T24"> </text:span><text:span text:style-name="T61">ﮘ</text:span><text:span text:style-name="T24"> </text:span><text:span text:style-name="T61">ﮙ</text:span><text:span text:style-name="T24"> </text:span><text:span text:style-name="T61">ﮚ</text:span><text:span text:style-name="T24"> </text:span><text:span text:style-name="T61">ﮛ</text:span><text:span text:style-name="T24"> </text:span><text:span text:style-name="T61">ﮜ</text:span><text:span text:style-name="T24"> </text:span><text:span text:style-name="T61">ﮝ</text:span><text:span text:style-name="T24"> </text:span><text:span text:style-name="T61">ﮞ</text:span><text:span text:style-name="T24"> </text:span><text:span text:style-name="T61">ﮟ</text:span></text:p>
      <text:p text:style-name="P44"><text:span text:style-name="T60">ﮡ</text:span><text:span text:style-name="T1"> </text:span><text:span text:style-name="T60">ﮢ</text:span><text:span text:style-name="T1"> </text:span><text:span text:style-name="T60">ﮣ</text:span><text:span text:style-name="T1"> </text:span><text:span text:style-name="T60">ﮤ</text:span><text:span text:style-name="T1"> </text:span><text:span text:style-name="T60">ﮥ</text:span><text:span text:style-name="T1"> </text:span><text:span text:style-name="T60">ﮦﮧ</text:span><text:span text:style-name="T1"> </text:span><text:span text:style-name="T60">ﮨ</text:span><text:span text:style-name="T1"> </text:span><text:span text:style-name="T60">ﮩ</text:span><text:span text:style-name="T1"> </text:span><text:span text:style-name="T60">ﮪ</text:span><text:span text:style-name="T1"> </text:span><text:span text:style-name="T60">ﮫ</text:span><text:span text:style-name="T1"> </text:span><text:span text:style-name="T60">ﮬ</text:span></text:p>
      <text:p text:style-name="P29"><text:span text:style-name="T25"><text:s/></text:span><text:span text:style-name="T62">ﮭ</text:span><text:span text:style-name="T25"> </text:span><text:span text:style-name="T62">ﮮ</text:span><text:span text:style-name="T25"> </text:span><text:span text:style-name="T62">ﮯ</text:span><text:span text:style-name="T25"> </text:span><text:span text:style-name="T62">ﮰ</text:span><text:span text:style-name="T25"> </text:span><text:span text:style-name="T62">ﮱ</text:span><text:span text:style-name="T25"> </text:span><text:span text:style-name="T62">ﯓﯔ</text:span><text:span text:style-name="T25"> </text:span><text:span text:style-name="T62">ﯕ</text:span><text:span text:style-name="T25"> </text:span><text:span text:style-name="T62">ﯖ</text:span><text:span text:style-name="T25"> </text:span><text:span text:style-name="T62">ﯗ</text:span><text:span text:style-name="T25"> </text:span><text:span text:style-name="T62">ﯘ</text:span><text:span text:style-name="T25"> </text:span><text:span text:style-name="T62">ﯙ</text:span><text:span text:style-name="T25"> </text:span><text:span text:style-name="T62">ﯚ</text:span></text:p>
      <text:p text:style-name="P29"><text:span text:style-name="T1"><text:s/></text:span><text:span text:style-name="T63">ﯛ</text:span><text:span text:style-name="T29"> </text:span><text:span text:style-name="T63">ﯜﯝ</text:span><text:span text:style-name="T29"> </text:span><text:span text:style-name="T63">ﯞ</text:span><text:span text:style-name="T29"> </text:span><text:span text:style-name="T63">ﯟ</text:span><text:span text:style-name="T29"> </text:span><text:span text:style-name="T63">ﯠ</text:span><text:span text:style-name="T29"> </text:span><text:span text:style-name="T63">ﯡ</text:span><text:span text:style-name="T29"> </text:span><text:span text:style-name="T63">ﯢ</text:span><text:span text:style-name="T29"> </text:span><text:span text:style-name="T63">ﯣﯤ</text:span><text:span text:style-name="T29"> </text:span><text:span text:style-name="T63">ﯥ</text:span><text:span text:style-name="T29"> </text:span><text:span text:style-name="T63">ﯦ</text:span><text:span text:style-name="T29"> </text:span><text:span text:style-name="T63">ﯧ</text:span><text:span text:style-name="T29"> </text:span><text:span text:style-name="T63">ﯨ</text:span><text:span text:style-name="T29"> </text:span><text:span text:style-name="T63">ﯩ</text:span><text:span text:style-name="T29"> </text:span><text:span text:style-name="T63">ﯪ</text:span><text:span text:style-name="T29"> </text:span><text:span text:style-name="T63">ﯫ</text:span></text:p>
      <text:p text:style-name="P29"><text:span text:style-name="T1"><text:s/></text:span><text:span text:style-name="T60">ﯬ</text:span><text:span text:style-name="T1"> </text:span><text:span text:style-name="T60">ﯭ</text:span><text:span text:style-name="T1"> </text:span><text:span text:style-name="T60">ﯮ</text:span><text:span text:style-name="T1"> </text:span><text:span text:style-name="T60">ﯯ</text:span><text:span text:style-name="T1"> </text:span><text:span text:style-name="T60">ﯰ</text:span><text:span text:style-name="T1"> </text:span><text:span text:style-name="T60">ﯱ</text:span><text:span text:style-name="T1"> </text:span><text:span text:style-name="T60">ﯲ</text:span><text:span text:style-name="T1"> </text:span><text:span text:style-name="T60">ﯳ</text:span><text:span text:style-name="T1"> </text:span><text:span text:style-name="T60">ﯴ</text:span><text:span text:style-name="T1"> </text:span><text:span text:style-name="T60">ﯵ</text:span><text:span text:style-name="T1"> </text:span><text:span text:style-name="T60">ﯶ</text:span><text:span text:style-name="T1"> </text:span><text:span text:style-name="T60">ﯷ</text:span></text:p>
      <text:p text:style-name="P29"><text:span text:style-name="T1"><text:s/></text:span><text:span text:style-name="T60">ﯸ</text:span><text:span text:style-name="T1"> </text:span><text:span text:style-name="T60">ﯹ</text:span><text:span text:style-name="T1"> </text:span><text:span text:style-name="T60">ﯺ</text:span><text:span text:style-name="T1"> </text:span><text:span text:style-name="T60">ﯻ</text:span><text:span text:style-name="T1"> </text:span><text:span text:style-name="T60">ﯼ</text:span><text:span text:style-name="T1"> </text:span><text:span text:style-name="T60">ﯽ</text:span><text:span text:style-name="T1"> </text:span><text:span text:style-name="T60">ﯾ</text:span><text:span text:style-name="T1"> </text:span><text:span text:style-name="T60">ﯿ</text:span><text:span text:style-name="T1"> </text:span><text:span text:style-name="T60">ﰀ</text:span><text:span text:style-name="T1"> </text:span><text:span text:style-name="T60">ﰁ</text:span><text:span text:style-name="T1"> </text:span><text:span text:style-name="T60">ﰂ</text:span><text:span text:style-name="T1"> </text:span><text:span text:style-name="T60">ﰃ</text:span><text:span text:style-name="T1"> </text:span><text:span text:style-name="T60">ﰄ</text:span><text:span text:style-name="T1"> </text:span><text:span text:style-name="T60">ﰅ</text:span></text:p>
      <text:p text:style-name="P29"><text:span text:style-name="T25"><text:s/></text:span><text:span text:style-name="T62">ﰆ</text:span><text:span text:style-name="T25"> </text:span><text:span text:style-name="T62">ﰇ</text:span><text:span text:style-name="T25"> </text:span><text:span text:style-name="T62">ﰈ</text:span><text:span text:style-name="T25"> </text:span><text:span text:style-name="T62">ﰉ</text:span><text:span text:style-name="T25"> </text:span><text:span text:style-name="T62">ﰊ</text:span><text:span text:style-name="T25"> </text:span><text:span text:style-name="T62">ﰋ</text:span><text:span text:style-name="T25"> </text:span><text:span text:style-name="T62">ﰌ</text:span><text:span text:style-name="T25"> </text:span><text:span text:style-name="T62">ﰍ</text:span><text:span text:style-name="T25"> </text:span><text:span text:style-name="T62">ﰎ</text:span><text:span text:style-name="T25"> </text:span><text:span text:style-name="T62">ﰏ</text:span><text:span text:style-name="T25"> </text:span><text:span text:style-name="T62">ﰐ</text:span><text:span text:style-name="T25"> </text:span><text:span text:style-name="T62">ﰑ</text:span></text:p>
      <text:p text:style-name="P29"><text:span text:style-name="T1"><text:s/></text:span><text:span text:style-name="T60">ﰒ</text:span><text:span text:style-name="T1"> </text:span><text:span text:style-name="T60">ﰓ</text:span><text:span text:style-name="T1"> </text:span><text:span text:style-name="T60">ﰔ</text:span><text:span text:style-name="T1"> </text:span><text:span text:style-name="T60">ﰕ</text:span><text:span text:style-name="T1"> </text:span><text:span text:style-name="T60">ﰖ</text:span><text:span text:style-name="T1"> </text:span><text:span text:style-name="T60">ﰗ</text:span><text:span text:style-name="T1"> </text:span><text:span text:style-name="T60">ﰘ</text:span><text:span text:style-name="T1"> </text:span><text:span text:style-name="T60">ﰙ</text:span><text:span text:style-name="T1"> </text:span><text:span text:style-name="T60">ﰚ</text:span><text:span text:style-name="T1"> </text:span><text:span text:style-name="T60">ﰛ</text:span><text:span text:style-name="T1"> </text:span><text:span text:style-name="T60">ﰜ</text:span><text:span text:style-name="T1"> </text:span><text:span text:style-name="T60">ﰝ</text:span><text:span text:style-name="T1"> </text:span><text:span text:style-name="T60">ﰞ</text:span></text:p>
      <text:p text:style-name="P29"><text:span text:style-name="T1"><text:s/></text:span><text:span text:style-name="T60">ﰟ</text:span><text:span text:style-name="T1"> </text:span><text:span text:style-name="T60">ﰠ</text:span><text:span text:style-name="T1"> </text:span><text:span text:style-name="T60">ﰡ</text:span><text:span text:style-name="T1"> </text:span><text:span text:style-name="T60">ﰢ</text:span><text:span text:style-name="T1"> </text:span><text:span text:style-name="T60">ﰣ</text:span><text:span text:style-name="T1"> </text:span><text:span text:style-name="T60">ﰤ</text:span><text:span text:style-name="T1"> </text:span><text:span text:style-name="T60">ﰥ</text:span><text:span text:style-name="T1"> </text:span><text:span text:style-name="T60">ﰦ</text:span><text:span text:style-name="T1"> </text:span><text:span text:style-name="T60">ﰧ</text:span><text:span text:style-name="T1"> </text:span><text:span text:style-name="T60">ﰨ</text:span></text:p>
      <text:p text:style-name="P29"><text:span text:style-name="T1"><text:s/></text:span><text:span text:style-name="T60">ﰩ</text:span><text:span text:style-name="T1"> </text:span><text:span text:style-name="T60">ﰪ</text:span><text:span text:style-name="T1"> </text:span><text:span text:style-name="T60">ﰫ</text:span><text:span text:style-name="T1"> </text:span><text:span text:style-name="T60">ﰬ</text:span><text:span text:style-name="T1"> </text:span><text:span text:style-name="T60">ﰭ</text:span><text:span text:style-name="T1"> </text:span><text:span text:style-name="T60">ﰮ</text:span><text:span text:style-name="T1"> </text:span><text:span text:style-name="T60">ﰯ</text:span><text:span text:style-name="T1"> </text:span><text:span text:style-name="T60">ﰰ</text:span><text:span text:style-name="T1"> </text:span><text:span text:style-name="T60">ﰱ</text:span><text:span text:style-name="T1"> </text:span><text:span text:style-name="T60">ﰲ</text:span><text:span text:style-name="T1"> </text:span><text:span text:style-name="T60">ﰳ</text:span></text:p>
      <text:p text:style-name="P76"><text:span text:style-name="T64">ﭑ</text:span><text:span text:style-name="T1"> </text:span><text:span text:style-name="T64">ﭒ</text:span><text:span text:style-name="T1"> </text:span><text:span text:style-name="T64">ﭓ</text:span><text:span text:style-name="T1"> </text:span><text:span text:style-name="T64">ﭔ</text:span><text:span text:style-name="T1"> </text:span><text:span text:style-name="T64">ﭕ</text:span><text:span text:style-name="T1"> </text:span><text:span text:style-name="T64">ﭖ</text:span><text:span text:style-name="T1"> </text:span><text:span text:style-name="T64">ﭗ</text:span><text:span text:style-name="T1"> </text:span><text:span text:style-name="T64">ﭘ</text:span><text:span text:style-name="T1"> </text:span><text:span text:style-name="T64">ﭙ</text:span><text:span text:style-name="T1"> </text:span><text:span text:style-name="T64">ﭚ</text:span></text:p>
      <text:p text:style-name="P31"><text:span text:style-name="T1"><text:s/></text:span><text:span text:style-name="T64">ﭛ</text:span><text:span text:style-name="T1"> </text:span><text:span text:style-name="T64">ﭜ</text:span><text:span text:style-name="T1"> </text:span><text:span text:style-name="T64">ﭝ</text:span><text:span text:style-name="T1"> </text:span><text:span text:style-name="T64">ﭞ</text:span><text:span text:style-name="T1"> </text:span><text:span text:style-name="T64">ﭟ</text:span><text:span text:style-name="T1"> </text:span><text:span text:style-name="T64">ﭠ</text:span><text:span text:style-name="T1"> </text:span><text:span text:style-name="T64">ﭡ</text:span><text:span text:style-name="T1"> </text:span><text:span text:style-name="T64">ﭢ</text:span><text:span text:style-name="T1"> </text:span><text:span text:style-name="T64">ﭣ</text:span><text:span text:style-name="T1"> </text:span><text:span text:style-name="T64">ﭤ</text:span><text:span text:style-name="T1"> </text:span><text:span text:style-name="T64">ﭥ</text:span></text:p>
      <text:p text:style-name="P31"><text:span text:style-name="T1"><text:s/></text:span><text:span text:style-name="T64">ﭦ</text:span><text:span text:style-name="T1"> </text:span><text:span text:style-name="T64">ﭧ</text:span><text:span text:style-name="T1"> </text:span><text:span text:style-name="T64">ﭨ</text:span><text:span text:style-name="T1"> </text:span><text:span text:style-name="T64">ﭩ</text:span><text:span text:style-name="T1"> </text:span><text:span text:style-name="T64">ﭪ</text:span><text:span text:style-name="T1"> </text:span><text:span text:style-name="T64">ﭫ</text:span><text:span text:style-name="T1"> </text:span><text:span text:style-name="T64">ﭬ</text:span><text:span text:style-name="T1"> </text:span><text:span text:style-name="T64">ﭭ</text:span><text:span text:style-name="T1"> </text:span><text:span text:style-name="T64">ﭮﭯ</text:span><text:span text:style-name="T1"> </text:span><text:span text:style-name="T64">ﭰ</text:span><text:span text:style-name="T1"> </text:span><text:span text:style-name="T64">ﭱ</text:span><text:span text:style-name="T1"> </text:span><text:span text:style-name="T64">ﭲ</text:span></text:p>
      <text:p text:style-name="P31"><text:span text:style-name="T1"><text:s/></text:span><text:span text:style-name="T64">ﭳ</text:span><text:span text:style-name="T1"> </text:span><text:span text:style-name="T64">ﭴ</text:span><text:span text:style-name="T1"> </text:span><text:span text:style-name="T64">ﭵ</text:span><text:span text:style-name="T1"> </text:span><text:span text:style-name="T64">ﭶ</text:span><text:span text:style-name="T1"> </text:span><text:span text:style-name="T64">ﭷ</text:span><text:span text:style-name="T1"> </text:span><text:span text:style-name="T64">ﭸ</text:span><text:span text:style-name="T1"> </text:span><text:span text:style-name="T64">ﭹ</text:span><text:span text:style-name="T1"> </text:span><text:span text:style-name="T64">ﭺ</text:span><text:span text:style-name="T1"> </text:span><text:span text:style-name="T64">ﭻ</text:span><text:span text:style-name="T1"> </text:span><text:span text:style-name="T64">ﭼ</text:span><text:span text:style-name="T1"> </text:span><text:span text:style-name="T64">ﭽ</text:span><text:span text:style-name="T1"> </text:span><text:span text:style-name="T64">ﭾ</text:span></text:p>
      <text:p text:style-name="P31"><text:span text:style-name="T1"><text:s/></text:span><text:span text:style-name="T64">ﭿ</text:span><text:span text:style-name="T1"> </text:span><text:span text:style-name="T64">ﮀ</text:span><text:span text:style-name="T1"> </text:span><text:span text:style-name="T64">ﮁ</text:span><text:span text:style-name="T1"> </text:span><text:span text:style-name="T64">ﮂﮃ</text:span><text:span text:style-name="T1"> </text:span><text:span text:style-name="T64">ﮄ</text:span><text:span text:style-name="T1"> </text:span><text:span text:style-name="T64">ﮅ</text:span><text:span text:style-name="T1"> </text:span><text:span text:style-name="T64">ﮆ</text:span><text:span text:style-name="T1"> </text:span><text:span text:style-name="T64">ﮇ</text:span><text:span text:style-name="T1"> </text:span><text:span text:style-name="T64">ﮈ</text:span><text:span text:style-name="T1"> </text:span><text:span text:style-name="T64">ﮉ</text:span></text:p>
      <text:p text:style-name="P54">ﮌﯸ</text:p>
      <text:p text:style-name="P54">ﭔﭕﭖ</text:p>
      <text:p text:style-name="P32"><text:span text:style-name="T64">ﮊ</text:span><text:span text:style-name="T1"> </text:span><text:span text:style-name="T64">ﮋ</text:span><text:span text:style-name="T1"> </text:span><text:span text:style-name="T64">ﮌ</text:span><text:span text:style-name="T1"> </text:span><text:span text:style-name="T64">ﮍ</text:span><text:span text:style-name="T1"> </text:span><text:span text:style-name="T64">ﮎ</text:span><text:span text:style-name="T1"> </text:span><text:span text:style-name="T64">ﮏ</text:span><text:span text:style-name="T1"> </text:span><text:span text:style-name="T64">ﮐ</text:span><text:span text:style-name="T1"> </text:span><text:span text:style-name="T64">ﮑ</text:span><text:span text:style-name="T1"> </text:span><text:span text:style-name="T64">ﮒ</text:span><text:span text:style-name="T1"> </text:span><text:span text:style-name="T64">ﮓ</text:span><text:span text:style-name="T1"> </text:span><text:span text:style-name="T64">ﮔ</text:span></text:p>
      <text:p text:style-name="P32"><text:span text:style-name="T66">ﮕ</text:span><text:span text:style-name="T26"> </text:span><text:span text:style-name="T66">ﮖ</text:span><text:span text:style-name="T26"> </text:span><text:span text:style-name="T66">ﮗ</text:span><text:span text:style-name="T26"> </text:span><text:span text:style-name="T66">ﮘ</text:span><text:span text:style-name="T26"> </text:span><text:span text:style-name="T66">ﮙ</text:span><text:span text:style-name="T26"> </text:span><text:span text:style-name="T66">ﮚ</text:span><text:span text:style-name="T26"> </text:span><text:span text:style-name="T66">ﮛ</text:span><text:span text:style-name="T26"> </text:span><text:span text:style-name="T66">ﮜ</text:span><text:span text:style-name="T26"> </text:span><text:span text:style-name="T66">ﮝ</text:span><text:span text:style-name="T26"> </text:span><text:span text:style-name="T66">ﮞ</text:span><text:span text:style-name="T26"> </text:span><text:span text:style-name="T66">ﮟ</text:span><text:span text:style-name="T26"> </text:span><text:span text:style-name="T66">ﮠ</text:span><text:span text:style-name="T26"> </text:span><text:span text:style-name="T66">ﮡ</text:span></text:p>
      <text:p text:style-name="P32"><text:span text:style-name="T29"><text:s/></text:span><text:span text:style-name="T68">ﮢ</text:span><text:span text:style-name="T29"> </text:span><text:span text:style-name="T68">ﮣ</text:span><text:span text:style-name="T29"> </text:span><text:span text:style-name="T68">ﮤ</text:span><text:span text:style-name="T29"> </text:span><text:span text:style-name="T68">ﮥ</text:span><text:span text:style-name="T29"> </text:span><text:span text:style-name="T68">ﮦ</text:span><text:span text:style-name="T29"> </text:span><text:span text:style-name="T68">ﮧ</text:span><text:span text:style-name="T29"> </text:span><text:span text:style-name="T68">ﮨ</text:span><text:span text:style-name="T29"> </text:span><text:span text:style-name="T68">ﮩ</text:span><text:span text:style-name="T29"> </text:span><text:span text:style-name="T68">ﮪ</text:span><text:span text:style-name="T29"> </text:span><text:span text:style-name="T68">ﮫ</text:span><text:span text:style-name="T29"> </text:span><text:span text:style-name="T68">ﮬ</text:span><text:span text:style-name="T29"> </text:span><text:span text:style-name="T68">ﮭ</text:span><text:span text:style-name="T29"> </text:span><text:span text:style-name="T68">ﮮ</text:span></text:p>
      <text:p text:style-name="P32"><text:span text:style-name="T65">ﮯ</text:span><text:span text:style-name="T25"> </text:span><text:span text:style-name="T65">ﮰ</text:span><text:span text:style-name="T25"> </text:span><text:span text:style-name="T65">ﮱ</text:span><text:span text:style-name="T25"> </text:span><text:span text:style-name="T65">ﯓ</text:span><text:span text:style-name="T25"> </text:span><text:span text:style-name="T65">ﯔ</text:span><text:span text:style-name="T25"> </text:span><text:span text:style-name="T65">ﯕ</text:span><text:span text:style-name="T25"> </text:span><text:span text:style-name="T65">ﯖ</text:span><text:span text:style-name="T25"> </text:span><text:span text:style-name="T65">ﯗ</text:span><text:span text:style-name="T25"> </text:span><text:span text:style-name="T65">ﯘ</text:span><text:span text:style-name="T25"> </text:span><text:span text:style-name="T65">ﯙ</text:span><text:span text:style-name="T25"> </text:span><text:span text:style-name="T65">ﯚ</text:span></text:p>
      <text:p text:style-name="P32"><text:span text:style-name="T65">ﯛ</text:span><text:span text:style-name="T25"> </text:span><text:span text:style-name="T65">ﯜ</text:span><text:span text:style-name="T25"> </text:span><text:span text:style-name="T65">ﯝ</text:span><text:span text:style-name="T25"> </text:span><text:span text:style-name="T65">ﯞ</text:span><text:span text:style-name="T25"> </text:span><text:span text:style-name="T65">ﯟ</text:span><text:span text:style-name="T25"> </text:span><text:span text:style-name="T65">ﯠ</text:span><text:span text:style-name="T25"> </text:span><text:span text:style-name="T65">ﯡ</text:span><text:span text:style-name="T25"> </text:span><text:span text:style-name="T65">ﯢ</text:span><text:span text:style-name="T25"> </text:span><text:span text:style-name="T65">ﯣ</text:span><text:span text:style-name="T25"> </text:span><text:span text:style-name="T65">ﯤ</text:span><text:span text:style-name="T25"> </text:span><text:span text:style-name="T65">ﯥ</text:span><text:span text:style-name="T25"> </text:span><text:span text:style-name="T65">ﯦ</text:span><text:span text:style-name="T25"> </text:span><text:span text:style-name="T65">ﯧ</text:span><text:span text:style-name="T25"> </text:span><text:span text:style-name="T65">ﯨ</text:span></text:p>
      <text:p text:style-name="P32"><text:span text:style-name="T24"><text:s/></text:span><text:span text:style-name="T67">ﯩ</text:span><text:span text:style-name="T24"> </text:span><text:span text:style-name="T67">ﯪ</text:span><text:span text:style-name="T24"> </text:span><text:span text:style-name="T67">ﯫ</text:span><text:span text:style-name="T24"> </text:span><text:span text:style-name="T67">ﯬ</text:span><text:span text:style-name="T24"> </text:span><text:span text:style-name="T67">ﯭ</text:span><text:span text:style-name="T24"> </text:span><text:span text:style-name="T67">ﯮ</text:span><text:span text:style-name="T24"> </text:span><text:span text:style-name="T67">ﯯ</text:span><text:span text:style-name="T24"> </text:span><text:span text:style-name="T67">ﯰ</text:span><text:span text:style-name="T24"> </text:span><text:span text:style-name="T67">ﯱ</text:span><text:span text:style-name="T24"> </text:span><text:span text:style-name="T67">ﯲ</text:span><text:span text:style-name="T24"> </text:span><text:span text:style-name="T67">ﯳ</text:span><text:span text:style-name="T24"> </text:span><text:span text:style-name="T67">ﯴ</text:span><text:span text:style-name="T24"> </text:span><text:span text:style-name="T67">ﯵ</text:span></text:p>
      <text:p text:style-name="P32"><text:span text:style-name="T1"><text:s/></text:span><text:span text:style-name="T64">ﯶ</text:span><text:span text:style-name="T1"> </text:span><text:span text:style-name="T64">ﯷ</text:span><text:span text:style-name="T1"> </text:span><text:span text:style-name="T64">ﯸ</text:span><text:span text:style-name="T1"> </text:span><text:span text:style-name="T64">ﯹ</text:span><text:span text:style-name="T1"> </text:span><text:span text:style-name="T64">ﯺ</text:span><text:span text:style-name="T1"> </text:span><text:span text:style-name="T64">ﯻ</text:span><text:span text:style-name="T1"> </text:span><text:span text:style-name="T64">ﯼ</text:span><text:span text:style-name="T1"> </text:span><text:span text:style-name="T64">ﯽ</text:span><text:span text:style-name="T1"> </text:span><text:span text:style-name="T64">ﯾ</text:span><text:span text:style-name="T1"> </text:span><text:span text:style-name="T64">ﯿ</text:span><text:span text:style-name="T1"> </text:span><text:span text:style-name="T64">ﰀ</text:span><text:span text:style-name="T1"> </text:span><text:span text:style-name="T64">ﰁ</text:span></text:p>
      <text:p text:style-name="P32"><text:span text:style-name="T1"><text:s/></text:span><text:span text:style-name="T64">ﰂ</text:span><text:span text:style-name="T1"> </text:span><text:span text:style-name="T64">ﰃ</text:span><text:span text:style-name="T1"> </text:span><text:span text:style-name="T64">ﰄ</text:span><text:span text:style-name="T1"> </text:span><text:span text:style-name="T64">ﰅ</text:span><text:span text:style-name="T1"> </text:span><text:span text:style-name="T64">ﰆ</text:span><text:span text:style-name="T1"> </text:span><text:span text:style-name="T64">ﰇ</text:span><text:span text:style-name="T1"> </text:span><text:span text:style-name="T64">ﰈ</text:span><text:span text:style-name="T1"> </text:span><text:span text:style-name="T64">ﰉ</text:span><text:span text:style-name="T1"> </text:span><text:span text:style-name="T64">ﰊ</text:span><text:span text:style-name="T1"> </text:span><text:span text:style-name="T64">ﰋ</text:span><text:span text:style-name="T1"> </text:span><text:span text:style-name="T64">ﰌ</text:span><text:span text:style-name="T1"> </text:span><text:span text:style-name="T64">ﰍ</text:span></text:p>
      <text:p text:style-name="P77"><text:span text:style-name="T69">ﭑ</text:span><text:span text:style-name="T1"> </text:span><text:span text:style-name="T69">ﭒ</text:span><text:span text:style-name="T1"> </text:span><text:span text:style-name="T69">ﭓ</text:span><text:span text:style-name="T1"> </text:span><text:span text:style-name="T69">ﭔ</text:span><text:span text:style-name="T1"> </text:span><text:span text:style-name="T69">ﭕ</text:span><text:span text:style-name="T1"> </text:span><text:span text:style-name="T69">ﭖ</text:span><text:span text:style-name="T1"> </text:span><text:span text:style-name="T69">ﭗ</text:span><text:span text:style-name="T1"> </text:span><text:span text:style-name="T69">ﭘ</text:span><text:span text:style-name="T1"> </text:span><text:span text:style-name="T69">ﭙ</text:span><text:span text:style-name="T1"> </text:span><text:span text:style-name="T69">ﭚ</text:span><text:span text:style-name="T1"> </text:span><text:span text:style-name="T69">ﭛ</text:span><text:span text:style-name="T1"> </text:span></text:p>
      <text:p text:style-name="P33"><text:span text:style-name="T69">ﭜ</text:span><text:span text:style-name="T1"> </text:span><text:span text:style-name="T69">ﭝ</text:span><text:span text:style-name="T1"> </text:span><text:span text:style-name="T69">ﭞ</text:span><text:span text:style-name="T1"> </text:span><text:span text:style-name="T69">ﭟ</text:span><text:span text:style-name="T1"> </text:span><text:span text:style-name="T69">ﭠ</text:span><text:span text:style-name="T1"> </text:span><text:span text:style-name="T69">ﭡ</text:span><text:span text:style-name="T1"> </text:span><text:span text:style-name="T69">ﭢ</text:span><text:span text:style-name="T1"> </text:span><text:span text:style-name="T69">ﭣ</text:span><text:span text:style-name="T1"> </text:span><text:span text:style-name="T69">ﭤ</text:span><text:span text:style-name="T1"> </text:span><text:span text:style-name="T69">ﭥ</text:span><text:span text:style-name="T1"> </text:span><text:span text:style-name="T69">ﭦ</text:span><text:span text:style-name="T1"> </text:span><text:span text:style-name="T69">ﭧ</text:span><text:span text:style-name="T1"> </text:span><text:span text:style-name="T69">ﭨ</text:span></text:p>
      <text:p text:style-name="P33"><text:span text:style-name="T69">ﭩ</text:span><text:span text:style-name="T1"> </text:span><text:span text:style-name="T69">ﭪﭫﭬﭭﭮ</text:span><text:span text:style-name="T1"> </text:span><text:span text:style-name="T69">ﭯ</text:span><text:span text:style-name="T1"> </text:span><text:span text:style-name="T69">ﭰ</text:span><text:span text:style-name="T1"> </text:span><text:span text:style-name="T69">ﭱﭲ</text:span><text:span text:style-name="T1"> </text:span><text:span text:style-name="T69">ﭳ</text:span><text:span text:style-name="T1"> </text:span><text:span text:style-name="T69">ﭴ</text:span><text:span text:style-name="T1"> </text:span><text:span text:style-name="T69">ﭵ</text:span><text:span text:style-name="T1"> </text:span><text:span text:style-name="T69">ﭶ</text:span><text:span text:style-name="T1"> </text:span><text:span text:style-name="T69">ﭷ</text:span><text:span text:style-name="T1"> </text:span></text:p>
      <text:p text:style-name="P33"><text:span text:style-name="T69">ﭸ</text:span><text:span text:style-name="T1"> </text:span><text:span text:style-name="T69">ﭹ</text:span><text:span text:style-name="T1"> </text:span><text:span text:style-name="T69">ﭺ</text:span><text:span text:style-name="T1"> </text:span><text:span text:style-name="T69">ﭻ</text:span><text:span text:style-name="T1"> </text:span><text:span text:style-name="T69">ﭼ</text:span><text:span text:style-name="T1"> </text:span><text:span text:style-name="T69">ﭽ</text:span><text:span text:style-name="T1"> </text:span><text:span text:style-name="T69">ﭾ</text:span><text:span text:style-name="T1"> </text:span><text:span text:style-name="T69">ﭿ</text:span><text:span text:style-name="T1"> </text:span><text:span text:style-name="T69">ﮀ</text:span><text:span text:style-name="T1"> </text:span><text:span text:style-name="T69">ﮁ</text:span><text:span text:style-name="T1"> </text:span><text:span text:style-name="T69">ﮂ</text:span></text:p>
      <text:p text:style-name="P33"><text:span text:style-name="T1"><text:s/></text:span><text:span text:style-name="T69">ﮃ</text:span><text:span text:style-name="T1"> </text:span><text:span text:style-name="T69">ﮄ</text:span><text:span text:style-name="T1"> </text:span><text:span text:style-name="T69">ﮅ</text:span><text:span text:style-name="T1"> </text:span><text:span text:style-name="T69">ﮆ</text:span><text:span text:style-name="T1"> </text:span><text:span text:style-name="T69">ﮇ</text:span><text:span text:style-name="T1"> </text:span><text:span text:style-name="T69">ﮈ</text:span><text:span text:style-name="T1"> </text:span><text:span text:style-name="T69">ﮉ</text:span><text:span text:style-name="T1"> </text:span><text:span text:style-name="T69">ﮊ</text:span><text:span text:style-name="T1"> </text:span><text:span text:style-name="T69">ﮋ</text:span><text:span text:style-name="T1"> </text:span><text:span text:style-name="T69">ﮌ</text:span><text:span text:style-name="T1"> </text:span><text:span text:style-name="T69">ﮍ</text:span><text:span text:style-name="T1"> </text:span><text:span text:style-name="T69">ﮎ</text:span><text:span text:style-name="T1"> </text:span><text:span text:style-name="T69">ﮏ</text:span></text:p>
      <text:p text:style-name="P33"><text:span text:style-name="T1"><text:s/></text:span><text:span text:style-name="T69">ﮐ</text:span><text:span text:style-name="T1"> </text:span><text:span text:style-name="T69">ﮑ</text:span><text:span text:style-name="T1"> </text:span><text:span text:style-name="T69">ﮒ</text:span><text:span text:style-name="T1"> </text:span><text:span text:style-name="T69">ﮓ</text:span><text:span text:style-name="T1"> </text:span><text:span text:style-name="T69">ﮔ</text:span><text:span text:style-name="T1"> </text:span><text:span text:style-name="T69">ﮕ</text:span><text:span text:style-name="T1"> </text:span><text:span text:style-name="T69">ﮖ</text:span><text:span text:style-name="T1"> </text:span><text:span text:style-name="T69">ﮗ</text:span><text:span text:style-name="T1"> </text:span><text:span text:style-name="T69">ﮘ</text:span><text:span text:style-name="T1"> </text:span><text:span text:style-name="T69">ﮙ</text:span><text:span text:style-name="T1"> </text:span><text:span text:style-name="T69">ﮚ</text:span><text:span text:style-name="T1"> </text:span><text:span text:style-name="T69">ﮛ</text:span></text:p>
      <text:p text:style-name="P33"><text:span text:style-name="T1"><text:s/></text:span><text:span text:style-name="T69">ﮜ</text:span><text:span text:style-name="T1"> </text:span><text:span text:style-name="T69">ﮝ</text:span><text:span text:style-name="T1"> </text:span><text:span text:style-name="T69">ﮞ</text:span><text:span text:style-name="T1"> </text:span><text:span text:style-name="T69">ﮟ</text:span><text:span text:style-name="T1"> </text:span><text:span text:style-name="T69">ﮠ</text:span><text:span text:style-name="T1"> </text:span><text:span text:style-name="T69">ﮡ</text:span><text:span text:style-name="T1"> </text:span><text:span text:style-name="T69">ﮢ</text:span><text:span text:style-name="T1"> </text:span><text:span text:style-name="T69">ﮣ</text:span><text:span text:style-name="T1"> </text:span><text:span text:style-name="T69">ﮤ</text:span><text:span text:style-name="T1"> </text:span><text:span text:style-name="T69">ﮥ</text:span><text:span text:style-name="T1"> </text:span><text:span text:style-name="T69">ﮦ</text:span><text:span text:style-name="T1"> </text:span><text:span text:style-name="T69">ﮧ</text:span><text:span text:style-name="T1"> </text:span><text:span text:style-name="T69">ﮨ</text:span></text:p>
      <text:p text:style-name="P63"><text:span text:style-name="T69">ﮩ</text:span><text:span text:style-name="T1"> </text:span><text:span text:style-name="T69">ﮪ</text:span><text:span text:style-name="T1"> </text:span><text:span text:style-name="T69">ﮫ</text:span><text:span text:style-name="T1"> </text:span><text:span text:style-name="T69">ﮬ</text:span><text:span text:style-name="T1"> </text:span><text:span text:style-name="T69">ﮭ</text:span><text:span text:style-name="T1"> </text:span><text:span text:style-name="T69">ﮮ</text:span><text:span text:style-name="T1"> </text:span><text:span text:style-name="T69">ﮯ</text:span><text:span text:style-name="T1"> </text:span><text:span text:style-name="T69">ﮰ</text:span><text:span text:style-name="T30"> </text:span></text:p>
      <text:p text:style-name="P33"><text:span text:style-name="T69">ﮱ</text:span><text:span text:style-name="T1"> </text:span><text:span text:style-name="T69">ﯓ</text:span><text:span text:style-name="T1"> </text:span><text:span text:style-name="T69">ﯔ</text:span><text:span text:style-name="T1"> </text:span><text:span text:style-name="T69">ﯕ</text:span><text:span text:style-name="T1"> </text:span><text:span text:style-name="T69">ﯖ</text:span><text:span text:style-name="T1"> </text:span><text:span text:style-name="T69">ﯗ</text:span><text:span text:style-name="T1"> </text:span><text:span text:style-name="T69">ﯘ</text:span><text:span text:style-name="T1"> </text:span><text:span text:style-name="T69">ﯙ</text:span><text:span text:style-name="T1"> </text:span><text:span text:style-name="T69">ﯚ</text:span><text:span text:style-name="T1"> </text:span><text:span text:style-name="T69">ﯛ</text:span></text:p>
      <text:p text:style-name="P55">ﮌﯹ</text:p>
      <text:p text:style-name="P55">ﭔﭕﭖ</text:p>
      <text:p text:style-name="P34"><text:span text:style-name="T70">ﯜ</text:span><text:span text:style-name="T25"> </text:span><text:span text:style-name="T70">ﯝ</text:span><text:span text:style-name="T25"> </text:span><text:span text:style-name="T70">ﯞ</text:span><text:span text:style-name="T25"> </text:span><text:span text:style-name="T70">ﯟ</text:span><text:span text:style-name="T25"> </text:span><text:span text:style-name="T70">ﯠ</text:span><text:span text:style-name="T25"> </text:span><text:span text:style-name="T70">ﯡ</text:span><text:span text:style-name="T25"> </text:span><text:span text:style-name="T70">ﯢ</text:span><text:span text:style-name="T25"> </text:span><text:span text:style-name="T70">ﯣ</text:span><text:span text:style-name="T25"> </text:span><text:span text:style-name="T70">ﯤ</text:span><text:span text:style-name="T25"> </text:span><text:span text:style-name="T70">ﯥ</text:span><text:span text:style-name="T25"> </text:span><text:span text:style-name="T70">ﯦ</text:span><text:span text:style-name="T25"> </text:span><text:span text:style-name="T70">ﯧ</text:span><text:span text:style-name="T25"> </text:span><text:span text:style-name="T70">ﯨ</text:span><text:span text:style-name="T25"> </text:span><text:span text:style-name="T70">ﯩ</text:span></text:p>
      <text:p text:style-name="P34"><text:span text:style-name="T1"><text:s/></text:span><text:span text:style-name="T69">ﯪ</text:span><text:span text:style-name="T1"> </text:span><text:span text:style-name="T69">ﯫ</text:span><text:span text:style-name="T1"> </text:span><text:span text:style-name="T69">ﯬ</text:span><text:span text:style-name="T1"> </text:span><text:span text:style-name="T69">ﯭ</text:span><text:span text:style-name="T1"> </text:span><text:span text:style-name="T69">ﯮ</text:span><text:span text:style-name="T1"> </text:span><text:span text:style-name="T69">ﯯ</text:span><text:span text:style-name="T1"> </text:span><text:span text:style-name="T69">ﯰ</text:span><text:span text:style-name="T1"> </text:span><text:span text:style-name="T69">ﯱ</text:span><text:span text:style-name="T1"> </text:span><text:span text:style-name="T69">ﯲ</text:span><text:span text:style-name="T1"> </text:span><text:span text:style-name="T69">ﯳ</text:span></text:p>
      <text:p text:style-name="P34"><text:span text:style-name="T69">ﯴﯵﯶ</text:span><text:span text:style-name="T1"> </text:span><text:bookmark text:name="_GoBack"/><text:span text:style-name="T69">ﯷ</text:span><text:span text:style-name="T1"> </text:span><text:span text:style-name="T69">ﯸ</text:span><text:span text:style-name="T1"> </text:span><text:span text:style-name="T69">ﯹ</text:span><text:span text:style-name="T1"> </text:span><text:span text:style-name="T69">ﯺ</text:span><text:span text:style-name="T1"> </text:span><text:span text:style-name="T69">ﯻ</text:span><text:span text:style-name="T1"> </text:span><text:span text:style-name="T69">ﯼ</text:span><text:span text:style-name="T1"> </text:span><text:span text:style-name="T69">ﯽ</text:span><text:span text:style-name="T1"> </text:span><text:span text:style-name="T69">ﯾ</text:span></text:p>
      <text:p text:style-name="P40"><text:span text:style-name="T69">ﯿ</text:span><text:span text:style-name="T1"> </text:span><text:span text:style-name="T69">ﰀ</text:span><text:span text:style-name="T1"> </text:span><text:span text:style-name="T69">ﰁ</text:span><text:span text:style-name="T1"> </text:span><text:span text:style-name="T69">ﰂ</text:span><text:span text:style-name="T1"> </text:span><text:span text:style-name="T69">ﰃ</text:span><text:span text:style-name="T1"> </text:span><text:span text:style-name="T69">ﰄ</text:span><text:span text:style-name="T1"> </text:span><text:span text:style-name="T69">ﰅ</text:span><text:span text:style-name="T1"> </text:span><text:span text:style-name="T69">ﰆ</text:span><text:span text:style-name="T1"> </text:span><text:span text:style-name="T69">ﰇ</text:span><text:span text:style-name="T1"> </text:span><text:span text:style-name="T69">ﰈ</text:span><text:span text:style-name="T1"> </text:span><text:span text:style-name="T69">ﰉ</text:span><text:span text:style-name="T1"> </text:span><text:span text:style-name="T69">ﰊ</text:span></text:p>
      <text:p text:style-name="P81"><text:span text:style-name="T71">ﭑ</text:span><text:span text:style-name="T1"> </text:span><text:span text:style-name="T71">ﭒ</text:span><text:span text:style-name="T1"> </text:span><text:span text:style-name="T71">ﭓ</text:span><text:span text:style-name="T1"> </text:span><text:span text:style-name="T71">ﭔ</text:span><text:span text:style-name="T1"> </text:span><text:span text:style-name="T71">ﭕ</text:span><text:span text:style-name="T1"> </text:span><text:span text:style-name="T71">ﭖ</text:span><text:span text:style-name="T1"> </text:span><text:span text:style-name="T71">ﭗ</text:span><text:span text:style-name="T1"> </text:span><text:span text:style-name="T71">ﭘ</text:span><text:span text:style-name="T1"> </text:span><text:span text:style-name="T71">ﭙ</text:span><text:span text:style-name="T1"> </text:span><text:span text:style-name="T71">ﭚ</text:span><text:span text:style-name="T1"> </text:span><text:span text:style-name="T71">ﭛ</text:span></text:p>
      <text:p text:style-name="P64"><text:span text:style-name="T1"><text:s/></text:span><text:span text:style-name="T71">ﭜ</text:span><text:span text:style-name="T1"> </text:span><text:span text:style-name="T71">ﭝ</text:span><text:span text:style-name="T1"> </text:span><text:span text:style-name="T71">ﭞ</text:span><text:span text:style-name="T1"> </text:span><text:span text:style-name="T71">ﭟ</text:span><text:span text:style-name="T1"> </text:span><text:span text:style-name="T71">ﭠ</text:span><text:span text:style-name="T1"> </text:span><text:span text:style-name="T71">ﭡ</text:span><text:span text:style-name="T1"> </text:span><text:span text:style-name="T71">ﭢ</text:span><text:span text:style-name="T1"> </text:span><text:span text:style-name="T71">ﭣ</text:span><text:span text:style-name="T1"> </text:span><text:span text:style-name="T71">ﭤ</text:span><text:span text:style-name="T1"> </text:span><text:span text:style-name="T71">ﭥ</text:span></text:p>
      <text:p text:style-name="P68"><text:span text:style-name="T1"><text:s/></text:span><text:span text:style-name="T71">ﭦ</text:span><text:span text:style-name="T1"> </text:span><text:span text:style-name="T71">ﭧ</text:span><text:span text:style-name="T1"> </text:span><text:span text:style-name="T71">ﭨ</text:span><text:span text:style-name="T1"> </text:span><text:span text:style-name="T71">ﭩ</text:span><text:span text:style-name="T1"> </text:span><text:span text:style-name="T71">ﭪ</text:span><text:span text:style-name="T1"> </text:span><text:span text:style-name="T71">ﭫ</text:span><text:span text:style-name="T1"> </text:span><text:span text:style-name="T71">ﭬ</text:span><text:span text:style-name="T1"> </text:span><text:span text:style-name="T71">ﭭ</text:span><text:span text:style-name="T1"> </text:span><text:span text:style-name="T71">ﭮ</text:span><text:span text:style-name="T1"> </text:span><text:span text:style-name="T71">ﭯ</text:span><text:span text:style-name="T1"> </text:span><text:span text:style-name="T71">ﭰ</text:span><text:span text:style-name="T1"> </text:span><text:span text:style-name="T71">ﭱ</text:span><text:span text:style-name="T1"> </text:span><text:span text:style-name="T71">ﭲ</text:span></text:p>
      <text:p text:style-name="P64"><text:span text:style-name="T1"><text:s/></text:span><text:span text:style-name="T73">ﭳ</text:span><text:span text:style-name="T24"> </text:span><text:span text:style-name="T73">ﭴ</text:span><text:span text:style-name="T24"> </text:span><text:span text:style-name="T73">ﭵ</text:span><text:span text:style-name="T24"> </text:span><text:span text:style-name="T73">ﭶ</text:span><text:span text:style-name="T24"> </text:span><text:span text:style-name="T73">ﭷ</text:span><text:span text:style-name="T24"> </text:span><text:span text:style-name="T73">ﭸ</text:span><text:span text:style-name="T24"> </text:span><text:span text:style-name="T73">ﭹ</text:span><text:span text:style-name="T24"> </text:span><text:span text:style-name="T73">ﭺ</text:span><text:span text:style-name="T24"> </text:span><text:span text:style-name="T73">ﭻ</text:span><text:span text:style-name="T24"> </text:span><text:span text:style-name="T73">ﭼ</text:span><text:span text:style-name="T24"> </text:span><text:span text:style-name="T73">ﭽ</text:span><text:span text:style-name="T24"> </text:span><text:span text:style-name="T73">ﭾ</text:span><text:span text:style-name="T24"> </text:span><text:span text:style-name="T73">ﭿ</text:span><text:span text:style-name="T1"> </text:span><text:span text:style-name="T75">ﮀ</text:span><text:span text:style-name="T26"> </text:span><text:span text:style-name="T75">ﮁ</text:span><text:span text:style-name="T26"> </text:span><text:span text:style-name="T75">ﮂ</text:span><text:span text:style-name="T26"> </text:span><text:span text:style-name="T75">ﮃ</text:span><text:span text:style-name="T26"> </text:span><text:span text:style-name="T75">ﮄ</text:span><text:span text:style-name="T26"> </text:span><text:span text:style-name="T75">ﮅ</text:span><text:span text:style-name="T26"> </text:span><text:span text:style-name="T75">ﮆ</text:span><text:span text:style-name="T26"> </text:span><text:span text:style-name="T75">ﮇ</text:span><text:span text:style-name="T26"> </text:span><text:span text:style-name="T75">ﮈ</text:span><text:span text:style-name="T26"> </text:span><text:span text:style-name="T75">ﮉ</text:span><text:span text:style-name="T26"> </text:span><text:span text:style-name="T75">ﮊ</text:span></text:p>
      <text:p text:style-name="P64"><text:span text:style-name="T1"><text:s/></text:span><text:span text:style-name="T71">ﮋ</text:span><text:span text:style-name="T1"> </text:span><text:span text:style-name="T71">ﮌ</text:span><text:span text:style-name="T1"> </text:span><text:span text:style-name="T71">ﮍ</text:span><text:span text:style-name="T1"> </text:span><text:span text:style-name="T71">ﮎﮏ</text:span><text:span text:style-name="T1"> </text:span><text:span text:style-name="T71">ﮐ</text:span><text:span text:style-name="T1"> </text:span><text:span text:style-name="T71">ﮑ</text:span><text:span text:style-name="T1"> </text:span><text:span text:style-name="T71">ﮒ</text:span><text:span text:style-name="T1"> </text:span><text:span text:style-name="T71">ﮓ</text:span><text:span text:style-name="T1"> </text:span><text:span text:style-name="T71">ﮔ</text:span><text:span text:style-name="T1"> </text:span><text:span text:style-name="T71">ﮕ</text:span><text:span text:style-name="T1"> </text:span><text:span text:style-name="T71">ﮖ</text:span></text:p>
      <text:p text:style-name="P64"><text:span text:style-name="T24"><text:s/></text:span><text:span text:style-name="T73">ﮗ</text:span><text:span text:style-name="T24"> </text:span><text:span text:style-name="T73">ﮘ</text:span><text:span text:style-name="T24"> </text:span><text:span text:style-name="T73">ﮙ</text:span><text:span text:style-name="T24"> </text:span><text:span text:style-name="T73">ﮚ</text:span><text:span text:style-name="T24"> </text:span><text:span text:style-name="T73">ﮛ</text:span><text:span text:style-name="T24"> </text:span><text:span text:style-name="T73">ﮜ</text:span><text:span text:style-name="T24"> </text:span><text:span text:style-name="T73">ﮝ</text:span><text:span text:style-name="T24"> </text:span><text:span text:style-name="T73">ﮞ</text:span><text:span text:style-name="T24"> </text:span><text:span text:style-name="T73">ﮟ</text:span><text:span text:style-name="T24"> </text:span><text:span text:style-name="T73">ﮠ</text:span></text:p>
      <text:p text:style-name="P64"><text:span text:style-name="T26"><text:s/></text:span><text:span text:style-name="T75">ﮡ</text:span><text:span text:style-name="T26"> </text:span><text:span text:style-name="T75">ﮢ</text:span><text:span text:style-name="T26"> </text:span><text:span text:style-name="T75">ﮣ</text:span><text:span text:style-name="T26"> </text:span><text:span text:style-name="T75">ﮤ</text:span><text:span text:style-name="T26"> </text:span><text:span text:style-name="T75">ﮥ</text:span><text:span text:style-name="T26"> </text:span><text:span text:style-name="T75">ﮦ</text:span><text:span text:style-name="T26"> </text:span><text:span text:style-name="T75">ﮧ</text:span><text:span text:style-name="T26"> </text:span><text:span text:style-name="T75">ﮨ</text:span><text:span text:style-name="T26"> </text:span><text:span text:style-name="T75">ﮩ</text:span><text:span text:style-name="T26"> </text:span><text:span text:style-name="T75">ﮪ</text:span><text:span text:style-name="T26"> </text:span><text:span text:style-name="T75">ﮫ</text:span><text:span text:style-name="T26"> </text:span><text:span text:style-name="T75">ﮬ</text:span></text:p>
      <text:p text:style-name="P64"><text:span text:style-name="T26"><text:s/></text:span><text:span text:style-name="T75">ﮭ</text:span><text:span text:style-name="T26"> </text:span><text:span text:style-name="T75">ﮮ</text:span><text:span text:style-name="T26"> </text:span><text:span text:style-name="T75">ﮯ</text:span><text:span text:style-name="T26"> </text:span><text:span text:style-name="T75">ﮰ</text:span><text:span text:style-name="T26"> </text:span><text:span text:style-name="T75">ﮱ</text:span><text:span text:style-name="T26"> </text:span><text:span text:style-name="T75">ﯓ</text:span><text:span text:style-name="T26"> </text:span><text:span text:style-name="T75">ﯔ</text:span><text:span text:style-name="T26"> </text:span><text:span text:style-name="T75">ﯕ</text:span><text:span text:style-name="T26"> </text:span><text:span text:style-name="T75">ﯖ</text:span><text:span text:style-name="T26"> </text:span><text:span text:style-name="T75">ﯗ</text:span><text:span text:style-name="T26"> </text:span><text:span text:style-name="T75">ﯘ</text:span></text:p>
      <text:p text:style-name="P64"><text:span text:style-name="T26"><text:s/></text:span><text:span text:style-name="T75">ﯙ</text:span><text:span text:style-name="T26"> </text:span><text:span text:style-name="T75">ﯚ</text:span><text:span text:style-name="T26"> </text:span><text:span text:style-name="T75">ﯛ</text:span><text:span text:style-name="T26"> </text:span><text:span text:style-name="T75">ﯜ</text:span><text:span text:style-name="T26"> </text:span><text:span text:style-name="T75">ﯝ</text:span><text:span text:style-name="T26"> </text:span><text:span text:style-name="T75">ﯞ</text:span><text:span text:style-name="T26"> </text:span><text:span text:style-name="T75">ﯟ</text:span><text:span text:style-name="T26"> </text:span><text:span text:style-name="T75">ﯠ</text:span><text:span text:style-name="T26"> </text:span><text:span text:style-name="T75">ﯡ</text:span><text:span text:style-name="T26"> </text:span><text:span text:style-name="T75">ﯢ</text:span><text:span text:style-name="T26"> </text:span><text:span text:style-name="T75">ﯣ</text:span></text:p>
      <text:p text:style-name="P64"><text:span text:style-name="T1"><text:s/></text:span><text:span text:style-name="T71">ﯤ</text:span><text:span text:style-name="T1"> </text:span><text:span text:style-name="T71">ﯥ</text:span><text:span text:style-name="T1"> </text:span><text:span text:style-name="T71">ﯦ</text:span><text:span text:style-name="T1"> </text:span><text:span text:style-name="T71">ﯧ</text:span><text:span text:style-name="T1"> </text:span><text:span text:style-name="T71">ﯨ</text:span><text:span text:style-name="T1"> </text:span><text:span text:style-name="T71">ﯩ</text:span><text:span text:style-name="T1"> </text:span><text:span text:style-name="T71">ﯪ</text:span><text:span text:style-name="T1"> </text:span><text:span text:style-name="T71">ﯫ</text:span><text:span text:style-name="T1"> </text:span><text:span text:style-name="T71">ﯬ</text:span><text:span text:style-name="T1"> </text:span><text:span text:style-name="T71">ﯭ</text:span><text:span text:style-name="T1"> </text:span><text:span text:style-name="T71">ﯮ</text:span><text:span text:style-name="T1"> </text:span><text:span text:style-name="T71">ﯯ</text:span></text:p>
      <text:p text:style-name="P64"><text:span text:style-name="T1"><text:s/></text:span><text:span text:style-name="T71">ﯰ</text:span><text:span text:style-name="T1"> </text:span><text:span text:style-name="T71">ﯱﯲ</text:span><text:span text:style-name="T1"> </text:span><text:span text:style-name="T71">ﯳ</text:span><text:span text:style-name="T1"> </text:span><text:span text:style-name="T71">ﯴ</text:span><text:span text:style-name="T1"> </text:span><text:span text:style-name="T71">ﯵ</text:span><text:span text:style-name="T1"> </text:span><text:span text:style-name="T71">ﯶ</text:span><text:span text:style-name="T1"> </text:span><text:span text:style-name="T71">ﯷ</text:span><text:span text:style-name="T1"> </text:span><text:span text:style-name="T71">ﯸ</text:span><text:span text:style-name="T1"> </text:span><text:span text:style-name="T71">ﯹ</text:span></text:p>
      <text:p text:style-name="P64"><text:span text:style-name="T1"><text:s/></text:span><text:span text:style-name="T71">ﯺ</text:span><text:span text:style-name="T1"> </text:span><text:span text:style-name="T71">ﯻ</text:span><text:span text:style-name="T1"> </text:span><text:span text:style-name="T71">ﯼ</text:span><text:span text:style-name="T1"> </text:span><text:span text:style-name="T71">ﯽ</text:span><text:span text:style-name="T1"> </text:span><text:span text:style-name="T71">ﯾ</text:span><text:span text:style-name="T1"> </text:span><text:span text:style-name="T71">ﯿ</text:span><text:span text:style-name="T1"> </text:span><text:span text:style-name="T71">ﰀ</text:span><text:span text:style-name="T1"> </text:span><text:span text:style-name="T71">ﰁ</text:span><text:span text:style-name="T1"> </text:span><text:span text:style-name="T71">ﰂ</text:span><text:span text:style-name="T1"> </text:span><text:span text:style-name="T71">ﰃ</text:span><text:span text:style-name="T1"> </text:span><text:span text:style-name="T71">ﰄ</text:span><text:span text:style-name="T1"> </text:span><text:span text:style-name="T71">ﰅ</text:span></text:p>
      <text:p text:style-name="P64"><text:span text:style-name="T1"><text:s/></text:span><text:span text:style-name="T71">ﰆ</text:span><text:span text:style-name="T1"> </text:span><text:span text:style-name="T71">ﰇ</text:span><text:span text:style-name="T1"> </text:span><text:span text:style-name="T71">ﰈ</text:span><text:span text:style-name="T1"> </text:span><text:span text:style-name="T71">ﰉ</text:span><text:span text:style-name="T1"> </text:span><text:span text:style-name="T71">ﰊ</text:span><text:span text:style-name="T1"> </text:span><text:span text:style-name="T71">ﰋ</text:span><text:span text:style-name="T1"> </text:span><text:span text:style-name="T71">ﰌ</text:span><text:span text:style-name="T1"> </text:span><text:span text:style-name="T71">ﰍ</text:span><text:span text:style-name="T1"> </text:span><text:span text:style-name="T71">ﰎ</text:span><text:span text:style-name="T1"> </text:span><text:span text:style-name="T71">ﰏ</text:span><text:span text:style-name="T1"> </text:span><text:span text:style-name="T71">ﰐ</text:span></text:p>
      <text:p text:style-name="P64"><text:span text:style-name="T1"><text:s/></text:span><text:span text:style-name="T71">ﰑ</text:span><text:span text:style-name="T1"> </text:span><text:span text:style-name="T71">ﰒ</text:span><text:span text:style-name="T1"> </text:span><text:span text:style-name="T71">ﰓ</text:span><text:span text:style-name="T1"> </text:span><text:span text:style-name="T71">ﰔ</text:span><text:span text:style-name="T1"> </text:span><text:span text:style-name="T71">ﰕ</text:span><text:span text:style-name="T1"> </text:span><text:span text:style-name="T71">ﰖ</text:span><text:span text:style-name="T1"> </text:span><text:span text:style-name="T71">ﰗ</text:span><text:span text:style-name="T1"> </text:span><text:span text:style-name="T71">ﰘ</text:span><text:span text:style-name="T1"> </text:span><text:span text:style-name="T71">ﰙ</text:span><text:span text:style-name="T1"> </text:span><text:span text:style-name="T71">ﰚ</text:span><text:span text:style-name="T1"> </text:span><text:span text:style-name="T71">ﰛ</text:span></text:p>
      <text:p text:style-name="P78"><text:span text:style-name="T76">ﭑ</text:span><text:span text:style-name="T1"> </text:span><text:span text:style-name="T76">ﭒ</text:span><text:span text:style-name="T1"> </text:span><text:span text:style-name="T76">ﭓ</text:span><text:span text:style-name="T1"> </text:span><text:span text:style-name="T76">ﭔ</text:span><text:span text:style-name="T1"> </text:span><text:span text:style-name="T76">ﭕ</text:span><text:span text:style-name="T1"> </text:span><text:span text:style-name="T76">ﭖ</text:span><text:span text:style-name="T1"> </text:span><text:span text:style-name="T76">ﭗ</text:span><text:span text:style-name="T1"> </text:span><text:span text:style-name="T76">ﭘ</text:span><text:span text:style-name="T1"> </text:span><text:span text:style-name="T76">ﭙ</text:span><text:span text:style-name="T1"> </text:span><text:span text:style-name="T76">ﭚ</text:span></text:p>
      <text:p text:style-name="P65"><text:span text:style-name="T1"><text:s/></text:span><text:span text:style-name="T76">ﭛ</text:span><text:span text:style-name="T1"> </text:span><text:span text:style-name="T76">ﭜ</text:span><text:span text:style-name="T1"> </text:span><text:span text:style-name="T76">ﭝ</text:span><text:span text:style-name="T1"> </text:span><text:span text:style-name="T76">ﭞ</text:span><text:span text:style-name="T1"> </text:span><text:span text:style-name="T76">ﭟ</text:span><text:span text:style-name="T1"> </text:span><text:span text:style-name="T76">ﭠ</text:span><text:span text:style-name="T1"> </text:span><text:span text:style-name="T76">ﭡ</text:span><text:span text:style-name="T1"> </text:span><text:span text:style-name="T76">ﭢ</text:span><text:span text:style-name="T1"> </text:span><text:span text:style-name="T76">ﭣ</text:span></text:p>
      <text:p text:style-name="P65"><text:span text:style-name="T1"><text:s/></text:span><text:span text:style-name="T76">ﭤ</text:span><text:span text:style-name="T1"> </text:span><text:span text:style-name="T76">ﭥﭦ</text:span><text:span text:style-name="T1"> </text:span><text:span text:style-name="T76">ﭧ</text:span><text:span text:style-name="T1"> </text:span><text:span text:style-name="T76">ﭨ</text:span><text:span text:style-name="T1"> </text:span><text:span text:style-name="T76">ﭩ</text:span><text:span text:style-name="T1"> </text:span><text:span text:style-name="T76">ﭪ</text:span><text:span text:style-name="T1"> </text:span><text:span text:style-name="T76">ﭫ</text:span><text:span text:style-name="T1"> </text:span><text:span text:style-name="T76">ﭬ</text:span><text:span text:style-name="T1"> </text:span><text:span text:style-name="T76">ﭭ</text:span></text:p>
      <text:p text:style-name="P65"><text:span text:style-name="T1"><text:s/></text:span><text:span text:style-name="T76">ﭮ</text:span><text:span text:style-name="T1"> </text:span><text:span text:style-name="T76">ﭯﭰ</text:span><text:span text:style-name="T1"> </text:span><text:span text:style-name="T76">ﭱ</text:span><text:span text:style-name="T1"> </text:span><text:span text:style-name="T76">ﭲ</text:span><text:span text:style-name="T1"> </text:span><text:span text:style-name="T76">ﭳ</text:span><text:span text:style-name="T1"> </text:span><text:span text:style-name="T76">ﭴ</text:span><text:span text:style-name="T1"> </text:span><text:span text:style-name="T76">ﭵ</text:span><text:span text:style-name="T1"> </text:span><text:span text:style-name="T76">ﭶ</text:span><text:span text:style-name="T1"> </text:span><text:span text:style-name="T76">ﭷ</text:span><text:span text:style-name="T1"> </text:span><text:span text:style-name="T76">ﭸ</text:span><text:span text:style-name="T1"> </text:span><text:span text:style-name="T76">ﭹ</text:span></text:p>
      <text:p text:style-name="P65"><text:span text:style-name="T1"><text:s/></text:span><text:span text:style-name="T76">ﭺ</text:span><text:span text:style-name="T1"> </text:span><text:span text:style-name="T76">ﭻ</text:span><text:span text:style-name="T1"> </text:span><text:span text:style-name="T76">ﭼ</text:span><text:span text:style-name="T1"> </text:span><text:span text:style-name="T76">ﭽﭾ</text:span><text:span text:style-name="T1"> </text:span><text:span text:style-name="T76">ﭿ</text:span><text:span text:style-name="T1"> </text:span><text:span text:style-name="T76">ﮀ</text:span><text:span text:style-name="T1"> </text:span><text:span text:style-name="T76">ﮁ</text:span><text:span text:style-name="T1"> </text:span><text:span text:style-name="T76">ﮂ</text:span><text:span text:style-name="T1"> </text:span><text:span text:style-name="T76">ﮃ</text:span><text:span text:style-name="T1"> </text:span><text:span text:style-name="T76">ﮄ</text:span><text:span text:style-name="T1"> </text:span><text:span text:style-name="T76">ﮅ</text:span></text:p>
      <text:p text:style-name="P65"><text:span text:style-name="T1"><text:s/></text:span><text:span text:style-name="T76">ﮆ</text:span><text:span text:style-name="T1"> </text:span><text:span text:style-name="T76">ﮇ</text:span><text:span text:style-name="T1"> </text:span><text:span text:style-name="T76">ﮈ</text:span><text:span text:style-name="T1"> </text:span><text:span text:style-name="T76">ﮉﮊ</text:span><text:span text:style-name="T1"> </text:span><text:span text:style-name="T76">ﮋ</text:span><text:span text:style-name="T1"> </text:span><text:span text:style-name="T76">ﮌ</text:span><text:span text:style-name="T1"> </text:span><text:span text:style-name="T76">ﮍ</text:span><text:span text:style-name="T1"> </text:span><text:span text:style-name="T76">ﮎ</text:span><text:span text:style-name="T1"> </text:span><text:span text:style-name="T76">ﮐ</text:span></text:p>
      <text:p text:style-name="P56"><text:span text:style-name="T80">ﮌﯺ</text:span></text:p>
      <text:p text:style-name="P56"><text:span text:style-name="T80">ﭔﭕﭖ</text:span></text:p>
      <text:p text:style-name="P66"><text:span text:style-name="T76">ﮑ</text:span><text:span text:style-name="T1"> </text:span><text:span text:style-name="T76">ﮒ</text:span><text:span text:style-name="T1"> </text:span><text:span text:style-name="T76">ﮓ</text:span><text:span text:style-name="T1"> </text:span><text:span text:style-name="T76">ﮔ</text:span><text:span text:style-name="T1"> </text:span><text:span text:style-name="T76">ﮕ</text:span><text:span text:style-name="T1"> </text:span><text:span text:style-name="T76">ﮖ</text:span><text:span text:style-name="T1"> </text:span><text:span text:style-name="T76">ﮗ</text:span><text:span text:style-name="T1"> </text:span><text:span text:style-name="T76">ﮘ</text:span><text:span text:style-name="T1"> </text:span><text:span text:style-name="T76">ﮙ</text:span></text:p>
      <text:p text:style-name="P66"><text:span text:style-name="T1"><text:s/></text:span><text:span text:style-name="T76">ﮚ</text:span><text:span text:style-name="T1"> </text:span><text:span text:style-name="T76">ﮛ</text:span><text:span text:style-name="T1"> </text:span><text:span text:style-name="T76">ﮜ</text:span><text:span text:style-name="T1"> </text:span><text:span text:style-name="T76">ﮝ</text:span><text:span text:style-name="T1"> </text:span><text:span text:style-name="T76">ﮞ</text:span><text:span text:style-name="T1"> </text:span><text:span text:style-name="T76">ﮟ</text:span><text:span text:style-name="T1"> </text:span><text:span text:style-name="T76">ﮠ</text:span><text:span text:style-name="T1"> </text:span><text:span text:style-name="T76">ﮡ</text:span><text:span text:style-name="T1"> </text:span><text:span text:style-name="T76">ﮢ</text:span><text:span text:style-name="T1"> </text:span><text:span text:style-name="T76">ﮣ</text:span><text:span text:style-name="T1"> </text:span><text:span text:style-name="T76">ﮤ</text:span></text:p>
      <text:p text:style-name="P66"><text:span text:style-name="T1"><text:s/></text:span><text:span text:style-name="T76">ﮥ</text:span><text:span text:style-name="T1"> </text:span><text:span text:style-name="T76">ﮦ</text:span><text:span text:style-name="T1"> </text:span><text:span text:style-name="T76">ﮧ</text:span><text:span text:style-name="T1"> </text:span><text:span text:style-name="T76">ﮨ</text:span><text:span text:style-name="T1"> </text:span><text:span text:style-name="T76">ﮩ</text:span><text:span text:style-name="T1"> </text:span><text:span text:style-name="T76">ﮪ</text:span><text:span text:style-name="T1"> </text:span><text:span text:style-name="T76">ﮫ</text:span><text:span text:style-name="T1"> </text:span><text:span text:style-name="T76">ﮬ</text:span><text:span text:style-name="T1"> </text:span><text:span text:style-name="T76">ﮭ</text:span><text:span text:style-name="T1"> </text:span><text:span text:style-name="T76">ﮮ</text:span></text:p>
      <text:p text:style-name="P66"><text:span text:style-name="T1"><text:s/></text:span><text:span text:style-name="T76">ﮯ</text:span><text:span text:style-name="T1"> </text:span><text:span text:style-name="T76">ﮰ</text:span><text:span text:style-name="T1"> </text:span><text:span text:style-name="T76">ﮱ</text:span><text:span text:style-name="T1"> </text:span><text:span text:style-name="T76">ﯓ</text:span><text:span text:style-name="T1"> </text:span><text:span text:style-name="T76">ﯔ</text:span><text:span text:style-name="T1"> </text:span><text:span text:style-name="T76">ﯕ</text:span><text:span text:style-name="T1"> </text:span><text:span text:style-name="T76">ﯖ</text:span><text:span text:style-name="T1"> </text:span><text:span text:style-name="T76">ﯗ</text:span><text:span text:style-name="T1"> </text:span><text:span text:style-name="T76">ﯘ</text:span><text:span text:style-name="T1"> </text:span><text:span text:style-name="T76">ﯙ</text:span><text:span text:style-name="T1"> </text:span><text:span text:style-name="T76">ﯚ</text:span><text:span text:style-name="T1"> </text:span><text:span text:style-name="T76">ﯛ</text:span></text:p>
      <text:p text:style-name="P66"><text:span text:style-name="T1"><text:s/></text:span><text:span text:style-name="T76">ﯜ</text:span><text:span text:style-name="T1"> </text:span><text:span text:style-name="T76">ﯝ</text:span><text:span text:style-name="T1"> </text:span><text:span text:style-name="T76">ﯞ</text:span><text:span text:style-name="T1"> </text:span><text:span text:style-name="T76">ﯟ</text:span><text:span text:style-name="T1"> </text:span><text:span text:style-name="T76">ﯠ</text:span><text:span text:style-name="T1"> </text:span><text:span text:style-name="T76">ﯡ</text:span><text:span text:style-name="T1"> </text:span><text:span text:style-name="T76">ﯢ</text:span><text:span text:style-name="T1"> </text:span><text:span text:style-name="T76">ﯣ</text:span><text:span text:style-name="T1"> </text:span><text:span text:style-name="T76">ﯤ</text:span><text:span text:style-name="T1"> </text:span><text:span text:style-name="T76">ﯥ</text:span><text:span text:style-name="T1"> </text:span><text:span text:style-name="T76">ﯦ</text:span><text:span text:style-name="T1"> </text:span><text:span text:style-name="T76">ﯧ</text:span></text:p>
      <text:p text:style-name="P66"><text:span text:style-name="T1"><text:s/></text:span><text:span text:style-name="T76">ﯨ</text:span><text:span text:style-name="T1"> </text:span><text:span text:style-name="T76">ﯩ</text:span><text:span text:style-name="T30"> </text:span><text:span text:style-name="T1"><text:s/></text:span><text:span text:style-name="T76">ﯪ</text:span><text:span text:style-name="T1"> </text:span><text:span text:style-name="T76">ﯫ</text:span><text:span text:style-name="T1"> </text:span><text:span text:style-name="T76">ﯬ</text:span><text:span text:style-name="T1"> </text:span><text:span text:style-name="T76">ﯭ</text:span><text:span text:style-name="T1"> </text:span><text:span text:style-name="T76">ﯮ</text:span><text:span text:style-name="T1"> </text:span><text:span text:style-name="T76">ﯯ</text:span><text:span text:style-name="T1"> </text:span><text:span text:style-name="T76">ﯰ</text:span></text:p>
      <text:p text:style-name="P66"><text:span text:style-name="T1"><text:s/></text:span><text:span text:style-name="T76">ﯱ</text:span><text:span text:style-name="T1"> </text:span><text:span text:style-name="T76">ﯲ</text:span><text:span text:style-name="T1"> </text:span><text:span text:style-name="T76">ﯳ</text:span><text:span text:style-name="T1"> </text:span><text:span text:style-name="T76">ﯴ</text:span><text:span text:style-name="T1"> </text:span><text:span text:style-name="T76">ﯵ</text:span><text:span text:style-name="T1"> </text:span><text:span text:style-name="T76">ﯶ</text:span><text:span text:style-name="T1"> </text:span><text:span text:style-name="T76">ﯷ</text:span><text:span text:style-name="T1"> </text:span><text:span text:style-name="T76">ﯸ</text:span><text:span text:style-name="T1"> </text:span><text:span text:style-name="T76">ﯹ</text:span></text:p>
      <text:p text:style-name="P80"><text:span text:style-name="T78">ﭑ</text:span><text:span text:style-name="T1"> </text:span><text:span text:style-name="T78">ﭒ</text:span><text:span text:style-name="T1"> </text:span><text:span text:style-name="T78">ﭓ</text:span><text:span text:style-name="T1"> </text:span><text:span text:style-name="T78">ﭔ</text:span><text:span text:style-name="T1"> </text:span><text:span text:style-name="T78">ﭕ</text:span><text:span text:style-name="T1"> </text:span><text:span text:style-name="T78">ﭖ</text:span><text:span text:style-name="T1"> </text:span><text:span text:style-name="T78">ﭗ</text:span><text:span text:style-name="T1"> </text:span><text:span text:style-name="T78">ﭘ</text:span><text:span text:style-name="T1"> </text:span><text:span text:style-name="T78">ﭙ</text:span><text:span text:style-name="T1"> </text:span><text:span text:style-name="T78">ﭚ</text:span><text:span text:style-name="T1"> </text:span><text:span text:style-name="T78">ﭛ</text:span><text:span text:style-name="T1"> </text:span><text:span text:style-name="T78">ﭜ</text:span><text:span text:style-name="T1"> </text:span><text:span text:style-name="T78">ﭝ</text:span></text:p>
      <text:p text:style-name="P67"><text:span text:style-name="T1"><text:s/></text:span><text:span text:style-name="T78">ﭞ</text:span><text:span text:style-name="T1"> </text:span><text:span text:style-name="T78">ﭟ</text:span><text:span text:style-name="T1"> </text:span><text:span text:style-name="T78">ﭠ</text:span><text:span text:style-name="T1"> </text:span><text:span text:style-name="T78">ﭡ</text:span><text:span text:style-name="T1"> </text:span><text:span text:style-name="T78">ﭢ</text:span><text:span text:style-name="T1"> </text:span><text:span text:style-name="T78">ﭣ</text:span><text:span text:style-name="T1"> </text:span><text:span text:style-name="T78">ﭤ</text:span><text:span text:style-name="T1"> </text:span><text:span text:style-name="T78">ﭥ</text:span><text:span text:style-name="T1"> </text:span><text:span text:style-name="T78">ﭦ</text:span><text:span text:style-name="T1"> </text:span><text:span text:style-name="T78">ﭧ</text:span></text:p>
      <text:p text:style-name="P67"><text:span text:style-name="T1"><text:s/></text:span><text:span text:style-name="T78">ﭨ</text:span><text:span text:style-name="T1"> </text:span><text:span text:style-name="T78">ﭩ</text:span><text:span text:style-name="T1"> </text:span><text:span text:style-name="T78">ﭪ</text:span><text:span text:style-name="T1"> </text:span><text:span text:style-name="T78">ﭫ</text:span><text:span text:style-name="T1"> </text:span><text:span text:style-name="T78">ﭬ</text:span><text:span text:style-name="T1"> </text:span><text:span text:style-name="T78">ﭭ</text:span><text:span text:style-name="T1"> </text:span><text:span text:style-name="T78">ﭮ</text:span><text:span text:style-name="T1"> </text:span><text:span text:style-name="T78">ﭯ</text:span><text:span text:style-name="T1"> </text:span><text:span text:style-name="T78">ﭰ</text:span><text:span text:style-name="T1"> </text:span><text:span text:style-name="T78">ﭱ</text:span><text:span text:style-name="T1"> </text:span><text:span text:style-name="T78">ﭲ</text:span></text:p>
      <text:p text:style-name="P67"><text:span text:style-name="T1"><text:s/></text:span><text:span text:style-name="T78">ﭳ</text:span><text:span text:style-name="T1"> </text:span><text:span text:style-name="T78">ﭴ</text:span><text:span text:style-name="T1"> </text:span><text:span text:style-name="T78">ﭵ</text:span><text:span text:style-name="T1"> </text:span><text:span text:style-name="T78">ﭶ</text:span><text:span text:style-name="T1"> </text:span><text:span text:style-name="T78">ﭷ</text:span><text:span text:style-name="T1"> </text:span><text:span text:style-name="T78">ﭸ</text:span><text:span text:style-name="T1"> </text:span><text:span text:style-name="T78">ﭹ</text:span><text:span text:style-name="T1"> </text:span><text:span text:style-name="T78">ﭺ</text:span><text:span text:style-name="T1"> </text:span><text:span text:style-name="T78">ﭻ</text:span></text:p>
      <text:p text:style-name="P67"><text:span text:style-name="T1"><text:s/></text:span><text:span text:style-name="T78">ﭼ</text:span><text:span text:style-name="T1"> </text:span><text:span text:style-name="T78">ﭽ</text:span><text:span text:style-name="T1"> </text:span><text:span text:style-name="T78">ﭾ</text:span><text:span text:style-name="T1"> </text:span><text:span text:style-name="T78">ﭿ</text:span><text:span text:style-name="T1"> </text:span><text:span text:style-name="T78">ﮀ</text:span><text:span text:style-name="T1"> </text:span><text:span text:style-name="T78">ﮁ</text:span><text:span text:style-name="T1"> </text:span><text:span text:style-name="T78">ﮂ</text:span><text:span text:style-name="T1"> </text:span><text:span text:style-name="T78">ﮃ</text:span><text:span text:style-name="T1"> </text:span><text:span text:style-name="T78">ﮄ</text:span><text:span text:style-name="T1"> </text:span><text:span text:style-name="T78">ﮅ</text:span><text:span text:style-name="T1"> </text:span><text:span text:style-name="T78">ﮆ</text:span><text:span text:style-name="T1"> </text:span><text:span text:style-name="T78">ﮇ</text:span></text:p>
      <text:p text:style-name="P67"><text:span text:style-name="T1"><text:s/></text:span><text:span text:style-name="T78">ﮈ</text:span><text:span text:style-name="T1"> </text:span><text:span text:style-name="T78">ﮉ</text:span><text:span text:style-name="T1"> </text:span><text:span text:style-name="T78">ﮊ</text:span><text:span text:style-name="T1"> </text:span><text:span text:style-name="T78">ﮋ</text:span><text:span text:style-name="T1"> </text:span><text:span text:style-name="T78">ﮌ</text:span><text:span text:style-name="T1"> </text:span><text:span text:style-name="T78">ﮍ</text:span><text:span text:style-name="T1"> </text:span><text:span text:style-name="T78">ﮎ</text:span><text:span text:style-name="T1"> </text:span><text:span text:style-name="T78">ﮏ</text:span><text:span text:style-name="T1"> </text:span><text:span text:style-name="T78">ﮐ</text:span><text:span text:style-name="T1"> </text:span><text:span text:style-name="T78">ﮑ</text:span><text:span text:style-name="T1"> </text:span><text:span text:style-name="T78">ﮒ</text:span><text:span text:style-name="T1"> </text:span><text:span text:style-name="T78">ﮓ</text:span></text:p>
      <text:p text:style-name="P67"><text:span text:style-name="T1"><text:s/></text:span><text:span text:style-name="T78">ﮔ</text:span><text:span text:style-name="T1"> </text:span><text:span text:style-name="T78">ﮕ</text:span><text:span text:style-name="T1"> </text:span><text:span text:style-name="T78">ﮖ</text:span><text:span text:style-name="T1"> </text:span><text:span text:style-name="T78">ﮗ</text:span><text:span text:style-name="T1"> </text:span><text:span text:style-name="T78">ﮘ</text:span><text:span text:style-name="T1"> </text:span><text:span text:style-name="T78">ﮙ</text:span><text:span text:style-name="T1"> </text:span><text:span text:style-name="T78">ﮚ</text:span><text:span text:style-name="T1"> </text:span><text:span text:style-name="T78">ﮛ</text:span><text:span text:style-name="T1"> </text:span><text:span text:style-name="T78">ﮜ</text:span><text:span text:style-name="T1"> </text:span><text:span text:style-name="T78">ﮝ</text:span></text:p>
      <text:p text:style-name="P67"><text:span text:style-name="T1"><text:s/></text:span><text:span text:style-name="T78">ﮞﮟﮠ</text:span><text:span text:style-name="T1"> </text:span><text:span text:style-name="T78">ﮡ</text:span><text:span text:style-name="T1"> </text:span><text:span text:style-name="T78">ﮢ</text:span><text:span text:style-name="T1"> </text:span><text:span text:style-name="T78">ﮣ</text:span><text:span text:style-name="T1"> </text:span><text:span text:style-name="T78">ﮤ</text:span><text:span text:style-name="T1"> </text:span><text:span text:style-name="T78">ﮥ</text:span><text:span text:style-name="T1"> </text:span><text:span text:style-name="T78">ﮦ</text:span><text:span text:style-name="T1"> </text:span><text:span text:style-name="T78">ﮧ</text:span><text:span text:style-name="T1"> </text:span><text:span text:style-name="T78">ﮨ</text:span><text:span text:style-name="T1"> </text:span><text:span text:style-name="T78">ﮩ</text:span></text:p>
      <text:p text:style-name="P67"><text:span text:style-name="T1"><text:s/></text:span><text:span text:style-name="T78">ﮪ</text:span><text:span text:style-name="T1"> </text:span><text:span text:style-name="T78">ﮫ</text:span><text:span text:style-name="T1"> </text:span><text:span text:style-name="T78">ﮬ</text:span><text:span text:style-name="T1"> </text:span><text:span text:style-name="T78">ﮭ</text:span><text:span text:style-name="T1"> </text:span><text:span text:style-name="T78">ﮮﮯ</text:span><text:span text:style-name="T1"> </text:span><text:span text:style-name="T78">ﮰ</text:span><text:span text:style-name="T1"> </text:span><text:span text:style-name="T78">ﮱ</text:span><text:span text:style-name="T1"> </text:span><text:span text:style-name="T78">ﯓ</text:span><text:span text:style-name="T1"> </text:span><text:span text:style-name="T78">ﯔ</text:span><text:span text:style-name="T1"> </text:span><text:span text:style-name="T78">ﯕ</text:span></text:p>
      <text:p text:style-name="P67"><text:span text:style-name="T1"><text:s/></text:span><text:span text:style-name="T78">ﯖ</text:span><text:span text:style-name="T1"> </text:span><text:span text:style-name="T78">ﯗ</text:span><text:span text:style-name="T1"> </text:span><text:span text:style-name="T78">ﯘ</text:span><text:span text:style-name="T1"> </text:span><text:span text:style-name="T78">ﯙ</text:span><text:span text:style-name="T1"> </text:span><text:span text:style-name="T78">ﯚ</text:span><text:span text:style-name="T1"> </text:span><text:span text:style-name="T78">ﯛ</text:span><text:span text:style-name="T1"> </text:span><text:span text:style-name="T78">ﯜ</text:span><text:span text:style-name="T1"> </text:span><text:span text:style-name="T78">ﯝ</text:span><text:span text:style-name="T1"> </text:span><text:span text:style-name="T78">ﯞ</text:span><text:span text:style-name="T1"> </text:span><text:span text:style-name="T78">ﯟ</text:span></text:p>
      <text:p text:style-name="P67"><text:span text:style-name="T78">ﯠ</text:span><text:span text:style-name="T1"> </text:span><text:span text:style-name="T78">ﯡ</text:span><text:span text:style-name="T1"> </text:span><text:span text:style-name="T78">ﯢ</text:span><text:span text:style-name="T1"> </text:span><text:span text:style-name="T78">ﯣ</text:span><text:span text:style-name="T1"> </text:span><text:span text:style-name="T78">ﯤ</text:span><text:span text:style-name="T1"> </text:span><text:span text:style-name="T78">ﯥ</text:span><text:span text:style-name="T1"> </text:span><text:span text:style-name="T78">ﯦ</text:span><text:span text:style-name="T1"> </text:span><text:span text:style-name="T78">ﯧ</text:span><text:span text:style-name="T1"> </text:span><text:span text:style-name="T78">ﯨ</text:span><text:span text:style-name="T1"> </text:span><text:span text:style-name="T78">ﯩ</text:span><text:span text:style-name="T1"> </text:span><text:span text:style-name="T78">ﯪ</text:span></text:p>
      <text:p text:style-name="P67"><text:span text:style-name="T1"><text:s/></text:span><text:span text:style-name="T78">ﯫ</text:span><text:span text:style-name="T1"> </text:span><text:span text:style-name="T78">ﯬ</text:span><text:span text:style-name="T1"> </text:span><text:span text:style-name="T78">ﯭ</text:span><text:span text:style-name="T1"> </text:span><text:span text:style-name="T78">ﯮ</text:span><text:span text:style-name="T1"> </text:span><text:span text:style-name="T78">ﯯ</text:span><text:span text:style-name="T1"> </text:span><text:span text:style-name="T78">ﯰ</text:span><text:span text:style-name="T1"> </text:span><text:span text:style-name="T78">ﯱ</text:span><text:span text:style-name="T1"> </text:span><text:span text:style-name="T78">ﯲ</text:span><text:span text:style-name="T1"> </text:span><text:span text:style-name="T78">ﯳ</text:span><text:span text:style-name="T1"> </text:span><text:span text:style-name="T78">ﯴ</text:span></text:p>
      <text:p text:style-name="P67"><text:span text:style-name="T1"><text:s/></text:span><text:span text:style-name="T78">ﯵ</text:span><text:span text:style-name="T1"> </text:span><text:span text:style-name="T78">ﯶ</text:span><text:span text:style-name="T1"> </text:span><text:span text:style-name="T78">ﯷ</text:span><text:span text:style-name="T1"> </text:span><text:span text:style-name="T78">ﯸ</text:span><text:span text:style-name="T1"> </text:span><text:span text:style-name="T78">ﯹ</text:span><text:span text:style-name="T1"> </text:span><text:span text:style-name="T78">ﯺ</text:span><text:span text:style-name="T1"> </text:span><text:span text:style-name="T78">ﯻ</text:span><text:span text:style-name="T1"> </text:span><text:span text:style-name="T78">ﯼ</text:span><text:span text:style-name="T1"> </text:span><text:span text:style-name="T1"><text:s/></text:span><text:span text:style-name="T1"><text:s/></text:span><text:span text:style-name="T1"><text:s/></text:span><text:span text:style-name="T78">ﯽ</text:span><text:span text:style-name="T1"> </text:span><text:span text:style-name="T78">ﯾ</text:span></text:p>
      <text:p text:style-name="P67"><text:span text:style-name="T1"><text:s/></text:span><text:span text:style-name="T78">ﯿ</text:span><text:span text:style-name="T1"> </text:span><text:span text:style-name="T78">ﰀ</text:span><text:span text:style-name="T1"> </text:span><text:span text:style-name="T1"><text:s/></text:span><text:span text:style-name="T78">ﰁ</text:span><text:span text:style-name="T1"> </text:span><text:span text:style-name="T78">ﰂ</text:span><text:span text:style-name="T1"> </text:span><text:span text:style-name="T78">ﰃ</text:span><text:span text:style-name="T1"> </text:span><text:span text:style-name="T78">ﰄ</text:span><text:span text:style-name="T1"> </text:span><text:span text:style-name="T78">ﰅ</text:span><text:span text:style-name="T1"> </text:span><text:span text:style-name="T78">ﰆ</text:span><text:span text:style-name="T1"> </text:span><text:span text:style-name="T78">ﰇ</text:span><text:span text:style-name="T1"> </text:span><text:span text:style-name="T78">ﰈ</text:span></text:p>
      <text:p text:style-name="P67"><text:span text:style-name="T1"><text:s/></text:span><text:span text:style-name="T78">ﰉ</text:span><text:span text:style-name="T1"> </text:span><text:span text:style-name="T78">ﰊ</text:span><text:span text:style-name="T1"> </text:span><text:span text:style-name="T78">ﰋ</text:span><text:span text:style-name="T1"> </text:span><text:span text:style-name="T1"><text:s/></text:span><text:span text:style-name="T78">ﰌ</text:span><text:span text:style-name="T1"> <text:s/></text:span><text:span text:style-name="T78">ﰍ</text:span><text:span text:style-name="T1"> </text:span><text:span text:style-name="T78">ﰎ</text:span><text:span text:style-name="T1"> </text:span><text:span text:style-name="T78">ﰏ</text:span><text:span text:style-name="T1"> </text:span><text:span text:style-name="T78">ﰐ</text:span><text:span text:style-name="T1"> </text:span><text:span text:style-name="T78">ﰑ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561" svg:font-family="MSI_Z561" style:font-pitch="variable"/>
    <style:font-face style:name="MSI_Z562" svg:font-family="MSI_Z562" style:font-pitch="variable"/>
    <style:font-face style:name="MSI_Z563" svg:font-family="MSI_Z563" style:font-pitch="variable"/>
    <style:font-face style:name="MSI_Z564" svg:font-family="MSI_Z564" style:font-pitch="variable"/>
    <style:font-face style:name="MSI_Z565" svg:font-family="MSI_Z565" style:font-pitch="variable"/>
    <style:font-face style:name="MSI_Z566" svg:font-family="MSI_Z566" style:font-pitch="variable"/>
    <style:font-face style:name="MSI_Z567" svg:font-family="MSI_Z567" style:font-pitch="variable"/>
    <style:font-face style:name="MSI_Z568" svg:font-family="MSI_Z568" style:font-pitch="variable"/>
    <style:font-face style:name="MSI_Z569" svg:font-family="MSI_Z569" style:font-pitch="variable"/>
    <style:font-face style:name="MSI_Z570" svg:font-family="MSI_Z570" style:font-pitch="variable"/>
    <style:font-face style:name="MSI_Z571" svg:font-family="MSI_Z571" style:font-pitch="variable"/>
    <style:font-face style:name="MSI_Z572" svg:font-family="MSI_Z572" style:font-pitch="variable"/>
    <style:font-face style:name="MSI_Z573" svg:font-family="MSI_Z573" style:font-pitch="variable"/>
    <style:font-face style:name="MSI_Z574" svg:font-family="MSI_Z574" style:font-pitch="variable"/>
    <style:font-face style:name="MSI_Z575" svg:font-family="MSI_Z575" style:font-pitch="variable"/>
    <style:font-face style:name="MSI_Z576" svg:font-family="MSI_Z576" style:font-pitch="variable"/>
    <style:font-face style:name="MSI_Z577" svg:font-family="MSI_Z577" style:font-pitch="variable"/>
    <style:font-face style:name="MSI_Z578" svg:font-family="MSI_Z578" style:font-pitch="variable"/>
    <style:font-face style:name="MSI_Z579" svg:font-family="MSI_Z579" style:font-pitch="variable"/>
    <style:font-face style:name="MSI_Z580" svg:font-family="MSI_Z580" style:font-pitch="variable"/>
    <style:font-face style:name="MSI_Z581" svg:font-family="MSI_Z581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QCF_P561" svg:font-family="QCF_P561" style:font-family-generic="roman" style:font-pitch="variable"/>
    <style:font-face style:name="QCF_P562" svg:font-family="QCF_P562" style:font-family-generic="roman" style:font-pitch="variable"/>
    <style:font-face style:name="QCF_P563" svg:font-family="QCF_P563" style:font-family-generic="roman" style:font-pitch="variable"/>
    <style:font-face style:name="QCF_P564" svg:font-family="QCF_P564" style:font-family-generic="roman" style:font-pitch="variable"/>
    <style:font-face style:name="QCF_P565" svg:font-family="QCF_P565" style:font-family-generic="roman" style:font-pitch="variable"/>
    <style:font-face style:name="QCF_P566" svg:font-family="QCF_P566" style:font-family-generic="roman" style:font-pitch="variable"/>
    <style:font-face style:name="QCF_P567" svg:font-family="QCF_P567" style:font-family-generic="roman" style:font-pitch="variable"/>
    <style:font-face style:name="QCF_P568" svg:font-family="QCF_P568" style:font-family-generic="roman" style:font-pitch="variable"/>
    <style:font-face style:name="QCF_P569" svg:font-family="QCF_P569" style:font-family-generic="roman" style:font-pitch="variable"/>
    <style:font-face style:name="QCF_P570" svg:font-family="QCF_P570" style:font-family-generic="roman" style:font-pitch="variable"/>
    <style:font-face style:name="QCF_P571" svg:font-family="QCF_P571" style:font-family-generic="roman" style:font-pitch="variable"/>
    <style:font-face style:name="QCF_P572" svg:font-family="QCF_P572" style:font-family-generic="roman" style:font-pitch="variable"/>
    <style:font-face style:name="QCF_P573" svg:font-family="QCF_P573" style:font-family-generic="roman" style:font-pitch="variable"/>
    <style:font-face style:name="QCF_P574" svg:font-family="QCF_P574" style:font-family-generic="roman" style:font-pitch="variable"/>
    <style:font-face style:name="QCF_P575" svg:font-family="QCF_P575" style:font-family-generic="roman" style:font-pitch="variable"/>
    <style:font-face style:name="QCF_P576" svg:font-family="QCF_P576" style:font-family-generic="roman" style:font-pitch="variable"/>
    <style:font-face style:name="QCF_P577" svg:font-family="QCF_P577" style:font-family-generic="roman" style:font-pitch="variable"/>
    <style:font-face style:name="QCF_P578" svg:font-family="QCF_P578" style:font-family-generic="roman" style:font-pitch="variable"/>
    <style:font-face style:name="QCF_P579" svg:font-family="QCF_P579" style:font-family-generic="roman" style:font-pitch="variable"/>
    <style:font-face style:name="QCF_P580" svg:font-family="QCF_P580" style:font-family-generic="roman" style:font-pitch="variable"/>
    <style:font-face style:name="QCF_P581" svg:font-family="QCF_P58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5701" svg:font-family="QCF_P570" style:font-family-generic="system" style:font-pitch="variable"/>
    <style:font-face style:name="QCF_P5751" svg:font-family="QCF_P575" style:font-family-generic="system" style:font-pitch="variable"/>
    <style:font-face style:name="QCF_P5771" svg:font-family="QCF_P577" style:font-family-generic="system" style:font-pitch="variable"/>
    <style:font-face style:name="QCF_P5781" svg:font-family="QCF_P578" style:font-family-generic="system" style:font-pitch="variable"/>
    <style:font-face style:name="QCF_P5791" svg:font-family="QCF_P579" style:font-family-generic="system" style:font-pitch="variable"/>
    <style:font-face style:name="QCF_P5801" svg:font-family="QCF_P580" style:font-family-generic="system" style:font-pitch="variable"/>
    <style:font-face style:name="QCF_P5811" svg:font-family="QCF_P58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75019c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T1" style:family="text">
      <style:text-properties style:font-name="Liberation Sans Narrow" fo:font-size="10pt" officeooo:rsid="0075019c" style:font-size-asian="8pt" style:font-size-complex="8pt"/>
    </style:style>
    <style:style style:name="MT2" style:family="text">
      <style:text-properties style:font-name="Liberation Sans Narrow" fo:font-size="10pt" officeooo:rsid="01dabfa1" style:font-size-asian="8pt" style:font-size-complex="8pt"/>
    </style:style>
    <style:style style:name="MT3" style:family="text">
      <style:text-properties style:font-name="Liberation Sans Narrow" fo:font-size="10pt" officeooo:rsid="020e48e7" style:font-size-asian="8pt" style:font-size-complex="8pt"/>
    </style:style>
    <style:style style:name="MT4" style:family="text">
      <style:text-properties style:font-name="Liberation Sans Narrow" fo:font-size="10pt" officeooo:rsid="02271e55" style:font-size-asian="8pt" style:font-size-complex="8pt"/>
    </style:style>
    <style:style style:name="MT5" style:family="text">
      <style:text-properties style:font-name="Liberation Sans Narrow" fo:font-size="10pt" officeooo:rsid="015e6cbb" style:font-size-asian="8pt" style:font-size-complex="8pt"/>
    </style:style>
    <style:style style:name="MT6" style:family="text">
      <style:text-properties style:font-name="Liberation Sans Narrow" fo:font-size="10pt" officeooo:rsid="0075019c" style:font-size-asian="10pt" style:font-size-complex="10pt"/>
    </style:style>
    <style:style style:name="MT7" style:family="text">
      <style:text-properties style:font-name="Liberation Sans Narrow" fo:font-size="10pt" officeooo:rsid="01dff3d2" style:font-size-asian="10pt" style:font-size-complex="10pt"/>
    </style:style>
    <style:style style:name="MT8" style:family="text">
      <style:text-properties style:font-name="Liberation Sans Narrow" fo:font-size="10pt" officeooo:rsid="020fbc37" style:font-size-asian="10pt" style:font-size-complex="10pt"/>
    </style:style>
    <style:style style:name="MT9" style:family="text">
      <style:text-properties style:font-name="Liberation Sans Narrow" fo:font-size="10pt" officeooo:rsid="02271e55" style:font-size-asian="10pt" style:font-size-complex="10pt"/>
    </style:style>
    <style:style style:name="MT10" style:family="text">
      <style:text-properties style:font-name="Liberation Sans Narrow" fo:font-size="10pt" officeooo:rsid="016128c4" style:font-size-asian="10pt" style:font-size-complex="10pt"/>
    </style:style>
    <style:style style:name="MT11" style:family="text">
      <style:text-properties style:font-name="Liberation Sans Narrow" fo:font-size="10pt" officeooo:rsid="01c515fe" style:font-size-asian="10pt" style:font-size-complex="10pt"/>
    </style:style>
    <style:style style:name="MT12" style:family="text">
      <style:text-properties style:font-name="Liberation Sans Narrow" fo:font-size="10pt" officeooo:rsid="0163d1a8" style:font-size-asian="10pt" style:font-size-complex="10pt"/>
    </style:style>
    <style:style style:name="MT13" style:family="text">
      <style:text-properties style:font-name="Liberation Sans Narrow" fo:font-size="10pt" officeooo:rsid="019c7e8c" style:font-size-asian="8pt" style:font-size-complex="8pt"/>
    </style:style>
    <style:style style:name="MT14" style:family="text">
      <style:text-properties style:font-name="Liberation Sans Narrow" fo:font-size="10pt" officeooo:rsid="01e3d5c0" style:font-size-asian="8pt" style:font-size-complex="8pt"/>
    </style:style>
    <style:style style:name="MT15" style:family="text">
      <style:text-properties style:font-name="Liberation Sans Narrow" fo:font-size="10pt" officeooo:rsid="02283a3c" style:font-size-asian="8pt" style:font-size-complex="8pt"/>
    </style:style>
    <style:style style:name="MT16" style:family="text">
      <style:text-properties style:font-name="Liberation Sans Narrow" fo:font-size="10pt" officeooo:rsid="01c0fc98" style:font-size-asian="8pt" style:font-size-complex="8pt"/>
    </style:style>
    <style:style style:name="MT17" style:family="text">
      <style:text-properties style:font-name="Liberation Sans Narrow" fo:font-size="10pt" officeooo:rsid="022a39ed" style:font-size-asian="8pt" style:font-size-complex="8pt"/>
    </style:style>
    <style:style style:name="MT18" style:family="text">
      <style:text-properties style:font-name="Liberation Sans Narrow" fo:font-size="10pt" officeooo:rsid="022c1a40" style:font-size-asian="8pt" style:font-size-complex="8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urat </text:span><text:span text:style-name="MT2">A</text:span><text:span text:style-name="MT3">l </text:span><text:span text:style-name="MT4">Mulk</text:span><text:span text:style-name="MT1"><text:tab/><text:tab/>Juz </text:span><text:span text:style-name="MT5">2</text:span><text:span text:style-name="MT4">9</text:span></text:p>
      </style:header>
      <style:footer>
        <text:p text:style-name="MP2"><text:page-number text:select-page="current">563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6">Surat </text:span><text:span text:style-name="MT7">A</text:span><text:span text:style-name="MT8">l </text:span><text:span text:style-name="MT9">Qalam</text:span><text:span text:style-name="MT6"><text:tab/><text:tab/>Juz </text:span><text:span text:style-name="MT10">2</text:span><text:span text:style-name="MT9">9</text:span></text:p>
      </style:header>
      <style:footer>
        <text:p text:style-name="MP2"><text:page-number text:select-page="current">565</text:page-number></text:p>
      </style:footer>
    </style:master-page>
    <style:master-page style:name="ganti_20_surat2" style:display-name="ganti surat2" style:page-layout-name="Mpm9">
      <style:header>
        <text:p text:style-name="MP3"><text:span text:style-name="MT6">Surat </text:span><text:span text:style-name="MT11">A</text:span><text:span text:style-name="MT8">l </text:span><text:span text:style-name="MT9">Haqqah</text:span><text:span text:style-name="MT11"><text:tab/><text:tab/></text:span><text:span text:style-name="MT6">Juz </text:span><text:span text:style-name="MT12">2</text:span><text:span text:style-name="MT9">9</text:span></text:p>
      </style:header>
      <style:footer>
        <text:p text:style-name="MP2"><text:page-number text:select-page="current">567</text:page-number></text:p>
      </style:footer>
    </style:master-page>
    <style:master-page style:name="ganti_20_surat3" style:display-name="ganti surat3" style:page-layout-name="Mpm1">
      <style:header>
        <text:p text:style-name="MP1"><text:span text:style-name="MT1">Surat </text:span><text:span text:style-name="MT13">A</text:span><text:span text:style-name="MT4">l Ma’arij</text:span><text:span text:style-name="MT1"><text:tab/><text:tab/>Juz </text:span><text:span text:style-name="MT5">2</text:span><text:span text:style-name="MT4">9</text:span></text:p>
      </style:header>
      <style:footer>
        <text:p text:style-name="MP2"><text:page-number text:select-page="current">569</text:page-number></text:p>
      </style:footer>
    </style:master-page>
    <style:master-page style:name="ganti_20_surat4" style:display-name="ganti surat4" style:page-layout-name="Mpm1">
      <style:header>
        <text:p text:style-name="MP1"><text:span text:style-name="MT1">Surat </text:span><text:span text:style-name="MT4">Nuh</text:span><text:span text:style-name="MT1"><text:tab/><text:tab/>Juz </text:span><text:span text:style-name="MT5">2</text:span><text:span text:style-name="MT4">9</text:span></text:p>
      </style:header>
      <style:footer>
        <text:p text:style-name="MP2"><text:page-number text:select-page="current">571</text:page-number></text:p>
      </style:footer>
    </style:master-page>
    <style:master-page style:name="ganti_20_surat5" style:display-name="ganti surat5" style:page-layout-name="Mpm1">
      <style:header>
        <text:p text:style-name="MP1"><text:span text:style-name="MT1">Surat </text:span><text:span text:style-name="MT14">Al </text:span><text:span text:style-name="MT15">Jinn</text:span><text:span text:style-name="MT1"><text:tab/><text:tab/>Juz </text:span><text:span text:style-name="MT5">2</text:span><text:span text:style-name="MT15">9</text:span></text:p>
      </style:header>
      <style:footer>
        <text:p text:style-name="MP2"><text:page-number text:select-page="current">573</text:page-number></text:p>
      </style:footer>
    </style:master-page>
    <style:master-page style:name="ganti_20_surat6" style:display-name="ganti surat6" style:page-layout-name="Mpm1">
      <style:header>
        <text:p text:style-name="MP1"><text:span text:style-name="MT1">Surat </text:span><text:span text:style-name="MT16">A</text:span><text:span text:style-name="MT15">l Muzzammil</text:span><text:span text:style-name="MT1"><text:tab/><text:tab/>Juz </text:span><text:span text:style-name="MT5">2</text:span><text:span text:style-name="MT15">9</text:span></text:p>
      </style:header>
      <style:footer>
        <text:p text:style-name="MP2"><text:page-number text:select-page="current">574</text:page-number></text:p>
      </style:footer>
    </style:master-page>
    <style:master-page style:name="ganti_20_surat7" style:display-name="ganti surat7" style:page-layout-name="Mpm1">
      <style:header>
        <text:p text:style-name="MP1"><text:span text:style-name="MT1">Surat </text:span><text:span text:style-name="MT2">A</text:span><text:span text:style-name="MT15">l Muddatstsir</text:span><text:span text:style-name="MT1"><text:tab/><text:tab/>Juz </text:span><text:span text:style-name="MT5">2</text:span><text:span text:style-name="MT15">9</text:span></text:p>
      </style:header>
      <style:footer>
        <text:p text:style-name="MP2"><text:page-number text:select-page="current">576</text:page-number></text:p>
      </style:footer>
    </style:master-page>
    <style:master-page style:name="ganti_20_surat8" style:display-name="ganti surat8" style:page-layout-name="Mpm1">
      <style:header>
        <text:p text:style-name="MP1"><text:span text:style-name="MT1">Surat </text:span><text:span text:style-name="MT2">A</text:span><text:span text:style-name="MT15">l Qiyamah</text:span><text:span text:style-name="MT1"><text:tab/><text:tab/>Juz </text:span><text:span text:style-name="MT5">2</text:span><text:span text:style-name="MT15">9</text:span></text:p>
      </style:header>
      <style:footer>
        <text:p text:style-name="MP2"><text:page-number text:select-page="current">577</text:page-number></text:p>
      </style:footer>
    </style:master-page>
    <style:master-page style:name="ganti_20_surat9" style:display-name="ganti surat9" style:page-layout-name="Mpm1">
      <style:header>
        <text:p text:style-name="MP1"><text:span text:style-name="MT1">Surat </text:span><text:span text:style-name="MT2">A</text:span><text:span text:style-name="MT17">l Insan</text:span><text:span text:style-name="MT1"><text:tab/><text:tab/>Juz </text:span><text:span text:style-name="MT5">2</text:span><text:span text:style-name="MT17">9</text:span></text:p>
      </style:header>
      <style:footer>
        <text:p text:style-name="MP2"><text:page-number text:select-page="current">579</text:page-number></text:p>
      </style:footer>
    </style:master-page>
    <style:master-page style:name="ganti_20_surat10" style:display-name="ganti surat10" style:page-layout-name="Mpm1">
      <style:header>
        <text:p text:style-name="MP1"><text:span text:style-name="MT1">Surat </text:span><text:span text:style-name="MT2">A</text:span><text:span text:style-name="MT17">l </text:span><text:span text:style-name="MT18">Mursalat</text:span><text:span text:style-name="MT1"><text:tab/><text:tab/>Juz </text:span><text:span text:style-name="MT5">2</text:span><text:span text:style-name="MT17">9</text:span></text:p>
      </style:header>
      <style:footer>
        <text:p text:style-name="MP2"><text:page-number text:select-page="current">58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4-19T17:13:56.091575609</dc:date>
    <meta:editing-duration>PT22H56M1S</meta:editing-duration>
    <meta:editing-cycles>521</meta:editing-cycles>
    <meta:generator>LibreOffice/6.4.2.2$Linux_X86_64 LibreOffice_project/4e471d8c02c9c90f512f7f9ead8875b57fcb1ec3</meta:generator>
    <meta:document-statistic meta:table-count="0" meta:image-count="0" meta:object-count="0" meta:page-count="20" meta:paragraph-count="321" meta:word-count="3049" meta:character-count="6404" meta:non-whitespace-character-count="3450"/>
  </office:meta>
</office:document-meta>
</file>